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22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30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94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7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37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9.53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0.99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draw:stroke-linejoin="miter" draw:fill="solid" draw:fill-color="#ff3333" draw:opacity="0%"/>
    </style:style>
    <style:style style:name="gr12" style:family="graphic" style:parent-style-name="standard">
      <style:graphic-properties draw:stroke="none" svg:stroke-width="0.035cm" draw:stroke-linejoin="miter" draw:fill="solid" draw:fill-color="#ff3333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1.80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2.148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objectwithoutfill">
      <style:graphic-properties draw:stroke="solid"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6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478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572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0.364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7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2.48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3.2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86cm" fo:min-width="12.666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76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5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46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5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0.624cm" fo:padding-top="0.151cm" fo:padding-bottom="0.151cm" fo:padding-left="0.276cm" fo:padding-right="0.276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0.986cm" fo:min-width="14.788cm" fo:padding-top="0.142cm" fo:padding-bottom="0.142cm" fo:padding-left="0.267cm" fo:padding-right="0.267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82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581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0.968cm" fo:min-width="12.648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middle" draw:auto-grow-height="false" fo:min-height="0.968cm" fo:min-width="12.454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3.7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3.925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.494cm" fo:min-width="3.533cm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3333" draw:opacity="0%"/>
    </style:style>
    <style:style style:name="P6" style:family="paragraph">
      <loext:graphic-properties draw:fill="solid" draw:fill-color="#ff3333"/>
    </style:style>
    <style:style style:name="P7" style:family="paragraph">
      <loext:graphic-properties draw:fill-color="#ffffff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0.756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!= null$§svg§600§TRUE§</svg:desc>
          <draw:polygon draw:style-name="gr2" draw:text-style-name="P2" draw:layer="layout" svg:width="9.837cm" svg:height="0.632cm" svg:x="17.574cm" svg:y="-7.387cm" svg:viewBox="0 0 9838 633" draw:points="4919,633 0,633 0,0 9838,0 9838,633">
            <text:p/>
          </draw:polygon>
          <draw:path draw:style-name="gr3" draw:text-style-name="P3" draw:layer="layout" svg:width="0.478cm" svg:height="0.457cm" svg:x="17.601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21cm" svg:y="-7.341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47cm" svg:y="-7.357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282cm" svg:y="-7.341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25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7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0.88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15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572cm" svg:y="-6.992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1.91cm" svg:y="-6.99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153cm" svg:y="-6.99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787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432cm" svg:y="-7.18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12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24.034cm" svg:y="-6.95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298cm" svg:y="-7.341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4.815cm" svg:y="-7.38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4.967cm" svg:y="-7.38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191cm" svg:y="-7.364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541cm" svg:y="-7.13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226cm" svg:y="-7.182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25cm" svg:y="-7.182cm" svg:viewBox="0 0 346 304" svg:d="M215 260c7 27 32 44 60 44 23 0 38-15 50-36 11-25 21-66 21-66 0-8-8-8-10-8-5 0-7 4-9 13-8 36-21 82-50 82-13 0-21-8-21-30 0-16 8-46 14-71l19-72c2-10 9-36 11-46 4-15 10-40 10-45 0-12-10-17-19-17-4 0-21 0-27 22-13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015cm" svg:y="-7.349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228cm" svg:y="-7.349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4" draw:text-style-name="P1" xml:id="id2" draw:id="id2" draw:layer="layout" svg:width="10.84cm" svg:height="1.27cm" svg:x="17.354cm" svg:y="5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', P'' != null$§svg§600§TRUE§</svg:desc>
          <draw:polygon draw:style-name="gr2" draw:text-style-name="P2" draw:layer="layout" svg:width="10.177cm" svg:height="0.632cm" svg:x="17.597cm" svg:y="5.488cm" svg:viewBox="0 0 10178 633" draw:points="5090,633 0,633 0,0 10178,0 10178,633">
            <text:p/>
          </draw:polygon>
          <draw:path draw:style-name="gr3" draw:text-style-name="P3" draw:layer="layout" svg:width="0.478cm" svg:height="0.457cm" svg:x="17.624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144cm" svg:y="5.534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8.87cm" svg:y="5.518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9.305cm" svg:y="5.534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9.848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0.49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873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21.095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359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783cm" svg:y="5.88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121cm" svg:y="5.88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2.364cm" svg:y="5.88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2.999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3.643cm" svg:y="5.69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021cm" svg:y="5.48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4.175cm" svg:y="5.48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01cm" svg:x="24.397cm" svg:y="5.91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4.663cm" svg:y="5.53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25.178cm" svg:y="5.48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25.332cm" svg:y="5.486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25.554cm" svg:y="5.511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25.905cm" svg:y="5.745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6.589cm" svg:y="5.693cm" svg:viewBox="0 0 363 304" svg:d="M40 257c-2 11-6 26-6 30 0 11 10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88cm" svg:y="5.693cm" svg:viewBox="0 0 346 304" svg:d="M215 260c7 27 32 44 60 44 23 0 38-15 50-36 11-25 21-66 21-66 0-8-8-8-10-8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38cm" svg:y="5.526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27.591cm" svg:y="5.526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ustom-shape draw:style-name="gr5" draw:text-style-name="P1" xml:id="id5" draw:id="id5" draw:layer="layout" svg:width="10.474cm" svg:height="1.27cm" svg:x="23.44cm" svg:y="11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', P_{new} = p'', p'' != null$§svg§600§TRUE§</svg:desc>
          <draw:polygon draw:style-name="gr2" draw:text-style-name="P2" draw:layer="layout" svg:width="10.147cm" svg:height="0.632cm" svg:x="23.734cm" svg:y="12.369cm" svg:viewBox="0 0 10148 633" draw:points="5073,633 0,633 0,0 10148,0 10148,633">
            <text:p/>
          </draw:polygon>
          <draw:path draw:style-name="gr3" draw:text-style-name="P3" draw:layer="layout" svg:width="0.478cm" svg:height="0.457cm" svg:x="23.761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4.281cm" svg:y="12.41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007cm" svg:y="12.39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5.442cm" svg:y="12.415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5.986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6.63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7.01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7.162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27.386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7.65cm" svg:y="12.41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074cm" svg:y="12.764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8.412cm" svg:y="12.76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8.655cm" svg:y="12.764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29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9.934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312cm" svg:y="12.367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30.466cm" svg:y="12.36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30.688cm" svg:y="12.79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30.907cm" svg:y="12.57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1.285cm" svg:y="12.36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31.439cm" svg:y="12.36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31.661cm" svg:y="12.392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32.01cm" svg:y="12.62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2.696cm" svg:y="12.574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33.095cm" svg:y="12.574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487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3.698cm" svg:y="12.407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6.93cm" svg:y1="-7.009cm" svg:x2="17.354cm" svg:y2="5.657cm" draw:start-shape="id1" draw:start-glue-point="3" draw:end-shape="id2" draw:end-glue-point="3" svg:d="M16930-7009c-777 0-989 12666 424 12666" svg:viewBox="0 0 1036 12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238cm" svg:y="8.605cm" svg:viewBox="0 0 3844 519" draw:points="1923,519 0,519 0,0 3844,0 3844,519">
            <text:p/>
          </draw:polygon>
          <draw:path draw:style-name="gr3" draw:text-style-name="P3" draw:layer="layout" svg:width="0.314cm" svg:height="0.417cm" svg:x="23.255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605cm" svg:y="8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954cm" svg:y="8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401cm" svg:y="8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652cm" svg:y="8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996cm" svg:y="8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368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737cm" svg:y="8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092cm" svg:y="8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419cm" svg:y="8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767cm" svg:y="8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6" draw:text-style-name="P4" draw:layer="layout" draw:type="curve" draw:line-skew="0cm -0.558cm" svg:x1="16.93cm" svg:y1="-7.009cm" svg:x2="22.308cm" svg:y2="-7.644cm" draw:start-shape="id1" draw:start-glue-point="3" draw:end-shape="id1" draw:end-glue-point="0" svg:d="M16930-7009c-777 0-648-856 891-1418s4487-831 4487 783" svg:viewBox="0 0 5845 185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9.629cm" svg:y="3.102cm" svg:viewBox="0 0 1125 598" draw:points="563,598 0,598 0,0 1125,0 1125,598">
            <text:p/>
          </draw:polygon>
          <draw:path draw:style-name="gr3" draw:text-style-name="P3" draw:layer="layout" svg:width="0.305cm" svg:height="0.409cm" svg:x="29.65cm" svg:y="3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1cm" svg:y="3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0.33cm" svg:y="3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0.636cm" svg:y="3.288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svg:x1="28.194cm" svg:y1="5.657cm" svg:x2="29.308cm" svg:y2="-0.856cm" draw:start-shape="id2" draw:start-glue-point="1" draw:end-shape="id3" draw:end-glue-point="2" svg:d="M28194 5657c743 0 1114-2171 1114-6513" svg:viewBox="0 0 1115 6514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238cm" svg:y="9.307cm" svg:viewBox="0 0 3889 564" draw:points="1945,564 0,564 0,0 3889,0 3889,564">
            <text:p/>
          </draw:polygon>
          <draw:path draw:style-name="gr3" draw:text-style-name="P3" draw:layer="layout" svg:width="0.314cm" svg:height="0.417cm" svg:x="23.255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605cm" svg:y="9.3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954cm" svg:y="9.3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401cm" svg:y="9.3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661cm" svg:y="9.3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085cm" svg:y="9.6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423cm" svg:y="9.6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666cm" svg:y="9.6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137cm" svg:y="9.3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464cm" svg:y="9.5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12cm" svg:y="9.3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4.7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4.7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0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5.4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5.743cm" svg:y="-5.99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4" draw:id="id4" draw:layer="layout" svg:width="12.406cm" svg:height="1.27cm" svg:x="0.294cm" svg:y="1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= null$§svg§600§TRUE§</svg:desc>
          <draw:polygon draw:style-name="gr2" draw:text-style-name="P2" draw:layer="layout" svg:width="11.781cm" svg:height="0.668cm" svg:x="0.558cm" svg:y="1.66cm" svg:viewBox="0 0 11782 669" draw:points="5892,669 0,669 0,0 11782,0 11782,669">
            <text:p/>
          </draw:polygon>
          <draw:path draw:style-name="gr3" draw:text-style-name="P3" draw:layer="layout" svg:width="0.478cm" svg:height="0.457cm" svg:x="0.585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05cm" svg:y="1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.831cm" svg:y="1.69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66cm" svg:y="1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84cm" svg:y="1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29cm" svg:y="1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3.452cm" svg:y="1.66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1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3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4.347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25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4.94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66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44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5.698cm" svg:y="1.658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238cm" svg:height="0.668cm" svg:x="5.91cm" svg:y="1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7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6.636cm" svg:y="1.70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58cm" svg:y="2.05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96cm" svg:y="2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39cm" svg:y="2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74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18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32cm" svg:y="2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9.549cm" svg:y="1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29cm" svg:y="1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0.081cm" svg:y="1.658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10.47cm" svg:y="1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54cm" svg:y="1.865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0-110 40-148 0-45-29-72-76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53cm" svg:y="1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45cm" svg:y="1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12.156cm" svg:y="1.698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</draw:g>
        <draw:connector draw:style-name="gr6" draw:text-style-name="P4" draw:layer="layout" draw:type="curve" svg:x1="16.93cm" svg:y1="-7.009cm" svg:x2="12.7cm" svg:y2="1.987cm" draw:start-shape="id1" draw:start-glue-point="3" draw:end-shape="id4" draw:end-glue-point="1" svg:d="M16930-7009c-3172 0-1058 8996-4230 8996" svg:viewBox="0 0 4231 8997">
          <text:p/>
        </draw:connector>
        <draw:connector draw:style-name="gr6" draw:text-style-name="P4" draw:layer="layout" draw:type="curve" draw:line-skew="0.152cm -0.066cm" svg:x1="22.774cm" svg:y1="6.292cm" svg:x2="28.194cm" svg:y2="5.657cm" draw:start-shape="id2" draw:start-glue-point="2" draw:end-shape="id2" draw:end-glue-point="1" svg:d="M22774 6292c0 1005 2936 838 4461 428s1637-1063 959-1063" svg:viewBox="0 0 5817 1385">
          <text:p/>
        </draw:connector>
        <draw:connector draw:style-name="gr6" draw:text-style-name="P4" draw:layer="layout" draw:type="curve" svg:x1="22.774cm" svg:y1="6.292cm" svg:x2="23.44cm" svg:y2="12.619cm" draw:start-shape="id2" draw:start-glue-point="2" draw:end-shape="id5" draw:end-glue-point="3" svg:d="M22774 6292c0 4218 222 6327 666 6327" svg:viewBox="0 0 667 63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6.738cm" svg:y="-5.675cm" svg:viewBox="0 0 3844 519" draw:points="1923,519 0,519 0,0 3844,0 3844,519">
            <text:p/>
          </draw:polygon>
          <draw:path draw:style-name="gr3" draw:text-style-name="P3" draw:layer="layout" svg:width="0.314cm" svg:height="0.417cm" svg:x="16.755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62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62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7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8.152cm" svg:y="-5.62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62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62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9.592cm" svg:y="-5.67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9.919cm" svg:y="-5.4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267cm" svg:y="-5.62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6.738cm" svg:y="-4.873cm" svg:viewBox="0 0 3889 564" draw:points="1945,564 0,564 0,0 3889,0 3889,564">
            <text:p/>
          </draw:polygon>
          <draw:path draw:style-name="gr3" draw:text-style-name="P3" draw:layer="layout" svg:width="0.314cm" svg:height="0.417cm" svg:x="16.755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7.105cm" svg:y="-4.82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7.454cm" svg:y="-4.8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7.901cm" svg:y="-4.87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8.161cm" svg:y="-4.86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51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51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51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9.637cm" svg:y="-4.87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9.964cm" svg:y="-4.6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0.312cm" svg:y="-4.826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7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7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7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7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9.631cm" svg:y="4.102cm" svg:viewBox="0 0 1271 598" draw:points="635,598 0,598 0,0 1271,0 1271,598">
            <text:p/>
          </draw:polygon>
          <draw:path draw:style-name="gr3" draw:text-style-name="P3" draw:layer="layout" svg:width="0.305cm" svg:height="0.409cm" svg:x="29.652cm" svg:y="4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9.982cm" svg:y="4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0.332cm" svg:y="4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0.638cm" svg:y="4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0.784cm" svg:y="4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4.7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4.7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5.1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5.4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5.7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5.916cm" svg:y="-5.167cm" svg:viewBox="0 0 95 177" svg:d="M91 32c0 0 4-7 4-13 0-11-11-19-21-19-15 0-19 11-21 15l-51 146c-2 4-2 6-2 6 0 6 15 10 15 10 2 0 4-2 6-6z">
            <text:p/>
          </draw:path>
        </draw:g>
        <draw:custom-shape draw:style-name="gr8" draw:text-style-name="P1" xml:id="id6" draw:id="id6" draw:layer="layout" svg:width="9.906cm" svg:height="1.27cm" svg:x="17.354cm" svg:y="17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= null$§svg§600§TRUE§</svg:desc>
          <draw:polygon draw:style-name="gr2" draw:text-style-name="P2" draw:layer="layout" svg:width="9.655cm" svg:height="0.632cm" svg:x="17.449cm" svg:y="18.068cm" svg:viewBox="0 0 9656 633" draw:points="4828,633 0,633 0,0 9656,0 9656,633">
            <text:p/>
          </draw:polygon>
          <draw:path draw:style-name="gr3" draw:text-style-name="P3" draw:layer="layout" svg:width="0.478cm" svg:height="0.457cm" svg:x="17.476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996cm" svg:y="18.11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8.722cm" svg:y="18.09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157cm" svg:y="18.114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19.70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34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725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0.947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1.211cm" svg:y="18.114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635cm" svg:y="18.463cm" svg:viewBox="0 0 287 213" svg:d="M36 179c-2 5-6 17-6 19 0 9 10 15 18 15 7 0 15-6 17-11 2-4 5-19 9-29 2-9 8-30 10-42 3-11 5-21 7-32 6-19 6-23 21-42 13-19 34-44 70-44 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1.973cm" svg:y="18.46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216cm" svg:y="18.46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2.851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495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3.873cm" svg:y="18.06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01cm" svg:x="24.095cm" svg:y="18.49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4.314cm" svg:y="18.27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692cm" svg:y="18.06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4.846cm" svg:y="18.06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25.233cm" svg:y="18.32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5.917cm" svg:y="18.273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318cm" svg:y="18.27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6.708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6.921cm" svg:y="18.106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8.677cm" svg:y1="13.254cm" svg:x2="27.26cm" svg:y2="18.319cm" draw:start-shape="id5" draw:start-glue-point="2" draw:end-shape="id6" draw:end-glue-point="1" svg:d="M28677 13254c0 3377-472 5065-1417 5065" svg:viewBox="0 0 1418 50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7.13cm" svg:y="13.984cm" svg:viewBox="0 0 1125 598" draw:points="563,598 0,598 0,0 1125,0 1125,598">
            <text:p/>
          </draw:polygon>
          <draw:path draw:style-name="gr3" draw:text-style-name="P3" draw:layer="layout" svg:width="0.305cm" svg:height="0.409cm" svg:x="27.151cm" svg:y="13.9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2cm" svg:y="13.9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7.831cm" svg:y="14.2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8.137cm" svg:y="14.17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7.132cm" svg:y="14.884cm" svg:viewBox="0 0 1271 598" draw:points="635,598 0,598 0,0 1271,0 1271,598">
            <text:p/>
          </draw:polygon>
          <draw:path draw:style-name="gr3" draw:text-style-name="P3" draw:layer="layout" svg:width="0.305cm" svg:height="0.409cm" svg:x="27.153cm" svg:y="14.8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7.483cm" svg:y="14.882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7.833cm" svg:y="15.18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8.139cm" svg:y="15.0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8.285cm" svg:y="15.07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1.054cm" svg:x1="28.677cm" svg:y1="13.254cm" svg:x2="33.914cm" svg:y2="12.619cm" draw:start-shape="id5" draw:start-glue-point="2" draw:end-shape="id5" draw:end-glue-point="1" svg:d="M28677 13254c0 2358 2878 1965 4381 1217s1633-1852 856-1852" svg:viewBox="0 0 5706 2431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531cm" svg:y="16.184cm" svg:viewBox="0 0 977 598" draw:points="489,598 0,598 0,0 977,0 977,598">
            <text:p/>
          </draw:polygon>
          <draw:path draw:style-name="gr3" draw:text-style-name="P3" draw:layer="layout" svg:width="0.305cm" svg:height="0.409cm" svg:x="30.552cm" svg:y="16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883cm" svg:y="16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232cm" svg:y="16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30.439cm" svg:y="16.905cm" svg:viewBox="0 0 3844 519" draw:points="1923,519 0,519 0,0 3844,0 3844,519">
            <text:p/>
          </draw:polygon>
          <draw:path draw:style-name="gr3" draw:text-style-name="P3" draw:layer="layout" svg:width="0.314cm" svg:height="0.417cm" svg:x="30.456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0.806cm" svg:y="16.9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1.155cm" svg:y="16.9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1.602cm" svg:y="16.9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31.853cm" svg:y="16.9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32.197cm" svg:y="16.9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32.569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938cm" svg:y="16.9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33.293cm" svg:y="16.9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33.62cm" svg:y="17.1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3.968cm" svg:y="16.9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0.507cm" svg:y="17.67cm" svg:viewBox="0 0 3889 564" draw:points="1945,564 0,564 0,0 3889,0 3889,564">
            <text:p/>
          </draw:polygon>
          <draw:path draw:style-name="gr3" draw:text-style-name="P3" draw:layer="layout" svg:width="0.314cm" svg:height="0.417cm" svg:x="30.524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0.874cm" svg:y="17.723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1.223cm" svg:y="17.716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1.67cm" svg:y="17.668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31.93cm" svg:y="17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2.354cm" svg:y="18.025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2.692cm" svg:y="18.025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2.935cm" svg:y="18.025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33.406cm" svg:y="17.668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33.733cm" svg:y="17.90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34.081cm" svg:y="17.71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2.307cm" svg:y1="17.684cm" svg:x2="17.354cm" svg:y2="5.657cm" draw:start-shape="id6" draw:start-glue-point="0" draw:end-shape="id2" draw:end-glue-point="3" svg:d="M22307 17684c0-8544-2736-7119-4168-7990s-1562-4037-785-4037" svg:viewBox="0 0 5426 1202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2.639cm" svg:y="15.605cm" svg:viewBox="0 0 3844 519" draw:points="1923,519 0,519 0,0 3844,0 3844,519">
            <text:p/>
          </draw:polygon>
          <draw:path draw:style-name="gr3" draw:text-style-name="P3" draw:layer="layout" svg:width="0.314cm" svg:height="0.417cm" svg:x="22.656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006cm" svg:y="15.6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3.355cm" svg:y="15.6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3.802cm" svg:y="15.6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053cm" svg:y="15.6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4.397cm" svg:y="15.6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4.769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138cm" svg:y="15.6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5.493cm" svg:y="15.6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5.82cm" svg:y="15.8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168cm" svg:y="15.6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2.639cm" svg:y="16.407cm" svg:viewBox="0 0 3889 564" draw:points="1945,564 0,564 0,0 3889,0 3889,564">
            <text:p/>
          </draw:polygon>
          <draw:path draw:style-name="gr3" draw:text-style-name="P3" draw:layer="layout" svg:width="0.314cm" svg:height="0.417cm" svg:x="22.656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006cm" svg:y="16.4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3.355cm" svg:y="16.4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3.802cm" svg:y="16.4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062cm" svg:y="16.4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4.486cm" svg:y="16.7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4.824cm" svg:y="16.7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067cm" svg:y="16.7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5.538cm" svg:y="16.4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5.865cm" svg:y="16.6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213cm" svg:y="16.4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43cm" svg:x1="17.354cm" svg:y1="18.319cm" svg:x2="22.307cm" svg:y2="18.954cm" draw:start-shape="id6" draw:start-glue-point="3" draw:end-shape="id6" draw:end-glue-point="2" svg:d="M17354 18319c-777 0-647 792 785 1306s4168 751 4168-671" svg:viewBox="0 0 5426 170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8.146cm" svg:y="20.183cm" svg:viewBox="0 0 977 598" draw:points="489,598 0,598 0,0 977,0 977,598">
            <text:p/>
          </draw:polygon>
          <draw:path draw:style-name="gr3" draw:text-style-name="P3" draw:layer="layout" svg:width="0.305cm" svg:height="0.409cm" svg:x="18.167cm" svg:y="20.1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498cm" svg:y="20.1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847cm" svg:y="20.4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8.231cm" svg:y="20.985cm" svg:viewBox="0 0 1125 598" draw:points="563,598 0,598 0,0 1125,0 1125,598">
            <text:p/>
          </draw:polygon>
          <draw:path draw:style-name="gr3" draw:text-style-name="P3" draw:layer="layout" svg:width="0.305cm" svg:height="0.409cm" svg:x="18.252cm" svg:y="20.9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3cm" svg:y="20.9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8.932cm" svg:y="21.2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9.238cm" svg:y="21.1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8.233cm" svg:y="21.885cm" svg:viewBox="0 0 1271 598" draw:points="635,598 0,598 0,0 1271,0 1271,598">
            <text:p/>
          </draw:polygon>
          <draw:path draw:style-name="gr3" draw:text-style-name="P3" draw:layer="layout" svg:width="0.305cm" svg:height="0.409cm" svg:x="18.254cm" svg:y="21.8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8.584cm" svg:y="21.8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8.934cm" svg:y="22.1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9.24cm" svg:y="22.0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9.386cm" svg:y="22.071cm" svg:viewBox="0 0 95 177" svg:d="M91 32c0 0 4-7 4-13 0-11-11-19-21-19-15 0-19 11-21 15l-51 146c-2 4-2 6-2 6 0 6 15 10 15 10 2 0 4-2 6-6z">
            <text:p/>
          </draw:path>
        </draw:g>
        <draw:custom-shape draw:style-name="gr1" draw:text-style-name="P1" xml:id="id3" draw:id="id3" draw:layer="layout" svg:width="10.756cm" svg:height="1.27cm" svg:x="23.93cm" svg:y="-2.1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', P'' = null$§svg§600§TRUE§</svg:desc>
          <draw:polygon draw:style-name="gr2" draw:text-style-name="P2" draw:layer="layout" svg:width="9.653cm" svg:height="0.632cm" svg:x="24.574cm" svg:y="-1.868cm" svg:viewBox="0 0 9654 633" draw:points="4826,633 0,633 0,0 9654,0 9654,633">
            <text:p/>
          </draw:polygon>
          <draw:path draw:style-name="gr3" draw:text-style-name="P3" draw:layer="layout" svg:width="0.478cm" svg:height="0.457cm" svg:x="24.601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5.121cm" svg:y="-1.8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25.847cm" svg:y="-1.838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6.282cm" svg:y="-1.822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6.82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7.47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7.88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28.15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8.572cm" svg:y="-1.4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28.91cm" svg:y="-1.4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9.153cm" svg:y="-1.47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9.788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0.432cm" svg:y="-1.6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30.812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01cm" svg:x="31.034cm" svg:y="-1.43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31.298cm" svg:y="-1.8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119cm" svg:height="0.242cm" svg:x="31.815cm" svg:y="-1.87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31.967cm" svg:y="-1.8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446cm" svg:height="0.157cm" svg:x="32.356cm" svg:y="-1.6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33.04cm" svg:y="-1.663cm" svg:viewBox="0 0 363 304" svg:d="M40 257c-2 11-6 26-6 30 0 11 8 17 19 17 8 0 19-6 25-19 0 0 8-32 11-49l16-61c3-13 7-29 11-44 4-11 8-32 9-34 10-21 46-82 109-82 30 0 36 25 36 48 0 40-32 127-44 156-6 15-6 22-6 30 0 32 23 55 54 55 62 0 89-97 89-102 0-8-8-8-10-8-5 0-5 2-9 13-13 46-36 82-68 82-12 0-16-6-16-21 0-17 6-34 12-47 13-37 40-111 40-149 0-45-29-72-76-72-61 0-93 44-105 59-4-38-30-59-61-59-30 0-43 27-49 38-11 23-21 63-21 65 0 7 6 7 8 7 7 0 7 0 11-15 11-47 25-80 49-80 14 0 21 8 21 31 0 13-2 21-11 57z">
            <text:p/>
          </draw:path>
          <draw:path draw:style-name="gr3" draw:text-style-name="P3" draw:layer="layout" svg:width="0.345cm" svg:height="0.303cm" svg:x="33.439cm" svg:y="-1.6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33.831cm" svg:y="-1.8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34.044cm" svg:y="-1.83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</draw:g>
        <draw:connector draw:style-name="gr6" draw:text-style-name="P4" draw:layer="layout" draw:type="curve" svg:x1="23.93cm" svg:y1="-1.491cm" svg:x2="22.774cm" svg:y2="5.022cm" draw:start-shape="id3" draw:start-glue-point="3" draw:end-shape="id2" draw:end-glue-point="0" svg:d="M23930-1491c-771 0-1156 2171-1156 6513" svg:viewBox="0 0 1157 6514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3.339cm" svg:y="0.424cm" svg:viewBox="0 0 3844 519" draw:points="1923,519 0,519 0,0 3844,0 3844,519">
            <text:p/>
          </draw:polygon>
          <draw:path draw:style-name="gr3" draw:text-style-name="P3" draw:layer="layout" svg:width="0.314cm" svg:height="0.417cm" svg:x="23.356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706cm" svg:y="0.47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055cm" svg:y="0.47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502cm" svg:y="0.42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753cm" svg:y="0.47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097cm" svg:y="0.47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469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838cm" svg:y="0.47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193cm" svg:y="0.42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52cm" svg:y="0.65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868cm" svg:y="0.47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3.339cm" svg:y="1.226cm" svg:viewBox="0 0 3889 564" draw:points="1945,564 0,564 0,0 3889,0 3889,564">
            <text:p/>
          </draw:polygon>
          <draw:path draw:style-name="gr3" draw:text-style-name="P3" draw:layer="layout" svg:width="0.314cm" svg:height="0.417cm" svg:x="23.356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3.706cm" svg:y="1.27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4.055cm" svg:y="1.27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4.502cm" svg:y="1.22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4.762cm" svg:y="1.23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5.186cm" svg:y="1.58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5.524cm" svg:y="1.58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5.767cm" svg:y="1.58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6.238cm" svg:y="1.22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6.565cm" svg:y="1.4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6.913cm" svg:y="1.273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6" draw:text-style-name="P4" draw:layer="layout" draw:type="curve" draw:line-skew="-0.612cm" svg:x1="29.308cm" svg:y1="-2.126cm" svg:x2="34.686cm" svg:y2="-1.491cm" draw:start-shape="id3" draw:start-glue-point="0" draw:end-shape="id3" draw:end-glue-point="1" svg:d="M29308-2126c0-1695 2948-1412 4487-830s1668 1465 891 1465" svg:viewBox="0 0 5845 19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30.333cm" svg:y="-6.298cm" svg:viewBox="0 0 977 598" draw:points="489,598 0,598 0,0 977,0 977,598">
            <text:p/>
          </draw:polygon>
          <draw:path draw:style-name="gr3" draw:text-style-name="P3" draw:layer="layout" svg:width="0.305cm" svg:height="0.409cm" svg:x="30.354cm" svg:y="-6.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6.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4cm" svg:y="-5.9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30.332cm" svg:y="-5.496cm" svg:viewBox="0 0 1125 598" draw:points="563,598 0,598 0,0 1125,0 1125,598">
            <text:p/>
          </draw:polygon>
          <draw:path draw:style-name="gr3" draw:text-style-name="P3" draw:layer="layout" svg:width="0.305cm" svg:height="0.409cm" svg:x="30.353cm" svg:y="-5.4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4cm" svg:y="-5.4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1.033cm" svg:y="-5.1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1.339cm" svg:y="-5.3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30.334cm" svg:y="-4.596cm" svg:viewBox="0 0 1271 598" draw:points="635,598 0,598 0,0 1271,0 1271,598">
            <text:p/>
          </draw:polygon>
          <draw:path draw:style-name="gr3" draw:text-style-name="P3" draw:layer="layout" svg:width="0.305cm" svg:height="0.409cm" svg:x="30.355cm" svg:y="-4.5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0.685cm" svg:y="-4.5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31.035cm" svg:y="-4.2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1.341cm" svg:y="-4.4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1.487cm" svg:y="-4.4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1.819cm" svg:x1="22.774cm" svg:y1="5.022cm" svg:x2="22.308cm" svg:y2="-6.374cm" draw:start-shape="id2" draw:start-glue-point="0" draw:end-shape="id1" svg:d="M22774 5022c0-5817-466-119-466-11396" svg:viewBox="0 0 467 11397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37cm" svg:y="3.492cm" svg:viewBox="0 0 1049 409" draw:points="525,409 0,409 0,0 1049,0 1049,409">
            <text:p/>
          </draw:polygon>
          <draw:path draw:style-name="gr3" draw:text-style-name="P3" draw:layer="layout" svg:width="0.314cm" svg:height="0.417cm" svg:x="21.254cm" svg:y="3.4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98cm" svg:y="3.4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5cm" svg:y="3.4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29.308cm" svg:y1="-2.126cm" svg:x2="27.686cm" svg:y2="-7.009cm" draw:start-shape="id3" draw:start-glue-point="0" draw:end-shape="id1" draw:end-glue-point="1" svg:d="M29308-2126c0-3256-540-4883-1622-4883" svg:viewBox="0 0 1623 4884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7.237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7.254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7.598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7.95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30.438cm" svg:y="15.392cm" svg:viewBox="0 0 1049 409" draw:points="525,409 0,409 0,0 1049,0 1049,409">
            <text:p/>
          </draw:polygon>
          <draw:path draw:style-name="gr3" draw:text-style-name="P3" draw:layer="layout" svg:width="0.314cm" svg:height="0.417cm" svg:x="30.455cm" svg:y="15.3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799cm" svg:y="15.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1.151cm" svg:y="15.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7" draw:id="id7" draw:layer="layout" svg:width="10.072cm" svg:height="1.27cm" svg:x="9.14cm" svg:y="26.3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', P_{new} = p',p'' != null$§svg§600§TRUE§</svg:desc>
          <draw:polygon draw:style-name="gr2" draw:text-style-name="P2" draw:layer="layout" svg:width="9.839cm" svg:height="0.632cm" svg:x="9.235cm" svg:y="26.759cm" svg:viewBox="0 0 9840 633" draw:points="4919,633 0,633 0,0 9840,0 9840,633">
            <text:p/>
          </draw:polygon>
          <draw:path draw:style-name="gr3" draw:text-style-name="P3" draw:layer="layout" svg:width="0.478cm" svg:height="0.457cm" svg:x="9.262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782cm" svg:y="26.805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0.508cm" svg:y="26.789cm" svg:viewBox="0 0 397 489" svg:d="M397 8c0-4 0-8-6-8-3 0-5 0-13 10l-32 38c-17-31-52-48-95-48-86 0-167 78-167 158 0 55 36 85 70 95l72 19c25 6 63 17 63 72 0 59-55 124-122 124-44 0-118-16-118-99 0-15 4-32 4-36 2-2 2-4 2-4 0-8-6-8-8-8-3 0-5 0-7 2s-40 156-40 158c0 4 4 8 8 8 3 0 3-2 11-12l34-38c29 40 74 50 112 50 91 0 171-90 171-173 0-48-23-71-32-78-15-17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943cm" svg:y="26.805cm" svg:viewBox="0 0 312 458" svg:d="M228 51c6-24 8-30 61-30 17 0 23 0 23-13 0-8-8-8-12-8-19 0-68 2-87 2-21 0-71-2-90-2-5 0-13 0-13 13 0 8 6 8 19 8 27 0 46 0 46 13 0 2 0 4-2 10l-91 363c-6 25-8 30-61 30-15 0-21 0-21 14 0 7 8 7 9 7 21 0 69-2 90-2 19 0 68 2 89 2 6 0 13 0 13-13 0-8-5-8-21-8-11 0-15 0-28-2-13 0-17-3-17-11 0-4 2-10 4-15z">
            <text:p/>
          </draw:path>
          <draw:path draw:style-name="gr3" draw:text-style-name="P3" draw:layer="layout" svg:width="0.445cm" svg:height="0.157cm" svg:x="11.486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2.13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2.511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2.733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12.997cm" svg:y="26.805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3.421cm" svg:y="27.154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3.759cm" svg:y="27.15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4.002cm" svg:y="27.154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4.637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5.28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5.659cm" svg:y="26.757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01cm" svg:x="15.881cm" svg:y="27.18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6.1cm" svg:y="26.964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6.478cm" svg:y="26.757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6.632cm" svg:y="26.75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16.854cm" svg:y="26.782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5cm" svg:height="0.157cm" svg:x="17.204cm" svg:y="27.016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7.889cm" svg:y="26.964cm" svg:viewBox="0 0 363 304" svg:d="M40 257c-2 11-6 26-6 30 0 11 8 17 19 17 8 0 19-6 25-19 0 0 7-32 11-49l15-61c4-13 8-29 12-44 4-11 7-32 9-34 10-21 46-82 109-82 30 0 36 25 36 48 0 40-33 127-44 156-6 15-6 22-6 30 0 32 23 55 54 55 62 0 89-97 89-102 0-8-8-8-10-8-5 0-5 2-9 13-13 46-36 82-69 82-11 0-15-6-15-21 0-17 6-34 12-47 13-37 40-111 40-149 0-45-29-72-76-72-61 0-94 44-105 59-4-38-30-59-61-59-30 0-43 27-49 38-12 23-21 63-21 65 0 7 6 7 8 7 7 0 7 0 11-15 11-47 25-80 49-80 14 0 21 8 21 31 0 13-2 21-11 57z">
            <text:p/>
          </draw:path>
          <draw:path draw:style-name="gr3" draw:text-style-name="P3" draw:layer="layout" svg:width="0.345cm" svg:height="0.303cm" svg:x="18.288cm" svg:y="26.964cm" svg:viewBox="0 0 346 304" svg:d="M215 260c7 27 32 44 60 44 23 0 38-15 50-36 11-25 21-66 21-66 0-8-8-8-10-8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8.68cm" svg:y="26.797cm" svg:viewBox="0 0 144 473" svg:d="M144 8c0 0 0-8-7-8-17 0-67 6-84 8-6 0-13 0-13 13 0 8 7 8 17 8 32 0 34 5 34 11l-2 13-85 335c-2 7-4 13-4 23 0 38 30 62 61 62 23 0 40-13 51-38 13-24 21-64 21-66 0-6-6-6-8-6-7 0-7 2-9 12-13 43-25 83-53 83-19 0-19-21-19-30 0-17 0-19 3-33z">
            <text:p/>
          </draw:path>
          <draw:path draw:style-name="gr3" draw:text-style-name="P3" draw:layer="layout" svg:width="0.143cm" svg:height="0.472cm" svg:x="18.891cm" svg:y="26.797cm" svg:viewBox="0 0 144 473" svg:d="M144 8c0 0 0-8-7-8-17 0-67 6-84 8-6 0-13 0-13 13 0 8 7 8 17 8 32 0 34 5 34 11l-2 13-85 335c-2 7-4 13-4 23 0 38 30 62 61 62 23 0 40-13 51-38 13-24 21-64 21-66 0-6-6-6-8-6-7 0-7 2-9 12-12 43-25 83-53 83-19 0-19-21-19-30 0-17 0-19 3-33z">
            <text:p/>
          </draw:path>
        </draw:g>
        <draw:connector draw:style-name="gr6" draw:text-style-name="P4" draw:layer="layout" draw:type="curve" svg:x1="22.307cm" svg:y1="18.954cm" svg:x2="19.212cm" svg:y2="27.009cm" draw:start-shape="id6" draw:start-glue-point="2" draw:end-shape="id7" draw:end-glue-point="1" svg:d="M22307 18954c0 5370-1031 8055-3095 8055" svg:viewBox="0 0 3096 8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2.939cm" svg:y="19.582cm" svg:viewBox="0 0 1049 409" draw:points="525,409 0,409 0,0 1049,0 1049,409">
            <text:p/>
          </draw:polygon>
          <draw:path draw:style-name="gr3" draw:text-style-name="P3" draw:layer="layout" svg:width="0.314cm" svg:height="0.417cm" svg:x="22.956cm" svg:y="19.57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3cm" svg:y="19.58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3.652cm" svg:y="19.58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14.176cm" svg:y1="26.374cm" svg:x2="17.354cm" svg:y2="5.657cm" draw:start-shape="id7" draw:start-glue-point="0" draw:end-shape="id2" draw:end-glue-point="3" svg:d="M14176 26374c0-13812 1059-20717 3178-20717" svg:viewBox="0 0 3179 20718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14.54cm" svg:y="23.394cm" svg:viewBox="0 0 3844 519" draw:points="1923,519 0,519 0,0 3844,0 3844,519">
            <text:p/>
          </draw:polygon>
          <draw:path draw:style-name="gr3" draw:text-style-name="P3" draw:layer="layout" svg:width="0.314cm" svg:height="0.417cm" svg:x="14.557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4.907cm" svg:y="23.44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5.256cm" svg:y="23.44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5.703cm" svg:y="23.39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5.954cm" svg:y="23.44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6.298cm" svg:y="23.44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6.67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7.039cm" svg:y="23.44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7.394cm" svg:y="23.39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7.721cm" svg:y="23.62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069cm" svg:y="23.44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4.54cm" svg:y="24.196cm" svg:viewBox="0 0 3889 564" draw:points="1945,564 0,564 0,0 3889,0 3889,564">
            <text:p/>
          </draw:polygon>
          <draw:path draw:style-name="gr3" draw:text-style-name="P3" draw:layer="layout" svg:width="0.314cm" svg:height="0.417cm" svg:x="14.557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4.907cm" svg:y="24.24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5.256cm" svg:y="24.24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5.703cm" svg:y="24.19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5.963cm" svg:y="24.20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6.387cm" svg:y="24.55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6.725cm" svg:y="24.55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6.968cm" svg:y="24.55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7.439cm" svg:y="24.19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7.766cm" svg:y="24.43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8.114cm" svg:y="24.24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88cm" svg:x1="9.14cm" svg:y1="27.009cm" svg:x2="14.176cm" svg:y2="27.644cm" draw:start-shape="id7" draw:start-glue-point="3" draw:end-shape="id7" draw:end-glue-point="2" svg:d="M9140 27009c-777 0-648 971 805 1619s4231 975 4231-984" svg:viewBox="0 0 5508 2122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3.433cm" svg:y="29.174cm" svg:viewBox="0 0 977 598" draw:points="489,598 0,598 0,0 977,0 977,598">
            <text:p/>
          </draw:polygon>
          <draw:path draw:style-name="gr3" draw:text-style-name="P3" draw:layer="layout" svg:width="0.305cm" svg:height="0.409cm" svg:x="13.454cm" svg:y="29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785cm" svg:y="29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134cm" svg:y="29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3.34cm" svg:y="29.983cm" svg:viewBox="0 0 1049 409" draw:points="525,409 0,409 0,0 1049,0 1049,409">
            <text:p/>
          </draw:polygon>
          <draw:path draw:style-name="gr3" draw:text-style-name="P3" draw:layer="layout" svg:width="0.314cm" svg:height="0.417cm" svg:x="13.357cm" svg:y="29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3.701cm" svg:y="29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4.053cm" svg:y="29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9" draw:text-style-name="P1" xml:id="id8" draw:id="id8" draw:layer="layout" svg:width="10.072cm" svg:height="1.27cm" svg:x="2.84cm" svg:y="10.484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19§latex§$PMSI = p, P_{new} = p,p'' = null$§svg§600§TRUE§</svg:desc>
          <draw:polygon draw:style-name="gr2" draw:text-style-name="P2" draw:layer="layout" svg:width="9.279cm" svg:height="0.632cm" svg:x="2.935cm" svg:y="10.87cm" svg:viewBox="0 0 9280 633" draw:points="4640,633 0,633 0,0 9280,0 9280,633">
            <text:p/>
          </draw:polygon>
          <draw:path draw:style-name="gr3" draw:text-style-name="P3" draw:layer="layout" svg:width="0.478cm" svg:height="0.457cm" svg:x="2.962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3.482cm" svg:y="10.91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4.208cm" svg:y="10.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643cm" svg:y="10.916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5.187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5.831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6.245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6.511cm" svg:y="10.916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33cm" svg:y="11.265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271cm" svg:y="11.26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14cm" svg:y="11.26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49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793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9.207cm" svg:y="11.3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9.424cm" svg:y="11.075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9.804cm" svg:y="10.868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9.956cm" svg:y="10.86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345cm" svg:y="11.1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29cm" svg:y="11.075cm" svg:viewBox="0 0 363 304" svg:d="M40 257c-2 11-6 26-6 30 0 11 10 17 19 17 8 0 19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28cm" svg:y="11.075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82cm" svg:y="10.908cm" svg:viewBox="0 0 144 473" svg:d="M144 8c0 0 0-8-7-8-17 0-67 6-84 8-5 0-13 0-13 13 0 8 8 8 17 8 32 0 34 5 34 11l-2 13-85 335c-2 7-4 13-4 23 0 38 30 62 61 62 23 0 40-13 51-38 13-24 21-64 21-66 0-6-6-6-8-6-7 0-7 2-9 12-11 43-25 83-53 83-19 0-19-21-19-30 0-17 0-19 4-33z">
            <text:p/>
          </draw:path>
          <draw:path draw:style-name="gr3" draw:text-style-name="P3" draw:layer="layout" svg:width="0.143cm" svg:height="0.472cm" svg:x="12.033cm" svg:y="10.908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14.176cm" svg:y1="26.374cm" svg:x2="7.876cm" svg:y2="11.754cm" draw:start-shape="id7" draw:start-glue-point="0" draw:end-shape="id8" draw:end-glue-point="2" svg:d="M14176 26374c0-10965-6300-3655-6300-14620" svg:viewBox="0 0 6301 1462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932cm" svg:y="24.475cm" svg:viewBox="0 0 1125 598" draw:points="563,598 0,598 0,0 1125,0 1125,598">
            <text:p/>
          </draw:polygon>
          <draw:path draw:style-name="gr3" draw:text-style-name="P3" draw:layer="layout" svg:width="0.305cm" svg:height="0.409cm" svg:x="11.953cm" svg:y="2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4cm" svg:y="24.4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2.633cm" svg:y="24.7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939cm" svg:y="24.6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934cm" svg:y="25.375cm" svg:viewBox="0 0 1271 598" draw:points="635,598 0,598 0,0 1271,0 1271,598">
            <text:p/>
          </draw:polygon>
          <draw:path draw:style-name="gr3" draw:text-style-name="P3" draw:layer="layout" svg:width="0.305cm" svg:height="0.409cm" svg:x="11.955cm" svg:y="25.3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2.285cm" svg:y="25.3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2.635cm" svg:y="25.6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941cm" svg:y="25.5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087cm" svg:y="25.561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9" draw:id="id9" draw:layer="layout" svg:width="10.072cm" svg:height="1.27cm" svg:x="-11.66cm" svg:y="1.4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= p, P_{new} = p,p'' != null$§svg§600§TRUE§</svg:desc>
          <draw:polygon draw:style-name="gr2" draw:text-style-name="P2" draw:layer="layout" svg:width="9.465cm" svg:height="0.632cm" svg:x="-11.565cm" svg:y="1.871cm" svg:viewBox="0 0 9466 633" draw:points="4733,633 0,633 0,0 9466,0 9466,633">
            <text:p/>
          </draw:polygon>
          <draw:path draw:style-name="gr3" draw:text-style-name="P3" draw:layer="layout" svg:width="0.478cm" svg:height="0.457cm" svg:x="-11.538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1.018cm" svg:y="1.9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0.292cm" svg:y="1.9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9.857cm" svg:y="1.9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9.313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669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8.255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7.989cm" svg:y="1.9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7.567cm" svg:y="2.2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7.229cm" svg:y="2.2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986cm" svg:y="2.2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6.35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5.707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5.293cm" svg:y="2.3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5.076cm" svg:y="2.0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4.696cm" svg:y="1.86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119cm" svg:height="0.242cm" svg:x="-4.544cm" svg:y="1.8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4.32cm" svg:y="1.8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3.971cm" svg:y="2.1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3.285cm" svg:y="2.0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886cm" svg:y="2.0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2.496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2.283cm" svg:y="1.9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7.876cm" svg:y1="10.484cm" svg:x2="-6.624cm" svg:y2="2.754cm" draw:start-shape="id8" draw:start-glue-point="0" draw:end-shape="id9" draw:end-glue-point="2" svg:d="M7876 10484c0-5797-14500-1933-14500-7730" svg:viewBox="0 0 14501 77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8.04cm" svg:y="9.302cm" svg:viewBox="0 0 1049 409" draw:points="525,409 0,409 0,0 1049,0 1049,409">
            <text:p/>
          </draw:polygon>
          <draw:path draw:style-name="gr3" draw:text-style-name="P3" draw:layer="layout" svg:width="0.314cm" svg:height="0.417cm" svg:x="8.057cm" svg:y="9.29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8.401cm" svg:y="9.3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8.753cm" svg:y="9.3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draw:line-skew="0cm 1.002cm" svg:x1="2.84cm" svg:y1="11.119cm" svg:x2="7.876cm" svg:y2="11.754cm" draw:start-shape="id8" draw:start-glue-point="3" draw:end-shape="id8" draw:end-glue-point="2" svg:d="M2840 11119c-777 0-648 1078 805 1807s4231 1108 4231-1172" svg:viewBox="0 0 5508 237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133cm" svg:y="13.184cm" svg:viewBox="0 0 977 598" draw:points="489,598 0,598 0,0 977,0 977,598">
            <text:p/>
          </draw:polygon>
          <draw:path draw:style-name="gr3" draw:text-style-name="P3" draw:layer="layout" svg:width="0.305cm" svg:height="0.409cm" svg:x="2.154cm" svg:y="13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3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4cm" svg:y="13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.132cm" svg:y="13.986cm" svg:viewBox="0 0 1125 598" draw:points="563,598 0,598 0,0 1125,0 1125,598">
            <text:p/>
          </draw:polygon>
          <draw:path draw:style-name="gr3" draw:text-style-name="P3" draw:layer="layout" svg:width="0.305cm" svg:height="0.409cm" svg:x="2.153cm" svg:y="13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4cm" svg:y="13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.833cm" svg:y="14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3.139cm" svg:y="14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.134cm" svg:y="14.886cm" svg:viewBox="0 0 1271 598" draw:points="635,598 0,598 0,0 1271,0 1271,598">
            <text:p/>
          </draw:polygon>
          <draw:path draw:style-name="gr3" draw:text-style-name="P3" draw:layer="layout" svg:width="0.305cm" svg:height="0.409cm" svg:x="2.155cm" svg:y="14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485cm" svg:y="14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.835cm" svg:y="15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3.141cm" svg:y="15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3.287cm" svg:y="15.072cm" svg:viewBox="0 0 95 177" svg:d="M91 32c0 0 4-7 4-13 0-11-11-19-21-19-15 0-19 11-21 15l-51 146c-2 4-2 6-2 6 0 6 15 10 15 10 2 0 4-2 6-6z">
            <text:p/>
          </draw:path>
        </draw:g>
        <draw:custom-shape draw:style-name="gr9" draw:text-style-name="P1" xml:id="id13" draw:id="id13" draw:layer="layout" svg:width="10.072cm" svg:height="1.27cm" svg:x="-13.96cm" svg:y="9.784cm">
          <text:p/>
          <draw:enhanced-geometry svg:viewBox="0 0 21600 21600" draw:type="rectangle" draw:enhanced-path="M 0 0 L 21600 0 21600 21600 0 21600 0 0 Z N"/>
        </draw:custom-shape>
        <draw:g xml:id="id11" draw:id="id11">
          <svg:title>TexMaths</svg:title>
          <svg:desc>19§latex§$PMSI = p, P_{new} = p'',p'' != null$§svg§600§TRUE§</svg:desc>
          <draw:polygon draw:style-name="gr2" draw:text-style-name="P2" draw:layer="layout" svg:width="9.805cm" svg:height="0.632cm" svg:x="-13.865cm" svg:y="10.171cm" svg:viewBox="0 0 9806 633" draw:points="4904,633 0,633 0,0 9806,0 9806,633">
            <text:p/>
          </draw:polygon>
          <draw:path draw:style-name="gr3" draw:text-style-name="P3" draw:layer="layout" svg:width="0.478cm" svg:height="0.457cm" svg:x="-13.838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3.318cm" svg:y="10.217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-12.592cm" svg:y="10.201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2.157cm" svg:y="10.217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-11.613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10.969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-10.555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8cm" svg:height="0.457cm" svg:x="-10.289cm" svg:y="10.217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9.867cm" svg:y="10.566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-9.529cm" svg:y="10.5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9.286cm" svg:y="10.5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8.651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8.007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7.627cm" svg:y="10.16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-7.475cm" svg:y="10.16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079cm" svg:height="0.201cm" svg:x="-7.251cm" svg:y="10.601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7.034cm" svg:y="10.376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6.656cm" svg:y="10.16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-6.502cm" svg:y="10.16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-6.28cm" svg:y="10.194cm" svg:viewBox="0 0 72 481" svg:d="M46 340l26-306c0-23-17-34-36-34-17 0-36 11-36 34l27 306c0 10 2 16 9 16 8 0 10-4 10-16zM72 445c0-19-15-36-36-36-19 0-36 17-36 36s17 36 36 36c21 0 36-17 36-36z">
            <text:p/>
          </draw:path>
          <draw:path draw:style-name="gr3" draw:text-style-name="P3" draw:layer="layout" svg:width="0.446cm" svg:height="0.157cm" svg:x="-5.929cm" svg:y="10.42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5.245cm" svg:y="10.376cm" svg:viewBox="0 0 363 304" svg:d="M40 257c-2 11-6 26-6 30 0 11 10 17 19 17 8 0 21-6 25-19 0 0 9-32 13-49l14-61c5-13 9-29 11-44 4-11 9-32 9-34 10-21 46-82 111-82 30 0 36 25 36 48 0 40-34 127-44 156-6 15-8 22-8 30 0 32 25 55 56 55 62 0 87-97 87-102 0-8-6-8-8-8-5 0-5 2-9 13-13 46-36 82-69 82-11 0-17-6-17-21 0-17 8-34 14-47 13-37 40-111 40-149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4.846cm" svg:y="10.376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4.454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-4.243cm" svg:y="10.209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6" draw:text-style-name="P4" draw:layer="layout" draw:type="curve" svg:x1="2.935cm" svg:y1="11.185cm" svg:x2="-4.059cm" svg:y2="10.486cm" draw:start-shape="id10" draw:end-shape="id11" draw:end-glue-point="1" svg:d="M2935 11185c-5245 0-1749-699-6994-699" svg:viewBox="0 0 6995 700">
          <text:p/>
        </draw:connector>
        <draw:connector draw:style-name="gr6" draw:text-style-name="P4" draw:layer="layout" draw:type="curve" draw:line-skew="0cm -1.026cm" svg:x1="-11.66cm" svg:y1="2.119cm" svg:x2="-6.624cm" svg:y2="1.484cm" draw:start-shape="id9" draw:start-glue-point="3" draw:end-shape="id9" svg:d="M-11660 2119c-777 0-648-1090 805-1828s4231-1123 4231 1193" svg:viewBox="0 0 5508 239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9.666cm" svg:y="-1.317cm" svg:viewBox="0 0 977 598" draw:points="489,598 0,598 0,0 977,0 977,598">
            <text:p/>
          </draw:polygon>
          <draw:path draw:style-name="gr3" draw:text-style-name="P3" draw:layer="layout" svg:width="0.305cm" svg:height="0.409cm" svg:x="-9.645cm" svg:y="-1.31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314cm" svg:y="-1.31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8.965cm" svg:y="-1.01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custom-shape draw:style-name="gr10" draw:text-style-name="P1" xml:id="id20" draw:id="id20" draw:layer="layout" svg:width="11.532cm" svg:height="1.27cm" svg:x="-6.406cm" svg:y="-6.948cm">
          <text:p/>
          <draw:enhanced-geometry svg:viewBox="0 0 21600 21600" draw:type="rectangle" draw:enhanced-path="M 0 0 L 21600 0 21600 21600 0 21600 0 0 Z N"/>
        </draw:custom-shape>
        <draw:g xml:id="id12" draw:id="id12">
          <svg:title>TexMaths</svg:title>
          <svg:desc>19§latex§$PMSI \notin \left\lbrace p, p', p'' \right\rbrace , P_{new} \notin \left\lbrace p, p', p'' \right\rbrace$§svg§600§TRUE§</svg:desc>
          <draw:polygon draw:style-name="gr11" draw:text-style-name="P5" draw:layer="layout" svg:width="11.103cm" svg:height="0.668cm" svg:x="-6.243cm" svg:y="-6.64cm" svg:viewBox="0 0 11104 669" draw:points="5552,669 0,669 0,0 11104,0 11104,669">
            <text:p/>
          </draw:polygon>
          <draw:path draw:style-name="gr12" draw:text-style-name="P6" draw:layer="layout" svg:width="0.478cm" svg:height="0.457cm" svg:x="-6.216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67cm" svg:height="0.457cm" svg:x="-5.696cm" svg:y="-6.594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12" draw:text-style-name="P6" draw:layer="layout" svg:width="0.396cm" svg:height="0.488cm" svg:x="-4.97cm" svg:y="-6.6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12" draw:text-style-name="P6" draw:layer="layout" svg:width="0.311cm" svg:height="0.457cm" svg:x="-4.535cm" svg:y="-6.594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12" draw:text-style-name="P6" draw:layer="layout" svg:width="0.261cm" svg:height="0.668cm" svg:x="-3.91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-3.972cm" svg:y="-6.499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12" draw:text-style-name="P6" draw:layer="layout" svg:width="0.238cm" svg:height="0.668cm" svg:x="-3.349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-3.08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-2.67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2.454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2.076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079cm" svg:height="0.2cm" svg:x="-1.85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-1.635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-1.257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119cm" svg:height="0.242cm" svg:x="-1.103cm" svg:y="-6.642cm" svg:viewBox="0 0 120 243" svg:d="M116 42c2-10 4-13 4-15 0-16-14-27-29-27-19 0-24 15-26 23l-63 203c0 2-2 8-2 8 0 6 15 9 19 9s4 0 8-7z">
            <text:p/>
          </draw:path>
          <draw:path draw:style-name="gr12" draw:text-style-name="P6" draw:layer="layout" svg:width="0.238cm" svg:height="0.668cm" svg:x="-0.891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12" draw:text-style-name="P6" draw:layer="layout" svg:width="0.079cm" svg:height="0.2cm" svg:x="-0.431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478cm" svg:height="0.457cm" svg:x="-0.165cm" svg:y="-6.59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12" draw:text-style-name="P6" draw:layer="layout" svg:width="0.286cm" svg:height="0.212cm" svg:x="0.257cm" svg:y="-6.24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12" draw:text-style-name="P6" draw:layer="layout" svg:width="0.2cm" svg:height="0.212cm" svg:x="0.595cm" svg:y="-6.24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12" draw:text-style-name="P6" draw:layer="layout" svg:width="0.343cm" svg:height="0.212cm" svg:x="0.839cm" svg:y="-6.24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12" draw:text-style-name="P6" draw:layer="layout" svg:width="0.261cm" svg:height="0.668cm" svg:x="1.547cm" svg:y="-6.64cm" svg:viewBox="0 0 262 669" svg:d="M258 25c4-8 4-12 4-12 0-7-5-13-13-13-6 0-10 2-11 6l-234 638c-4 10-4 12-4 12 0 7 6 13 13 13 10 0 12-4 16-15z">
            <text:p/>
          </draw:path>
          <draw:path draw:style-name="gr12" draw:text-style-name="P6" draw:layer="layout" svg:width="0.335cm" svg:height="0.389cm" svg:x="1.492cm" svg:y="-6.499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12" draw:text-style-name="P6" draw:layer="layout" svg:width="0.238cm" svg:height="0.668cm" svg:x="2.115cm" svg:y="-6.64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12" draw:text-style-name="P6" draw:layer="layout" svg:width="0.349cm" svg:height="0.427cm" svg:x="2.38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079cm" svg:height="0.2cm" svg:x="2.794cm" svg:y="-6.211cm" svg:viewBox="0 0 80 201" svg:d="M80 70c0-43-17-70-44-70-23 0-36 17-36 36 0 17 13 36 36 36 8 0 17-4 25-9 2-2 2-2 4-2v9c0 52-23 92-46 114-8 6-8 8-8 10 0 6 4 7 6 7 8 0 63-51 63-131z">
            <text:p/>
          </draw:path>
          <draw:path draw:style-name="gr12" draw:text-style-name="P6" draw:layer="layout" svg:width="0.349cm" svg:height="0.427cm" svg:x="3.01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3.388cm" svg:y="-6.642cm" svg:viewBox="0 0 120 243" svg:d="M114 42c4-10 6-13 6-15 0-16-14-27-29-27-19 0-24 15-26 23l-63 203c0 2-2 8-2 8 0 6 15 9 19 9 2 0 4 0 6-7z">
            <text:p/>
          </draw:path>
          <draw:path draw:style-name="gr12" draw:text-style-name="P6" draw:layer="layout" svg:width="0.079cm" svg:height="0.2cm" svg:x="3.611cm" svg:y="-6.21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12" draw:text-style-name="P6" draw:layer="layout" svg:width="0.349cm" svg:height="0.427cm" svg:x="3.829cm" svg:y="-6.43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12" draw:text-style-name="P6" draw:layer="layout" svg:width="0.119cm" svg:height="0.242cm" svg:x="4.207cm" svg:y="-6.642cm" svg:viewBox="0 0 120 243" svg:d="M116 42c2-10 4-13 4-15 0-16-14-27-29-27-19 0-24 15-26 23l-63 203c0 2-2 8-2 8 0 6 15 9 19 9s4 0 6-7z">
            <text:p/>
          </draw:path>
          <draw:path draw:style-name="gr12" draw:text-style-name="P6" draw:layer="layout" svg:width="0.119cm" svg:height="0.242cm" svg:x="4.361cm" svg:y="-6.642cm" svg:viewBox="0 0 120 243" svg:d="M116 42c4-10 4-13 4-15 0-16-14-27-29-27-19 0-23 15-26 23l-63 203c0 2-2 8-2 8 0 6 15 9 19 9s4 0 8-7z">
            <text:p/>
          </draw:path>
          <draw:path draw:style-name="gr12" draw:text-style-name="P6" draw:layer="layout" svg:width="0.238cm" svg:height="0.668cm" svg:x="4.574cm" svg:y="-6.64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connector draw:style-name="gr6" draw:text-style-name="P4" draw:layer="layout" draw:type="curve" svg:x1="-11.66cm" svg:y1="2.119cm" svg:x2="-6.243cm" svg:y2="-6.307cm" draw:start-shape="id9" draw:end-shape="id12" draw:end-glue-point="3" svg:d="M-11660 2119c-777 0-3485-8426 5417-8426" svg:viewBox="0 0 6416 842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4.167cm" svg:y="-4.614cm" svg:viewBox="0 0 1125 598" draw:points="563,598 0,598 0,0 1125,0 1125,598">
            <text:p/>
          </draw:polygon>
          <draw:path draw:style-name="gr3" draw:text-style-name="P3" draw:layer="layout" svg:width="0.305cm" svg:height="0.409cm" svg:x="-14.146cm" svg:y="-4.6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5cm" svg:y="-4.6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3.466cm" svg:y="-4.3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3.16cm" svg:y="-4.4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4.165cm" svg:y="-3.714cm" svg:viewBox="0 0 1271 598" draw:points="635,598 0,598 0,0 1271,0 1271,598">
            <text:p/>
          </draw:polygon>
          <draw:path draw:style-name="gr3" draw:text-style-name="P3" draw:layer="layout" svg:width="0.305cm" svg:height="0.409cm" svg:x="-14.144cm" svg:y="-3.7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814cm" svg:y="-3.7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3.464cm" svg:y="-3.4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3.158cm" svg:y="-3.5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3.012cm" svg:y="-3.5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9.659cm" svg:y="-2.008cm" svg:viewBox="0 0 1049 409" draw:points="525,409 0,409 0,0 1049,0 1049,409">
            <text:p/>
          </draw:polygon>
          <draw:path draw:style-name="gr3" draw:text-style-name="P3" draw:layer="layout" svg:width="0.314cm" svg:height="0.417cm" svg:x="-9.642cm" svg:y="-2.0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9.298cm" svg:y="-2.0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8.946cm" svg:y="-2.0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1.66cm" svg:y1="2.119cm" svg:x2="-8.924cm" svg:y2="9.784cm" draw:start-shape="id9" draw:start-glue-point="3" draw:end-shape="id13" draw:end-glue-point="0" svg:d="M-11660 2119c-777 0-648 2075 230 2674s2506-281 2506 4991" svg:viewBox="0 0 3250 7666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13.857cm" svg:y="6.404cm" svg:viewBox="0 0 3844 519" draw:points="1923,519 0,519 0,0 3844,0 3844,519">
            <text:p/>
          </draw:polygon>
          <draw:path draw:style-name="gr3" draw:text-style-name="P3" draw:layer="layout" svg:width="0.314cm" svg:height="0.417cm" svg:x="-13.84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3.49cm" svg:y="6.4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3.141cm" svg:y="6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12.694cm" svg:y="6.4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12.443cm" svg:y="6.4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12.099cm" svg:y="6.4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11.727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1.358cm" svg:y="6.4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11.003cm" svg:y="6.4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10.676cm" svg:y="6.6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28cm" svg:y="6.4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13.957cm" svg:y="7.206cm" svg:viewBox="0 0 3889 564" draw:points="1945,564 0,564 0,0 3889,0 3889,564">
            <text:p/>
          </draw:polygon>
          <draw:path draw:style-name="gr3" draw:text-style-name="P3" draw:layer="layout" svg:width="0.314cm" svg:height="0.417cm" svg:x="-13.94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3.59cm" svg:y="7.2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3.241cm" svg:y="7.2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12.794cm" svg:y="7.2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12.534cm" svg:y="7.2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2.11cm" svg:y="7.5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1.772cm" svg:y="7.5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1.529cm" svg:y="7.5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11.058cm" svg:y="7.2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10.731cm" svg:y="7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10.383cm" svg:y="7.2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224cm" svg:x1="-13.96cm" svg:y1="10.419cm" svg:x2="-8.924cm" svg:y2="11.054cm" draw:start-shape="id13" draw:start-glue-point="3" draw:end-shape="id13" draw:end-glue-point="2" svg:d="M-13960 10419c-777 0-648 1189 805 2001s4231 1247 4231-1366" svg:viewBox="0 0 5508 26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6cm" svg:y="14.184cm" svg:viewBox="0 0 977 598" draw:points="489,598 0,598 0,0 977,0 977,598">
            <text:p/>
          </draw:polygon>
          <draw:path draw:style-name="gr3" draw:text-style-name="P3" draw:layer="layout" svg:width="0.305cm" svg:height="0.409cm" svg:x="-11.645cm" svg:y="14.18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4cm" svg:y="14.18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5cm" svg:y="14.48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659cm" svg:y="13.493cm" svg:viewBox="0 0 1049 409" draw:points="525,409 0,409 0,0 1049,0 1049,409">
            <text:p/>
          </draw:polygon>
          <draw:path draw:style-name="gr3" draw:text-style-name="P3" draw:layer="layout" svg:width="0.314cm" svg:height="0.417cm" svg:x="-11.642cm" svg:y="13.48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298cm" svg:y="13.49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0.946cm" svg:y="13.49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3" draw:text-style-name="P1" xml:id="id14" draw:id="id14" draw:layer="layout" svg:width="12.338cm" svg:height="1.27cm" svg:x="-13.406cm" svg:y="17.352cm">
          <text:p/>
          <draw:enhanced-geometry svg:viewBox="0 0 21600 21600" draw:type="rectangle" draw:enhanced-path="M 0 0 L 21600 0 21600 21600 0 21600 0 0 Z N"/>
        </draw:custom-shape>
        <draw:g xml:id="id18" draw:id="id18">
          <svg:title>TexMaths</svg:title>
          <svg:desc>19§latex§$PMSI \notin \left\lbrace p, p', p'' \right\rbrace , P_{new} = p', p'' =  null$§svg§600§TRUE§</svg:desc>
          <draw:polygon draw:style-name="gr2" draw:text-style-name="P2" draw:layer="layout" svg:width="11.969cm" svg:height="0.668cm" svg:x="-13.243cm" svg:y="17.66cm" svg:viewBox="0 0 11970 669" draw:points="5985,669 0,669 0,0 11970,0 11970,669">
            <text:p/>
          </draw:polygon>
          <draw:path draw:style-name="gr3" draw:text-style-name="P3" draw:layer="layout" svg:width="0.478cm" svg:height="0.457cm" svg:x="-13.216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696cm" svg:y="17.706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-11.97cm" svg:y="17.69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-11.535cm" svg:y="17.706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-10.917cm" svg:y="17.66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-10.973cm" svg:y="17.80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349cm" svg:y="17.66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-10.085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67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45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9.07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854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636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257cm" svg:y="17.658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8.104cm" svg:y="17.658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891cm" svg:y="17.66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-7.43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7.165cm" svg:y="17.706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743cm" svg:y="18.055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405cm" svg:y="18.05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-6.162cm" svg:y="18.055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-5.527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-4.883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503cm" svg:y="17.65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-4.281cm" svg:y="18.0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4.064cm" svg:y="17.86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686cm" svg:y="17.658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532cm" svg:y="17.65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446cm" svg:height="0.157cm" svg:x="-3.145cm" svg:y="17.91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-2.459cm" svg:y="17.865cm" svg:viewBox="0 0 363 304" svg:d="M40 257c-2 11-6 26-6 30 0 11 10 17 19 17 8 0 19-6 25-19 0 0 7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-2.06cm" svg:y="17.865cm" svg:viewBox="0 0 346 304" svg:d="M215 260c7 27 32 44 61 44 22 0 38-15 49-36 11-25 21-67 21-67 0-7-8-7-10-7-5 0-7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-1.668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-1.457cm" svg:y="17.69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6" draw:text-style-name="P4" draw:layer="layout" draw:type="curve" svg:x1="-8.924cm" svg:y1="11.054cm" svg:x2="-7.237cm" svg:y2="17.352cm" draw:start-shape="id13" draw:start-glue-point="2" draw:end-shape="id14" draw:end-glue-point="0" svg:d="M-8924 11054c0 4723 1687 1575 1687 6298" svg:viewBox="0 0 1688 6299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7.867cm" svg:y="12.986cm" svg:viewBox="0 0 1125 598" draw:points="563,598 0,598 0,0 1125,0 1125,598">
            <text:p/>
          </draw:polygon>
          <draw:path draw:style-name="gr3" draw:text-style-name="P3" draw:layer="layout" svg:width="0.305cm" svg:height="0.409cm" svg:x="-7.846cm" svg:y="12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5cm" svg:y="12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7.166cm" svg:y="13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6.86cm" svg:y="13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7.865cm" svg:y="13.686cm" svg:viewBox="0 0 1271 598" draw:points="635,598 0,598 0,0 1271,0 1271,598">
            <text:p/>
          </draw:polygon>
          <draw:path draw:style-name="gr3" draw:text-style-name="P3" draw:layer="layout" svg:width="0.305cm" svg:height="0.409cm" svg:x="-7.844cm" svg:y="13.6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7.514cm" svg:y="13.6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7.164cm" svg:y="13.9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6.858cm" svg:y="13.8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6.712cm" svg:y="13.8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2.057cm" svg:y="9.204cm" svg:viewBox="0 0 3844 519" draw:points="1923,519 0,519 0,0 3844,0 3844,519">
            <text:p/>
          </draw:polygon>
          <draw:path draw:style-name="gr3" draw:text-style-name="P3" draw:layer="layout" svg:width="0.314cm" svg:height="0.417cm" svg:x="-2.04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1.69cm" svg:y="9.257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1.341cm" svg:y="9.2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0.894cm" svg:y="9.202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0.643cm" svg:y="9.257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0.299cm" svg:y="9.257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0.073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0.442cm" svg:y="9.257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0.797cm" svg:y="9.202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.124cm" svg:y="9.43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472cm" svg:y="9.251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2.057cm" svg:y="10.006cm" svg:viewBox="0 0 3889 564" draw:points="1945,564 0,564 0,0 3889,0 3889,564">
            <text:p/>
          </draw:polygon>
          <draw:path draw:style-name="gr3" draw:text-style-name="P3" draw:layer="layout" svg:width="0.314cm" svg:height="0.417cm" svg:x="-2.04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1.69cm" svg:y="10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1.341cm" svg:y="10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0.894cm" svg:y="10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0.634cm" svg:y="10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0.21cm" svg:y="10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0.128cm" svg:y="10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0.371cm" svg:y="10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0.842cm" svg:y="10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.169cm" svg:y="10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517cm" svg:y="10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1.152cm" svg:x1="-13.406cm" svg:y1="17.987cm" svg:x2="-7.237cm" svg:y2="18.622cm" draw:start-shape="id14" draw:start-glue-point="3" draw:end-shape="id14" draw:end-glue-point="2" svg:d="M-13406 17987c-777 0-647 1153 1089 1938s5080 1202 5080-1303" svg:viewBox="0 0 6625 2544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0.266cm" svg:y="20.873cm" svg:viewBox="0 0 977 598" draw:points="489,598 0,598 0,0 977,0 977,598">
            <text:p/>
          </draw:polygon>
          <draw:path draw:style-name="gr3" draw:text-style-name="P3" draw:layer="layout" svg:width="0.305cm" svg:height="0.409cm" svg:x="-10.245cm" svg:y="20.8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0.8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5cm" svg:y="21.1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0.267cm" svg:y="21.675cm" svg:viewBox="0 0 1125 598" draw:points="563,598 0,598 0,0 1125,0 1125,598">
            <text:p/>
          </draw:polygon>
          <draw:path draw:style-name="gr3" draw:text-style-name="P3" draw:layer="layout" svg:width="0.305cm" svg:height="0.409cm" svg:x="-10.246cm" svg:y="21.6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5cm" svg:y="21.6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9.566cm" svg:y="21.9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9.26cm" svg:y="21.8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0.265cm" svg:y="22.575cm" svg:viewBox="0 0 1271 598" draw:points="635,598 0,598 0,0 1271,0 1271,598">
            <text:p/>
          </draw:polygon>
          <draw:path draw:style-name="gr3" draw:text-style-name="P3" draw:layer="layout" svg:width="0.305cm" svg:height="0.409cm" svg:x="-10.244cm" svg:y="22.5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9.914cm" svg:y="22.5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9.564cm" svg:y="22.8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9.258cm" svg:y="22.7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9.112cm" svg:y="22.761cm" svg:viewBox="0 0 95 177" svg:d="M91 32c0 0 4-7 4-13 0-11-11-19-21-19-15 0-19 11-21 15l-51 146c-2 4-2 6-2 6 0 6 15 10 15 10 2 0 4-2 6-6z">
            <text:p/>
          </draw:path>
        </draw:g>
        <draw:custom-shape draw:style-name="gr13" draw:text-style-name="P1" xml:id="id15" draw:id="id15" draw:layer="layout" svg:width="12.338cm" svg:height="1.27cm" svg:x="-3.406cm" svg:y="23.042cm">
          <text:p/>
          <draw:enhanced-geometry svg:viewBox="0 0 21600 21600" draw:type="rectangle" draw:enhanced-path="M 0 0 L 21600 0 21600 21600 0 21600 0 0 Z N"/>
        </draw:custom-shape>
        <draw:g xml:id="id17" draw:id="id17">
          <svg:title>TexMaths</svg:title>
          <svg:desc>19§latex§$PMSI \notin \left\lbrace p, p', p'' \right\rbrace , P_{new} = p', p'' !=  null$§svg§600§TRUE§</svg:desc>
          <draw:polygon draw:style-name="gr2" draw:text-style-name="P2" draw:layer="layout" svg:width="12.153cm" svg:height="0.668cm" svg:x="-3.243cm" svg:y="23.351cm" svg:viewBox="0 0 12154 669" draw:points="6078,669 0,669 0,0 12154,0 12154,669">
            <text:p/>
          </draw:polygon>
          <draw:path draw:style-name="gr3" draw:text-style-name="P3" draw:layer="layout" svg:width="0.478cm" svg:height="0.457cm" svg:x="-3.216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2.696cm" svg:y="23.3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.97cm" svg:y="23.3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.535cm" svg:y="23.3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0.917cm" svg:y="23.3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0.973cm" svg:y="23.4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0.349cm" svg:y="23.3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0.085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0.32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0.54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0.92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1.146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.364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.742cm" svg:y="23.3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1.896cm" svg:y="23.3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2.109cm" svg:y="23.3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.56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.835cm" svg:y="23.3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3.257cm" svg:y="23.7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3.595cm" svg:y="23.7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3.838cm" svg:y="23.7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4.473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5.117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97cm" svg:y="23.3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079cm" svg:height="0.2cm" svg:x="5.719cm" svg:y="23.7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936cm" svg:y="23.5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314cm" svg:y="23.3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6.468cm" svg:y="23.34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1cm" svg:height="0.48cm" svg:x="6.69cm" svg:y="23.3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7.041cm" svg:y="23.6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4cm" svg:height="0.303cm" svg:x="7.725cm" svg:y="23.556cm" svg:viewBox="0 0 365 304" svg:d="M40 257c-2 11-6 26-6 30 0 11 10 17 19 17 8 0 21-6 25-19 0 0 9-32 13-49l13-61c6-13 10-29 12-44 4-11 9-32 9-34 10-21 46-82 111-82 30 0 36 25 36 48 0 40-35 127-44 156-6 15-8 22-8 30 0 32 25 55 55 55 63 0 90-97 90-103 0-7-8-7-10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8.124cm" svg:y="23.5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8.516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8.727cm" svg:y="23.3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1.068cm" svg:y1="17.987cm" svg:x2="2.763cm" svg:y2="23.042cm" draw:start-shape="id14" draw:start-glue-point="1" draw:end-shape="id15" draw:end-glue-point="0" svg:d="M-1068 17987c2554 0 3831 1685 3831 5055" svg:viewBox="0 0 3832 5056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-0.66cm" svg:y="17.383cm" svg:viewBox="0 0 1049 409" draw:points="525,409 0,409 0,0 1049,0 1049,409">
            <text:p/>
          </draw:polygon>
          <draw:path draw:style-name="gr3" draw:text-style-name="P3" draw:layer="layout" svg:width="0.314cm" svg:height="0.417cm" svg:x="-0.643cm" svg:y="17.3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299cm" svg:y="17.3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0.053cm" svg:y="17.3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14" draw:text-style-name="P1" xml:id="id16" draw:id="id16" draw:layer="layout" svg:width="12.682cm" svg:height="1.27cm" svg:x="-13.106cm" svg:y="26.8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'', p'' !=  null$§svg§600§TRUE§</svg:desc>
          <draw:polygon draw:style-name="gr2" draw:text-style-name="P2" draw:layer="layout" svg:width="12.307cm" svg:height="0.668cm" svg:x="-12.943cm" svg:y="27.151cm" svg:viewBox="0 0 12308 669" draw:points="6154,669 0,669 0,0 12308,0 12308,669">
            <text:p/>
          </draw:polygon>
          <draw:path draw:style-name="gr3" draw:text-style-name="P3" draw:layer="layout" svg:width="0.478cm" svg:height="0.457cm" svg:x="-12.916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12.396cm" svg:y="27.19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11.67cm" svg:y="27.181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11.235cm" svg:y="27.197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10.617cm" svg:y="27.15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10.673cm" svg:y="27.29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10.049cm" svg:y="27.15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9.785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9.37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9.154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8.776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8.554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8.336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7.957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7.804cm" svg:y="27.14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-7.591cm" svg:y="27.15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-7.131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-6.865cm" svg:y="27.19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6.443cm" svg:y="27.54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6.105cm" svg:y="27.54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862cm" svg:y="27.546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-5.227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-4.583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4.203cm" svg:y="27.1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-4.051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3.827cm" svg:y="27.5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3.61cm" svg:y="27.35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3.232cm" svg:y="27.14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-3.078cm" svg:y="27.14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-2.856cm" svg:y="27.174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-2.505cm" svg:y="27.40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-1.821cm" svg:y="27.356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-1.422cm" svg:y="27.356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-1.03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-0.819cm" svg:y="27.18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-7.237cm" svg:y1="18.622cm" svg:x2="-6.765cm" svg:y2="26.842cm" draw:start-shape="id14" draw:start-glue-point="2" draw:end-shape="id16" svg:d="M-7237 18622c0 6165 472 2055 472 8220" svg:viewBox="0 0 473 8221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6.856cm" svg:y="19.395cm" svg:viewBox="0 0 3844 519" draw:points="1923,519 0,519 0,0 3844,0 3844,519">
            <text:p/>
          </draw:polygon>
          <draw:path draw:style-name="gr12" draw:text-style-name="P6" draw:layer="layout" svg:width="0.314cm" svg:height="0.417cm" svg:x="-6.839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6.489cm" svg:y="19.4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6.14cm" svg:y="19.4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5.693cm" svg:y="19.3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5.442cm" svg:y="19.4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5.098cm" svg:y="19.4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4.726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4.357cm" svg:y="19.4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4.002cm" svg:y="19.3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3.675cm" svg:y="19.6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3.327cm" svg:y="19.4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6.856cm" svg:y="20.197cm" svg:viewBox="0 0 3889 564" draw:points="1945,564 0,564 0,0 3889,0 3889,564">
            <text:p/>
          </draw:polygon>
          <draw:path draw:style-name="gr3" draw:text-style-name="P3" draw:layer="layout" svg:width="0.314cm" svg:height="0.417cm" svg:x="-6.839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6.489cm" svg:y="20.2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14cm" svg:y="20.2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5.693cm" svg:y="20.1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5.433cm" svg:y="20.2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009cm" svg:y="20.5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4.671cm" svg:y="20.5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4.428cm" svg:y="20.5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3.957cm" svg:y="20.1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3.63cm" svg:y="20.4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282cm" svg:y="20.2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2.763cm" svg:y1="24.312cm" svg:x2="-0.424cm" svg:y2="27.477cm" draw:start-shape="id15" draw:start-glue-point="2" draw:end-shape="id16" draw:end-glue-point="1" svg:d="M2763 24312c0 2110-1062 3165-3187 3165" svg:viewBox="0 0 3188 3166">
          <text:p/>
        </draw:connector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3.045cm" svg:y="24.795cm" svg:viewBox="0 0 3844 519" draw:points="1923,519 0,519 0,0 3844,0 3844,519">
            <text:p/>
          </draw:polygon>
          <draw:path draw:style-name="gr12" draw:text-style-name="P6" draw:layer="layout" svg:width="0.314cm" svg:height="0.417cm" svg:x="3.062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3.412cm" svg:y="24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3.761cm" svg:y="24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4.208cm" svg:y="24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4.459cm" svg:y="24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4.803cm" svg:y="24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5.175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5.544cm" svg:y="24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5.899cm" svg:y="24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6.226cm" svg:y="25.0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6.574cm" svg:y="24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3.045cm" svg:y="25.597cm" svg:viewBox="0 0 3889 564" draw:points="1945,564 0,564 0,0 3889,0 3889,564">
            <text:p/>
          </draw:polygon>
          <draw:path draw:style-name="gr3" draw:text-style-name="P3" draw:layer="layout" svg:width="0.314cm" svg:height="0.417cm" svg:x="3.062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412cm" svg:y="25.6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761cm" svg:y="25.6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4.208cm" svg:y="25.5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468cm" svg:y="25.6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892cm" svg:y="25.9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23cm" svg:y="25.9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473cm" svg:y="25.9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944cm" svg:y="25.5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6.271cm" svg:y="25.8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619cm" svg:y="25.6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-0.346cm" svg:x1="-3.243cm" svg:y1="23.684cm" svg:x2="2.763cm" svg:y2="23.042cm" draw:start-shape="id17" draw:start-glue-point="3" draw:end-shape="id15" draw:end-glue-point="0" svg:d="M-3243 23684c-1021 0-852-753 905-1238s5101-700 5101 596" svg:viewBox="0 0 6635 161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.068cm" svg:y="20.474cm" svg:viewBox="0 0 977 598" draw:points="489,598 0,598 0,0 977,0 977,598">
            <text:p/>
          </draw:polygon>
          <draw:path draw:style-name="gr3" draw:text-style-name="P3" draw:layer="layout" svg:width="0.305cm" svg:height="0.409cm" svg:x="-1.047cm" svg:y="20.4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0.716cm" svg:y="20.4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0.367cm" svg:y="20.7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.161cm" svg:y="21.283cm" svg:viewBox="0 0 1049 409" draw:points="525,409 0,409 0,0 1049,0 1049,409">
            <text:p/>
          </draw:polygon>
          <draw:path draw:style-name="gr3" draw:text-style-name="P3" draw:layer="layout" svg:width="0.314cm" svg:height="0.417cm" svg:x="-1.144cm" svg:y="21.2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0.8cm" svg:y="21.2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0.448cm" svg:y="21.2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6" draw:text-style-name="P4" draw:layer="layout" draw:type="curve" svg:x1="-13.106cm" svg:y1="27.477cm" svg:x2="-13.243cm" svg:y2="17.993cm" draw:start-shape="id16" draw:start-glue-point="3" draw:end-shape="id18" draw:end-glue-point="3" svg:d="M-13106 27477c-955 0-887-9484-137-9484" svg:viewBox="0 0 709 94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13.366cm" svg:y="24.785cm" svg:viewBox="0 0 1125 598" draw:points="563,598 0,598 0,0 1125,0 1125,598">
            <text:p/>
          </draw:polygon>
          <draw:path draw:style-name="gr3" draw:text-style-name="P3" draw:layer="layout" svg:width="0.305cm" svg:height="0.409cm" svg:x="-13.345cm" svg:y="24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4cm" svg:y="24.7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2.665cm" svg:y="25.0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2.359cm" svg:y="24.9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13.364cm" svg:y="25.685cm" svg:viewBox="0 0 1271 598" draw:points="635,598 0,598 0,0 1271,0 1271,598">
            <text:p/>
          </draw:polygon>
          <draw:path draw:style-name="gr3" draw:text-style-name="P3" draw:layer="layout" svg:width="0.305cm" svg:height="0.409cm" svg:x="-13.343cm" svg:y="25.6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3.013cm" svg:y="25.6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2.663cm" svg:y="25.9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2.357cm" svg:y="25.8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2.211cm" svg:y="25.871cm" svg:viewBox="0 0 95 177" svg:d="M91 32c0 0 4-7 4-13 0-11-11-19-21-19-15 0-19 11-21 15l-51 146c-2 4-2 6-2 6 0 6 15 10 15 10 2 0 4-2 6-6z">
            <text:p/>
          </draw:path>
        </draw:g>
        <draw:connector draw:style-name="gr6" draw:text-style-name="P4" draw:layer="layout" draw:type="curve" draw:line-skew="0cm 0.526cm" svg:x1="-13.106cm" svg:y1="27.477cm" svg:x2="-6.765cm" svg:y2="28.112cm" draw:start-shape="id16" draw:start-glue-point="3" draw:end-shape="id16" draw:end-glue-point="2" svg:d="M-13106 27477c-777 0-647 840 1132 1390s5209 811 5209-755" svg:viewBox="0 0 6794 181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-11.668cm" svg:y="29.874cm" svg:viewBox="0 0 977 598" draw:points="489,598 0,598 0,0 977,0 977,598">
            <text:p/>
          </draw:polygon>
          <draw:path draw:style-name="gr3" draw:text-style-name="P3" draw:layer="layout" svg:width="0.305cm" svg:height="0.409cm" svg:x="-11.647cm" svg:y="29.8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1.316cm" svg:y="29.8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0.967cm" svg:y="30.1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-11.761cm" svg:y="30.683cm" svg:viewBox="0 0 1049 409" draw:points="525,409 0,409 0,0 1049,0 1049,409">
            <text:p/>
          </draw:polygon>
          <draw:path draw:style-name="gr3" draw:text-style-name="P3" draw:layer="layout" svg:width="0.314cm" svg:height="0.417cm" svg:x="-11.744cm" svg:y="30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-11.4cm" svg:y="30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-11.048cm" svg:y="30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-3.755cm" svg:y="28.595cm" svg:viewBox="0 0 3844 519" draw:points="1923,519 0,519 0,0 3844,0 3844,519">
            <text:p/>
          </draw:polygon>
          <draw:path draw:style-name="gr12" draw:text-style-name="P6" draw:layer="layout" svg:width="0.314cm" svg:height="0.417cm" svg:x="-3.738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-3.388cm" svg:y="28.6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-3.039cm" svg:y="28.6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-2.592cm" svg:y="28.5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-2.341cm" svg:y="28.6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-1.997cm" svg:y="28.6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-1.625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-1.256cm" svg:y="28.648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-0.901cm" svg:y="28.5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-0.574cm" svg:y="28.829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-0.226cm" svg:y="28.6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3.755cm" svg:y="29.397cm" svg:viewBox="0 0 3889 564" draw:points="1945,564 0,564 0,0 3889,0 3889,564">
            <text:p/>
          </draw:polygon>
          <draw:path draw:style-name="gr3" draw:text-style-name="P3" draw:layer="layout" svg:width="0.314cm" svg:height="0.417cm" svg:x="-3.738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3.388cm" svg:y="29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3.039cm" svg:y="29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2.592cm" svg:y="29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2.332cm" svg:y="29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908cm" svg:y="29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1.57cm" svg:y="29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1.327cm" svg:y="29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0.856cm" svg:y="29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0.529cm" svg:y="29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0.181cm" svg:y="29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.222cm 0.304cm" svg:x1="6.497cm" svg:y1="2.622cm" svg:x2="12.7cm" svg:y2="1.987cm" draw:start-shape="id4" draw:start-glue-point="2" draw:end-shape="id4" draw:end-glue-point="1" svg:d="M6497 2622c0 1110 3513 925 5372 489s2064-1124 831-1124" svg:viewBox="0 0 6981 146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2.7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2.7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2.7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3.0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3.5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3.5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3.5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3.8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3.7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4.4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4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4.4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4.7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4.6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4.671cm" svg:viewBox="0 0 95 177" svg:d="M91 32c0 0 4-7 4-13 0-11-11-19-21-19-15 0-19 11-21 15l-51 146c-2 4-2 6-2 6 0 6 15 10 15 10 2 0 4-2 6-6z">
            <text:p/>
          </draw:path>
        </draw:g>
        <draw:custom-shape draw:style-name="gr7" draw:text-style-name="P1" xml:id="id19" draw:id="id19" draw:layer="layout" svg:width="12.406cm" svg:height="1.27cm" svg:x="-5.506cm" svg:y="-2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PMSI \notin \left\lbrace p, p', p'' \right\rbrace , P_{new} = p, p'' != null$§svg§600§TRUE§</svg:desc>
          <draw:polygon draw:style-name="gr2" draw:text-style-name="P2" draw:layer="layout" svg:width="11.967cm" svg:height="0.668cm" svg:x="-5.242cm" svg:y="-2.539cm" svg:viewBox="0 0 11968 669" draw:points="5983,669 0,669 0,0 11968,0 11968,669">
            <text:p/>
          </draw:polygon>
          <draw:path draw:style-name="gr3" draw:text-style-name="P3" draw:layer="layout" svg:width="0.478cm" svg:height="0.457cm" svg:x="-5.215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-4.695cm" svg:y="-2.493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-3.969cm" svg:y="-2.509cm" svg:viewBox="0 0 397 489" svg:d="M397 8c0-4 0-8-6-8-3 0-5 0-13 10l-32 38c-17-31-52-48-95-48-86 0-167 78-167 158 0 55 36 85 70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-3.534cm" svg:y="-2.493cm" svg:viewBox="0 0 312 458" svg:d="M228 51c6-24 8-30 61-30 17 0 23 0 23-13 0-8-8-8-12-8-19 0-68 2-87 2-21 0-71-2-90-2-5 0-13 0-13 13 0 8 6 8 19 8 27 0 46 0 46 13 0 2 0 4-2 10l-91 363c-6 24-8 30-61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-2.916cm" svg:y="-2.539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-2.972cm" svg:y="-2.39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238cm" svg:height="0.668cm" svg:x="-2.348cm" svg:y="-2.539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-2.084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-1.6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1.453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1.075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cm" svg:x="-0.853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-0.635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-0.256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119cm" svg:height="0.242cm" svg:x="-0.103cm" svg:y="-2.54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238cm" svg:height="0.668cm" svg:x="0.11cm" svg:y="-2.539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0.57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0.836cm" svg:y="-2.493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.258cm" svg:y="-2.144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.596cm" svg:y="-2.144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.839cm" svg:y="-2.144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.474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3.118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3.532cm" svg:y="-2.1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3.749cm" svg:y="-2.334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129cm" svg:y="-2.54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4.281cm" svg:y="-2.54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1cm" svg:height="0.48cm" svg:x="4.505cm" svg:y="-2.516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4.855cm" svg:y="-2.282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5.539cm" svg:y="-2.334cm" svg:viewBox="0 0 363 304" svg:d="M40 257c-2 11-6 26-6 30 0 11 10 17 19 17 8 0 19-6 25-19 0 0 7-32 11-49l15-61c4-13 8-29 12-44 4-11 7-32 9-34 10-21 46-82 109-82 30 0 36 25 36 48 0 40-33 127-44 156-6 15-6 22-6 30 0 32 23 55 54 55 62 0 89-97 89-103 0-7-8-7-10-7-5 0-5 2-9 13-13 46-36 82-69 82-11 0-15-6-15-21 0-17 6-34 12-48 13-36 41-110 41-148 0-45-30-72-77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5.939cm" svg:y="-2.334cm" svg:viewBox="0 0 346 304" svg:d="M215 260c7 27 32 44 60 44 23 0 38-15 50-36 11-25 21-67 21-67 0-7-8-7-10-7-5 0-7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6.329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6.542cm" svg:y="-2.50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6" draw:text-style-name="P4" draw:layer="layout" draw:type="curve" svg:x1="6.497cm" svg:y1="1.352cm" svg:x2="0.697cm" svg:y2="-1.578cm" draw:start-shape="id4" draw:start-glue-point="0" draw:end-shape="id19" svg:d="M6497 1352c0-2196-5800-731-5800-2930" svg:viewBox="0 0 5801 2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4.441cm" svg:y="-0.808cm" svg:viewBox="0 0 1049 409" draw:points="525,409 0,409 0,0 1049,0 1049,409">
            <text:p/>
          </draw:polygon>
          <draw:path draw:style-name="gr3" draw:text-style-name="P3" draw:layer="layout" svg:width="0.314cm" svg:height="0.417cm" svg:x="4.458cm" svg:y="-0.818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4.802cm" svg:y="-0.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5.154cm" svg:y="-0.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8.641cm" svg:y="-0.496cm" svg:viewBox="0 0 3844 519" draw:points="1923,519 0,519 0,0 3844,0 3844,519">
            <text:p/>
          </draw:polygon>
          <draw:path draw:style-name="gr12" draw:text-style-name="P6" draw:layer="layout" svg:width="0.314cm" svg:height="0.417cm" svg:x="8.658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9.008cm" svg:y="-0.4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9.357cm" svg:y="-0.4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9.804cm" svg:y="-0.4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10.055cm" svg:y="-0.4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10.399cm" svg:y="-0.4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10.771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11.14cm" svg:y="-0.4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11.495cm" svg:y="-0.4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1.822cm" svg:y="-0.2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2.17cm" svg:y="-0.4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8.641cm" svg:y="0.306cm" svg:viewBox="0 0 3889 564" draw:points="1945,564 0,564 0,0 3889,0 3889,564">
            <text:p/>
          </draw:polygon>
          <draw:path draw:style-name="gr3" draw:text-style-name="P3" draw:layer="layout" svg:width="0.314cm" svg:height="0.417cm" svg:x="8.658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9.008cm" svg:y="0.3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9.357cm" svg:y="0.3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9.804cm" svg:y="0.3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0.064cm" svg:y="0.3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0.488cm" svg:y="0.6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0.826cm" svg:y="0.6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1.069cm" svg:y="0.6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1.54cm" svg:y="0.3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1.867cm" svg:y="0.5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2.215cm" svg:y="0.3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svg:x1="0.697cm" svg:y1="-2.848cm" svg:x2="-0.64cm" svg:y2="-5.678cm" draw:start-shape="id19" draw:start-glue-point="0" draw:end-shape="id20" svg:d="M697-2848c0-2121-1337-706-1337-2830" svg:viewBox="0 0 1338 28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-2.166cm" svg:y="-4.914cm" svg:viewBox="0 0 1125 598" draw:points="563,598 0,598 0,0 1125,0 1125,598">
            <text:p/>
          </draw:polygon>
          <draw:path draw:style-name="gr3" draw:text-style-name="P3" draw:layer="layout" svg:width="0.305cm" svg:height="0.409cm" svg:x="-2.145cm" svg:y="-4.9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4cm" svg:y="-4.9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-1.465cm" svg:y="-4.6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-1.159cm" svg:y="-4.7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-2.164cm" svg:y="-4.014cm" svg:viewBox="0 0 1271 598" draw:points="635,598 0,598 0,0 1271,0 1271,598">
            <text:p/>
          </draw:polygon>
          <draw:path draw:style-name="gr3" draw:text-style-name="P3" draw:layer="layout" svg:width="0.305cm" svg:height="0.409cm" svg:x="-2.143cm" svg:y="-4.0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-1.813cm" svg:y="-4.0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-1.463cm" svg:y="-3.7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-1.157cm" svg:y="-3.8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-1.011cm" svg:y="-3.8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S}$§svg§600§TRUE§</svg:desc>
          <draw:polygon draw:style-name="gr11" draw:text-style-name="P5" draw:layer="layout" svg:width="3.843cm" svg:height="0.518cm" svg:x="7.042cm" svg:y="-5.396cm" svg:viewBox="0 0 3844 519" draw:points="1923,519 0,519 0,0 3844,0 3844,519">
            <text:p/>
          </draw:polygon>
          <draw:path draw:style-name="gr12" draw:text-style-name="P6" draw:layer="layout" svg:width="0.314cm" svg:height="0.417cm" svg:x="7.059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314cm" svg:height="0.41cm" svg:x="7.409cm" svg:y="-5.34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12" draw:text-style-name="P6" draw:layer="layout" svg:width="0.314cm" svg:height="0.417cm" svg:x="7.758cm" svg:y="-5.3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12" draw:text-style-name="P6" draw:layer="layout" svg:width="0.178cm" svg:height="0.52cm" svg:x="8.205cm" svg:y="-5.39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12" draw:text-style-name="P6" draw:layer="layout" svg:width="0.305cm" svg:height="0.41cm" svg:x="8.456cm" svg:y="-5.34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12" draw:text-style-name="P6" draw:layer="layout" svg:width="0.328cm" svg:height="0.41cm" svg:x="8.8cm" svg:y="-5.34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12" draw:text-style-name="P6" draw:layer="layout" svg:width="0.282cm" svg:height="0.423cm" svg:x="9.172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12" draw:text-style-name="P6" draw:layer="layout" svg:width="0.246cm" svg:height="0.41cm" svg:x="9.541cm" svg:y="-5.343cm" svg:viewBox="0 0 247 411" svg:d="M146 42h73c11 0 28 0 28-21s-17-21-28-21h-190c-12 0-29 0-29 21s17 21 29 21h72v327h-72c-12 0-29 0-29 21s17 21 29 21h190c11 0 28 0 28-21s-17-21-28-21h-73z">
            <text:p/>
          </draw:path>
          <draw:path draw:style-name="gr12" draw:text-style-name="P6" draw:layer="layout" svg:width="0.178cm" svg:height="0.52cm" svg:x="9.896cm" svg:y="-5.39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12" draw:text-style-name="P6" draw:layer="layout" svg:width="0.276cm" svg:height="0.048cm" svg:x="10.223cm" svg:y="-5.162cm" svg:viewBox="0 0 277 49" svg:d="M245 49c8 0 32 0 32-24 0-25-24-25-32-25h-213c-9 0-32 0-32 25 0 24 23 24 32 24z">
            <text:p/>
          </draw:path>
          <draw:path draw:style-name="gr12" draw:text-style-name="P6" draw:layer="layout" svg:width="0.282cm" svg:height="0.423cm" svg:x="10.571cm" svg:y="-5.34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7.042cm" svg:y="-4.594cm" svg:viewBox="0 0 3889 564" draw:points="1945,564 0,564 0,0 3889,0 3889,564">
            <text:p/>
          </draw:polygon>
          <draw:path draw:style-name="gr3" draw:text-style-name="P3" draw:layer="layout" svg:width="0.314cm" svg:height="0.417cm" svg:x="7.059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7.409cm" svg:y="-4.54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7.758cm" svg:y="-4.549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8.205cm" svg:y="-4.59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8.465cm" svg:y="-4.58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889cm" svg:y="-4.23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27cm" svg:y="-4.23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9.47cm" svg:y="-4.23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9.941cm" svg:y="-4.59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0.268cm" svg:y="-4.36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0.616cm" svg:y="-4.547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6" draw:text-style-name="P4" draw:layer="layout" draw:type="curve" draw:line-skew="0cm 0.77cm" svg:x1="0.697cm" svg:y1="-2.848cm" svg:x2="6.9cm" svg:y2="-2.213cm" draw:start-shape="id19" draw:start-glue-point="0" draw:end-shape="id19" draw:end-glue-point="1" svg:d="M697-2848c0-777 3746-648 5780-295s2355 930 423 930" svg:viewBox="0 0 7493 120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834cm" svg:y="-4.216cm" svg:viewBox="0 0 977 598" draw:points="489,598 0,598 0,0 977,0 977,598">
            <text:p/>
          </draw:polygon>
          <draw:path draw:style-name="gr3" draw:text-style-name="P3" draw:layer="layout" svg:width="0.305cm" svg:height="0.409cm" svg:x="2.855cm" svg:y="-4.2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186cm" svg:y="-4.2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535cm" svg:y="-3.9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41cm" svg:y="-4.907cm" svg:viewBox="0 0 1049 409" draw:points="525,409 0,409 0,0 1049,0 1049,409">
            <text:p/>
          </draw:polygon>
          <draw:path draw:style-name="gr3" draw:text-style-name="P3" draw:layer="layout" svg:width="0.314cm" svg:height="0.417cm" svg:x="2.858cm" svg:y="-4.9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02cm" svg:y="-4.9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4cm" svg:y="-4.9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path draw:style-name="gr15" draw:text-style-name="P4" draw:layer="layout" svg:width="27.841cm" svg:height="42.169cm" draw:transform="rotate (-0.304036355697413) translate (-13.8160463194404cm -15.9994373034792cm)" svg:viewBox="0 0 27842 42170" svg:d="M23893 6952c3151 0 3949-4243 3949-4243l-3246-2709-22857 6905-1739 2942 10674 32323 3019-900">
          <text:p/>
        </draw:path>
        <draw:path draw:style-name="gr16" draw:text-style-name="P4" draw:layer="layout" svg:width="44.2cm" svg:height="32.345cm" draw:transform="skewX (-4.1689567968847E-017) rotate (1.31353479505093) translate (-27.1011181750341cm 25.9288686940331cm)" svg:viewBox="0 0 44201 32346" svg:d="M33483 32346c4990 1 5171-309 5171-309l5547-4874-6592-25055-2482-1449-1487-659-33640 9901 2064 4027">
          <text:p/>
        </draw:path>
        <draw:path draw:style-name="gr17" draw:text-style-name="P4" draw:layer="layout" svg:width="34.003cm" svg:height="40.394cm" draw:transform="rotate (-0.722740843250852) translate (19.9536703297689cm -2.18372166352217cm)" svg:viewBox="0 0 34004 40395" svg:d="M0 40395c892 0 4713-661 4713-661l29291-25156-11502-14578-2355 1738-51-57">
          <text:p/>
        </draw:path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5.633cm" svg:y="20.687cm" svg:viewBox="0 0 1125 598" draw:points="563,598 0,598 0,0 1125,0 1125,598">
            <text:p/>
          </draw:polygon>
          <draw:path draw:style-name="gr3" draw:text-style-name="P3" draw:layer="layout" svg:width="0.305cm" svg:height="0.409cm" svg:x="5.654cm" svg:y="20.6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5cm" svg:y="20.685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6.334cm" svg:y="20.98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6.64cm" svg:y="20.873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5.635cm" svg:y="21.587cm" svg:viewBox="0 0 1271 598" draw:points="635,598 0,598 0,0 1271,0 1271,598">
            <text:p/>
          </draw:polygon>
          <draw:path draw:style-name="gr3" draw:text-style-name="P3" draw:layer="layout" svg:width="0.305cm" svg:height="0.409cm" svg:x="5.656cm" svg:y="21.58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986cm" svg:y="21.58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6.336cm" svg:y="21.887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6.642cm" svg:y="21.773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6.788cm" svg:y="21.773cm" svg:viewBox="0 0 95 177" svg:d="M91 32c0 0 4-7 4-13 0-11-11-19-21-19-15 0-19 11-21 15l-51 146c-2 4-2 6-2 6 0 6 15 10 15 10 2 0 4-2 6-6z">
            <text:p/>
          </draw:path>
        </draw:g>
        <draw:path draw:style-name="gr16" draw:text-style-name="P4" draw:layer="layout" svg:width="4.951cm" svg:height="30.228cm" draw:transform="rotate (1.4774212118132) translate (-6.65691714784424cm 10.1355007195948cm)" svg:viewBox="0 0 4952 30229" svg:d="M353 0c2939 0 2686 24 2686 24l308 3287 253-23 23 252-229 277 292 5840 95 1012 300 482 24 253-206 529c0 0 371 9405 624 9381 252-24 300 482 300 482l-206 530c0 0-229 276-253 23-23-253 71 759 71 759l230-277 287 347-216 412-246 105-1604 4660-2711 1020-175 854">
          <text:p/>
        </draw:path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-7.556cm" svg:y="7.705cm" svg:viewBox="0 0 3844 519" draw:points="1923,519 0,519 0,0 3844,0 3844,519">
            <text:p/>
          </draw:polygon>
          <draw:path draw:style-name="gr3" draw:text-style-name="P3" draw:layer="layout" svg:width="0.314cm" svg:height="0.417cm" svg:x="-7.539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7.189cm" svg:y="7.7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-6.84cm" svg:y="7.7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6.393cm" svg:y="7.7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-6.142cm" svg:y="7.7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5.798cm" svg:y="7.7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5.426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5.057cm" svg:y="7.7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-4.702cm" svg:y="7.7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-4.375cm" svg:y="7.9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4.027cm" svg:y="7.7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-7.556cm" svg:y="8.507cm" svg:viewBox="0 0 3889 564" draw:points="1945,564 0,564 0,0 3889,0 3889,564">
            <text:p/>
          </draw:polygon>
          <draw:path draw:style-name="gr3" draw:text-style-name="P3" draw:layer="layout" svg:width="0.314cm" svg:height="0.417cm" svg:x="-7.539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-7.189cm" svg:y="8.5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-6.84cm" svg:y="8.5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-6.393cm" svg:y="8.5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-6.133cm" svg:y="8.5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5.709cm" svg:y="8.8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5.371cm" svg:y="8.8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5.128cm" svg:y="8.8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-4.657cm" svg:y="8.5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-4.33cm" svg:y="8.7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-3.982cm" svg:y="8.5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path draw:style-name="gr15" draw:text-style-name="P4" draw:layer="layout" svg:width="24.384cm" svg:height="8.754cm" draw:transform="rotate (1.53344628080222) translate (-3.66901190499304cm 22.7150719644547cm)" svg:viewBox="0 0 24385 8755" svg:d="M0 8755c6791 1 6781-253 6781-253 0 0-40-7878-30-7624 9 253 5076-190 5076-190l419-524 342 495 3798-396 245-263 526 489 2342 1437 4886 72">
          <text:p/>
        </draw:path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1" xml:id="id21" draw:id="id21" draw:layer="layout" svg:width="11.01cm" svg:height="1.27cm" svg:x="16.93cm" svg:y="-7.6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: $PMSI = p, P_{new} = p', p'' \neq null$§svg§600§TRUE§</svg:desc>
          <draw:polygon draw:style-name="gr2" draw:text-style-name="P2" draw:layer="layout" svg:width="10.282cm" svg:height="0.632cm" svg:x="17.136cm" svg:y="-7.286cm" svg:viewBox="0 0 10283 633" draw:points="5142,633 0,633 0,0 10283,0 10283,633">
            <text:p/>
          </draw:polygon>
          <draw:path draw:style-name="gr3" draw:text-style-name="P3" draw:layer="layout" svg:width="0.221cm" svg:height="0.446cm" svg:x="17.195cm" svg:y="-7.2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1cm" svg:height="0.288cm" svg:x="17.526cm" svg:y="-7.0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78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98cm" svg:y="-7.2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222cm" svg:y="-7.2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657cm" svg:y="-7.2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203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847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1.261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1.525cm" svg:y="-7.2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949cm" svg:y="-6.8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87cm" svg:y="-6.8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53cm" svg:y="-6.8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65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809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87cm" svg:y="-7.288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4.409cm" svg:y="-6.8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628cm" svg:y="-7.0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06cm" svg:y="-7.288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16cm" svg:y="-7.288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5.603cm" svg:y="-7.263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5.547cm" svg:y="-7.0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231cm" svg:y="-7.0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32cm" svg:y="-7.0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22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235cm" svg:y="-7.2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20" draw:text-style-name="P1" xml:id="id22" draw:id="id22" draw:layer="layout" svg:width="11.012cm" svg:height="1.27cm" svg:x="17.354cm" svg:y="3.0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text-style-name="P2" draw:layer="layout" svg:width="10.622cm" svg:height="0.632cm" svg:x="17.498cm" svg:y="3.389cm" svg:viewBox="0 0 10623 633" draw:points="5312,633 0,633 0,0 10623,0 10623,633">
            <text:p/>
          </draw:polygon>
          <draw:path draw:style-name="gr3" draw:text-style-name="P3" draw:layer="layout" svg:width="0.267cm" svg:height="0.446cm" svg:x="17.532cm" svg:y="3.4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1cm" svg:height="0.288cm" svg:x="17.888cm" svg:y="3.6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34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6cm" svg:y="3.4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584cm" svg:y="3.4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019cm" svg:y="3.4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56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20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587cm" svg:y="3.3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1.809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2.075cm" svg:y="3.4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497cm" svg:y="3.7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835cm" svg:y="3.7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3.078cm" svg:y="3.7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715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359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737cm" svg:y="3.3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24.891cm" svg:y="3.387cm" svg:viewBox="0 0 120 243" svg:d="M114 42c4-10 6-13 6-15 0-16-14-27-29-27-19 0-24 15-26 23l-63 203c0 2-2 8-2 8 0 5 15 9 19 9s4 0 6-7z">
            <text:p/>
          </draw:path>
          <draw:path draw:style-name="gr3" draw:text-style-name="P3" draw:layer="layout" svg:width="0.079cm" svg:height="0.2cm" svg:x="25.113cm" svg:y="3.8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5.33cm" svg:y="3.5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708cm" svg:y="3.387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862cm" svg:y="3.387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6.306cm" svg:y="3.412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6.251cm" svg:y="3.6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935cm" svg:y="3.5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334cm" svg:y="3.5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726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937cm" svg:y="3.4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draw:line-skew="-0.553cm" svg:x1="16.93cm" svg:y1="-7.009cm" svg:x2="17.354cm" svg:y2="3.657cm" draw:start-shape="id21" draw:start-glue-point="3" draw:end-shape="id22" draw:end-glue-point="3" svg:d="M16930-7009c-1620 0-1832 10666 424 10666" svg:viewBox="0 0 1668 10667">
          <text:p/>
        </draw:connector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5.238cm" svg:y="6.205cm" svg:viewBox="0 0 3844 519" draw:points="1923,519 0,519 0,0 3844,0 3844,519">
            <text:p/>
          </draw:polygon>
          <draw:path draw:style-name="gr3" draw:text-style-name="P3" draw:layer="layout" svg:width="0.314cm" svg:height="0.417cm" svg:x="25.255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605cm" svg:y="6.2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5.954cm" svg:y="6.2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6.401cm" svg:y="6.2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6.652cm" svg:y="6.2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6.996cm" svg:y="6.2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7.368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7.737cm" svg:y="6.2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8.092cm" svg:y="6.2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8.419cm" svg:y="6.439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767cm" svg:y="6.2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connector draw:style-name="gr21" draw:text-style-name="P4" draw:layer="layout" draw:type="curve" draw:line-skew="0cm -0.558cm" svg:x1="16.93cm" svg:y1="-7.009cm" svg:x2="22.435cm" svg:y2="-7.644cm" draw:start-shape="id21" draw:start-glue-point="3" draw:end-shape="id21" draw:end-glue-point="0" svg:d="M16930-7009c-790 0-659-860 915-1426s4590-836 4590 791" svg:viewBox="0 0 5979 1866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029cm" svg:y="1.102cm" svg:viewBox="0 0 1125 598" draw:points="563,598 0,598 0,0 1125,0 1125,598">
            <text:p/>
          </draw:polygon>
          <draw:path draw:style-name="gr3" draw:text-style-name="P3" draw:layer="layout" svg:width="0.305cm" svg:height="0.409cm" svg:x="24.05cm" svg:y="1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1cm" svg:y="1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73cm" svg:y="1.402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036cm" svg:y="1.288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svg:x1="22.86cm" svg:y1="3.022cm" svg:x2="22.745cm" svg:y2="0.644cm" draw:start-shape="id22" draw:end-shape="id23" draw:end-glue-point="2" svg:d="M22860 3022c0-1783-115-595-115-2378" svg:viewBox="0 0 116 2379">
          <text:p/>
        </draw:connector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5.238cm" svg:y="7.107cm" svg:viewBox="0 0 3889 564" draw:points="1945,564 0,564 0,0 3889,0 3889,564">
            <text:p/>
          </draw:polygon>
          <draw:path draw:style-name="gr3" draw:text-style-name="P3" draw:layer="layout" svg:width="0.314cm" svg:height="0.417cm" svg:x="25.255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5.605cm" svg:y="7.16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5.954cm" svg:y="7.15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6.401cm" svg:y="7.10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6.661cm" svg:y="7.11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7.085cm" svg:y="7.46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423cm" svg:y="7.46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666cm" svg:y="7.46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8.137cm" svg:y="7.10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8.464cm" svg:y="7.34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812cm" svg:y="7.15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 LU}_{p'}$§svg§600§TRUE§</svg:desc>
          <draw:polygon draw:style-name="gr2" draw:text-style-name="P2" draw:layer="layout" svg:width="1.124cm" svg:height="0.597cm" svg:x="13.536cm" svg:y="-6.177cm" svg:viewBox="0 0 1125 598" draw:points="563,598 0,598 0,0 1125,0 1125,598">
            <text:p/>
          </draw:polygon>
          <draw:path draw:style-name="gr3" draw:text-style-name="P3" draw:layer="layout" svg:width="0.305cm" svg:height="0.409cm" svg:x="13.557cm" svg:y="-6.179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888cm" svg:y="-6.179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4.237cm" svg:y="-5.87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4.543cm" svg:y="-5.991cm" svg:viewBox="0 0 95 177" svg:d="M91 32c0 0 4-7 4-13 0-11-11-19-21-19-15 0-19 11-21 15l-51 146c-2 4-2 6-2 6 0 6 15 10 15 10 2 0 4-2 6-6z">
            <text:p/>
          </draw:path>
        </draw:g>
        <draw:custom-shape draw:style-name="gr22" draw:text-style-name="P1" xml:id="id24" draw:id="id24" draw:layer="layout" svg:width="13.106cm" svg:height="1.27cm" svg:x="-0.406cm" svg:y="4.1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0.241cm" svg:y="4.461cm" svg:viewBox="0 0 12597 669" draw:points="6299,669 0,669 0,0 12597,0 12597,669">
            <text:p/>
          </draw:polygon>
          <draw:path draw:style-name="gr3" draw:text-style-name="P3" draw:layer="layout" svg:width="0.297cm" svg:height="0.453cm" svg:x="-0.222cm" svg:y="4.5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0.149cm" svg:y="4.6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601cm" svg:y="4.5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21cm" svg:y="4.5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1.845cm" svg:y="4.4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8cm" svg:y="4.5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9cm" svg:y="4.461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43cm" svg:y="4.6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466cm" svg:y="4.4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32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44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363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41cm" svg:y="4.4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4.963cm" svg:y="4.8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8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6cm" svg:y="4.4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5.712cm" svg:y="4.4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5.926cm" svg:y="4.4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86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65cm" svg:y="4.5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74cm" svg:y="4.8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412cm" svg:y="4.8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53cm" svg:y="4.8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9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34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48cm" svg:y="4.8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565cm" svg:y="4.6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43cm" svg:y="4.45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0.097cm" svg:y="4.4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484cm" svg:y="4.7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7cm" svg:y="4.6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69cm" svg:y="4.6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61cm" svg:y="4.4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172cm" svg:y="4.4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16.93cm" svg:y1="-7.009cm" svg:x2="12.7cm" svg:y2="4.787cm" draw:start-shape="id21" draw:start-glue-point="3" draw:end-shape="id24" draw:end-glue-point="1" svg:d="M16930-7009c-3172 0-1058 11796-4230 11796" svg:viewBox="0 0 4231 11797">
          <text:p/>
        </draw:connector>
        <draw:connector draw:style-name="gr21" draw:text-style-name="P4" draw:layer="layout" draw:type="curve" draw:line-skew="0.152cm -0.066cm" svg:x1="22.86cm" svg:y1="4.292cm" svg:x2="28.366cm" svg:y2="3.657cm" draw:start-shape="id22" draw:start-glue-point="2" draw:end-shape="id22" draw:end-glue-point="1" svg:d="M22860 4292c0 1018 2984 849 4533 436s1664-1071 973-1071" svg:viewBox="0 0 5911 1395">
          <text:p/>
        </draw:connector>
        <draw:g>
          <svg:title>TexMaths</svg:title>
          <svg:desc>19§latex§$\texttt{AKA(PMSI,$p''$)-S}$§svg§600§TRUE§</svg:desc>
          <draw:polygon draw:style-name="gr2" draw:text-style-name="P2" draw:layer="layout" svg:width="4.869cm" svg:height="0.632cm" svg:x="16.738cm" svg:y="-5.674cm" svg:viewBox="0 0 4870 633" draw:points="2434,633 0,633 0,0 4870,0 4870,633">
            <text:p/>
          </draw:polygon>
          <draw:path draw:style-name="gr3" draw:text-style-name="P3" draw:layer="layout" svg:width="0.314cm" svg:height="0.417cm" svg:x="16.755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7.105cm" svg:y="-5.581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17.454cm" svg:y="-5.58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7.901cm" svg:y="-5.636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18.152cm" svg:y="-5.581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8.496cm" svg:y="-5.581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8.868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9.237cm" svg:y="-5.581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19.653cm" svg:y="-5.256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19.86cm" svg:y="-5.469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238cm" svg:y="-5.67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20.392cm" svg:y="-5.676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20.616cm" svg:y="-5.636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0.945cm" svg:y="-5.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1.291cm" svg:y="-5.589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16.738cm" svg:y="-4.872cm" svg:viewBox="0 0 4862 633" draw:points="2430,633 0,633 0,0 4862,0 4862,633">
            <text:p/>
          </draw:polygon>
          <draw:path draw:style-name="gr3" draw:text-style-name="P3" draw:layer="layout" svg:width="0.314cm" svg:height="0.417cm" svg:x="16.755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17.105cm" svg:y="-4.77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17.454cm" svg:y="-4.78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17.901cm" svg:y="-4.834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18.161cm" svg:y="-4.826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8.585cm" svg:y="-4.477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8.923cm" svg:y="-4.47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9.166cm" svg:y="-4.47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19.635cm" svg:y="-4.442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9.852cm" svg:y="-4.667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0.232cm" svg:y="-4.874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0.384cm" svg:y="-4.874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0.608cm" svg:y="-4.834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0.937cm" svg:y="-4.598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1.283cm" svg:y="-4.787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5.231cm" svg:y="5.383cm" svg:viewBox="0 0 977 598" draw:points="489,598 0,598 0,0 977,0 977,598">
            <text:p/>
          </draw:polygon>
          <draw:path draw:style-name="gr3" draw:text-style-name="P3" draw:layer="layout" svg:width="0.305cm" svg:height="0.409cm" svg:x="25.252cm" svg:y="5.3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5.583cm" svg:y="5.3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932cm" svg:y="5.6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6.834cm" svg:y="-10.098cm" svg:viewBox="0 0 977 598" draw:points="489,598 0,598 0,0 977,0 977,598">
            <text:p/>
          </draw:polygon>
          <draw:path draw:style-name="gr3" draw:text-style-name="P3" draw:layer="layout" svg:width="0.305cm" svg:height="0.409cm" svg:x="16.855cm" svg:y="-10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7.186cm" svg:y="-10.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7.535cm" svg:y="-9.7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031cm" svg:y="2.102cm" svg:viewBox="0 0 1271 598" draw:points="635,598 0,598 0,0 1271,0 1271,598">
            <text:p/>
          </draw:polygon>
          <draw:path draw:style-name="gr3" draw:text-style-name="P3" draw:layer="layout" svg:width="0.305cm" svg:height="0.409cm" svg:x="24.052cm" svg:y="2.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382cm" svg:y="2.1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4.732cm" svg:y="2.402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038cm" svg:y="2.28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184cm" svg:y="2.28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3.563cm" svg:y="-5.353cm" svg:viewBox="0 0 1271 598" draw:points="635,598 0,598 0,0 1271,0 1271,598">
            <text:p/>
          </draw:polygon>
          <draw:path draw:style-name="gr3" draw:text-style-name="P3" draw:layer="layout" svg:width="0.305cm" svg:height="0.409cm" svg:x="13.584cm" svg:y="-5.355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914cm" svg:y="-5.355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4.264cm" svg:y="-5.053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4.57cm" svg:y="-5.167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4.716cm" svg:y="-5.167cm" svg:viewBox="0 0 95 177" svg:d="M91 32c0 0 4-7 4-13 0-11-11-19-21-19-15 0-19 11-21 15l-51 146c-2 4-2 6-2 6 0 6 15 10 15 10 2 0 4-2 6-6z">
            <text:p/>
          </draw:path>
        </draw:g>
        <draw:custom-shape draw:style-name="gr23" draw:text-style-name="P1" xml:id="id23" draw:id="id23" draw:layer="layout" svg:width="10.898cm" svg:height="1.27cm" svg:x="17.296cm" svg:y="-0.6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442cm" svg:y="-0.268cm" svg:viewBox="0 0 10283 633" draw:points="5142,633 0,633 0,0 10283,0 10283,633">
            <text:p/>
          </draw:polygon>
          <draw:path draw:style-name="gr3" draw:text-style-name="P3" draw:layer="layout" svg:width="0.278cm" svg:height="0.461cm" svg:x="17.471cm" svg:y="-0.2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832cm" svg:y="-0.0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284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04cm" svg:y="-0.2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528cm" svg:y="-0.2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963cm" svg:y="-0.2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509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153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567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831cm" svg:y="-0.2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255cm" svg:y="0.127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593cm" svg:y="0.12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836cm" svg:y="0.127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471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115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493cm" svg:y="-0.2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715cm" svg:y="0.162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934cm" svg:y="-0.0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5.312cm" svg:y="-0.2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466cm" svg:y="-0.2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853cm" svg:y="-0.0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537cm" svg:y="-0.0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38cm" svg:y="-0.0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328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541cm" svg:y="-0.2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g>
          <svg:title>TexMaths</svg:title>
          <svg:desc>19§latex§$\texttt{AKA(PMSI)-S}$§svg§600§TRUE§</svg:desc>
          <draw:polygon draw:style-name="gr2" draw:text-style-name="P2" draw:layer="layout" svg:width="3.843cm" svg:height="0.518cm" svg:x="24.639cm" svg:y="-3.476cm" svg:viewBox="0 0 3844 519" draw:points="1923,519 0,519 0,0 3844,0 3844,519">
            <text:p/>
          </draw:polygon>
          <draw:path draw:style-name="gr3" draw:text-style-name="P3" draw:layer="layout" svg:width="0.314cm" svg:height="0.417cm" svg:x="24.656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006cm" svg:y="-3.423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5.355cm" svg:y="-3.4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5.802cm" svg:y="-3.478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6.053cm" svg:y="-3.423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6.397cm" svg:y="-3.42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6.769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7.138cm" svg:y="-3.423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7.493cm" svg:y="-3.478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7.82cm" svg:y="-3.242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168cm" svg:y="-3.429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4.639cm" svg:y="-2.674cm" svg:viewBox="0 0 3889 564" draw:points="1945,564 0,564 0,0 3889,0 3889,564">
            <text:p/>
          </draw:polygon>
          <draw:path draw:style-name="gr3" draw:text-style-name="P3" draw:layer="layout" svg:width="0.314cm" svg:height="0.417cm" svg:x="24.656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25.006cm" svg:y="-2.621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25.355cm" svg:y="-2.628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25.802cm" svg:y="-2.676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26.062cm" svg:y="-2.66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486cm" svg:y="-2.319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6.824cm" svg:y="-2.319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067cm" svg:y="-2.319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27.538cm" svg:y="-2.676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27.865cm" svg:y="-2.4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8.213cm" svg:y="-2.627cm" svg:viewBox="0 0 283 424" svg:d="M163 234c19 3 76 17 76 76 0 34-30 74-83 74-17 0-52-2-78-21-29-19-31-46-32-59 0-11 0-23-23-23s-23 13-23 27v89c0 12 0 27 21 27 13 0 19-8 25-31 26 21 66 31 110 31 78 0 127-59 127-118 0-44-25-70-32-80-29-26-46-32-99-44l-55-11c-29-9-53-32-53-65 0-34 32-64 79-64 80 0 92 62 95 83 2 14 10 19 23 19 23 0 23-15 23-28v-89c0-10 0-27-21-27-15 0-19 11-25 32-26-24-62-32-93-32-74 0-125 53-125 110 0 46 30 89 87 105 2 2 67 17 76 19z">
            <text:p/>
          </draw:path>
        </draw:g>
        <draw:connector draw:style-name="gr21" draw:text-style-name="P4" draw:layer="layout" draw:type="curve" draw:line-skew="-0.612cm" svg:x1="22.745cm" svg:y1="-0.626cm" svg:x2="28.194cm" svg:y2="0.009cm" draw:start-shape="id23" draw:start-glue-point="0" draw:end-shape="id23" draw:end-glue-point="1" svg:d="M22745-626c0-1708 2988-1424 4548-838s1691 1473 901 1473" svg:viewBox="0 0 5924 1928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4.633cm" svg:y="-5.798cm" svg:viewBox="0 0 977 598" draw:points="489,598 0,598 0,0 977,0 977,598">
            <text:p/>
          </draw:polygon>
          <draw:path draw:style-name="gr3" draw:text-style-name="P3" draw:layer="layout" svg:width="0.305cm" svg:height="0.409cm" svg:x="24.654cm" svg:y="-5.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85cm" svg:y="-5.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334cm" svg:y="-5.498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4.598cm" svg:y="-4.996cm" svg:viewBox="0 0 1125 598" draw:points="563,598 0,598 0,0 1125,0 1125,598">
            <text:p/>
          </draw:polygon>
          <draw:path draw:style-name="gr3" draw:text-style-name="P3" draw:layer="layout" svg:width="0.305cm" svg:height="0.409cm" svg:x="24.619cm" svg:y="-4.9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5cm" svg:y="-4.99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5.299cm" svg:y="-4.69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5.605cm" svg:y="-4.8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4.634cm" svg:y="-4.096cm" svg:viewBox="0 0 1271 598" draw:points="635,598 0,598 0,0 1271,0 1271,598">
            <text:p/>
          </draw:polygon>
          <draw:path draw:style-name="gr3" draw:text-style-name="P3" draw:layer="layout" svg:width="0.305cm" svg:height="0.409cm" svg:x="24.655cm" svg:y="-4.09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4.985cm" svg:y="-4.098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5.335cm" svg:y="-3.79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5.641cm" svg:y="-3.9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5.787cm" svg:y="-3.9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16.836cm" svg:y="-9.19cm" svg:viewBox="0 0 1049 409" draw:points="525,409 0,409 0,0 1049,0 1049,409">
            <text:p/>
          </draw:polygon>
          <draw:path draw:style-name="gr3" draw:text-style-name="P3" draw:layer="layout" svg:width="0.314cm" svg:height="0.417cm" svg:x="16.853cm" svg:y="-9.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7.197cm" svg:y="-9.1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7.549cm" svg:y="-9.1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9.779cm" svg:y="2.341cm" svg:viewBox="0 0 1049 409" draw:points="525,409 0,409 0,0 1049,0 1049,409">
            <text:p/>
          </draw:polygon>
          <draw:path draw:style-name="gr3" draw:text-style-name="P3" draw:layer="layout" svg:width="0.314cm" svg:height="0.417cm" svg:x="29.796cm" svg:y="2.331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0.14cm" svg:y="2.33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0.492cm" svg:y="2.33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22.745cm" svg:y1="-0.626cm" svg:x2="22.435cm" svg:y2="-6.374cm" draw:start-shape="id23" draw:start-glue-point="0" draw:end-shape="id21" svg:d="M22745-626c0-4309-310-1436-310-5748" svg:viewBox="0 0 311 5749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21.203cm" svg:y="-3.59cm" svg:viewBox="0 0 1049 409" draw:points="525,409 0,409 0,0 1049,0 1049,409">
            <text:p/>
          </draw:polygon>
          <draw:path draw:style-name="gr3" draw:text-style-name="P3" draw:layer="layout" svg:width="0.314cm" svg:height="0.417cm" svg:x="21.22cm" svg:y="-3.6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1.564cm" svg:y="-3.59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1.916cm" svg:y="-3.59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4" draw:text-style-name="P1" xml:id="id29" draw:id="id29" draw:layer="layout" svg:width="15.322cm" svg:height="1.27cm" svg:x="-0.406cm" svg:y="-7.8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0.343cm" svg:y="-7.538cm" svg:viewBox="0 0 15132 695" draw:points="7566,695 0,695 0,0 15132,0 15132,695">
            <text:p/>
          </draw:polygon>
          <draw:path draw:style-name="gr3" draw:text-style-name="P3" draw:layer="layout" svg:width="0.278cm" svg:height="0.461cm" svg:x="-0.314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47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499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19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43cm" svg:y="-7.4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78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798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41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64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42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61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39cm" svg:y="-7.5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4.861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7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58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1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25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284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48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72cm" svg:y="-7.1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1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54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62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0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29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09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0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9.725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03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26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4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2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74cm" svg:y="-7.5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289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49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66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44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2.498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885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71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7cm" svg:y="-7.3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61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72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97cm" svg:y="-7.4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64cm" svg:y="-7.3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14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36cm" svg:y="-7.4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6cm" svg:y="-7.5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195cm" svg:y="-7.4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13cm" svg:y="-7.5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58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81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4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59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76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56cm" svg:y="-7.54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78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5.095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73cm" svg:y="-7.5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27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5.8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cm" svg:y="-7.1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66cm" svg:y="-7.4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6.987cm" svg:y="-7.1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7.326cm" svg:y="-7.1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69cm" svg:y="-7.1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78cm" svg:y="-7.5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22cm" svg:y="-7.3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8.846cm" svg:y="-7.5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2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41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21cm" svg:y="-7.5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10.343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59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38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1.092cm" svg:y="-7.54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11.304cm" svg:y="-7.5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64cm" svg:y="-7.1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83cm" svg:y="-7.3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61cm" svg:y="-7.5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15cm" svg:y="-7.5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02cm" svg:y="-7.2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3.588cm" svg:y="-7.3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3.987cm" svg:y="-7.3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77cm" svg:y="-7.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589cm" svg:y="-7.5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0.282cm" svg:y="-7.4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0.081cm" svg:y="-7.2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0.531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1.052cm" svg:y="-7.4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777cm" svg:y="-7.4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213cm" svg:y="-7.4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2.83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2.775cm" svg:y="-7.3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3.398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3.66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4.07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4.293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4.671cm" svg:y="-7.5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4.894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5.112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5.49cm" svg:y="-7.5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5.644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5.857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6.317cm" svg:y="-7.0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6.583cm" svg:y="-7.4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7.004cm" svg:y="-7.1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43cm" svg:y="-7.1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7.586cm" svg:y="-7.1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8.295cm" svg:y="-7.5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8.24cm" svg:y="-7.3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8.863cm" svg:y="-7.5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9.12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9.54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75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136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10.358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0.577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955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11.109cm" svg:y="-7.5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11.321cm" svg:y="-7.5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11.781cm" svg:y="-7.0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11.998cm" svg:y="-7.3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78cm" svg:y="-7.5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2.53cm" svg:y="-7.5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2.919cm" svg:y="-7.2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603cm" svg:y="-7.3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4.002cm" svg:y="-7.3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4.394cm" svg:y="-7.4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4.607cm" svg:y="-7.4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25" draw:text-style-name="P1" xml:id="id25" draw:id="id25" draw:layer="layout" svg:width="13.234cm" svg:height="1.27cm" svg:x="7.594cm" svg:y="11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text-style-name="P2" draw:layer="layout" svg:width="12.784cm" svg:height="0.668cm" svg:x="7.758cm" svg:y="11.961cm" svg:viewBox="0 0 12785 669" draw:points="6392,669 0,669 0,0 12785,0 12785,669">
            <text:p/>
          </draw:polygon>
          <draw:path draw:style-name="gr3" draw:text-style-name="P3" draw:layer="layout" svg:width="0.278cm" svg:height="0.461cm" svg:x="7.786cm" svg:y="12.0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text-style-name="P3" draw:layer="layout" svg:width="0.071cm" svg:height="0.288cm" svg:x="8.147cm" svg:y="12.1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8.6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12cm" svg:y="12.0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9.844cm" svg:y="11.9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279cm" svg:y="12.0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0.899cm" svg:y="11.96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0.842cm" svg:y="12.1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1.465cm" svg:y="11.9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1.731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2.14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2.36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74cm" svg:y="11.9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12.962cm" svg:y="12.3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3.179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3.559cm" svg:y="11.9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3.711cm" svg:y="11.95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13.925cm" svg:y="11.9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14.385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14.649cm" svg:y="12.0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5.073cm" svg:y="12.3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411cm" svg:y="12.3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652cm" svg:y="12.3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6.289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6.933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311cm" svg:y="11.9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17.533cm" svg:y="12.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752cm" svg:y="12.1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8.13cm" svg:y="11.9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8.282cm" svg:y="11.9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5cm" svg:height="0.157cm" svg:x="18.672cm" svg:y="12.2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9.356cm" svg:y="12.1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9.756cm" svg:y="12.1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0.146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0.359cm" svg:y="11.9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draw:line-skew="-0.266cm 1.67cm" svg:x1="7.594cm" svg:y1="12.287cm" svg:x2="14.211cm" svg:y2="12.922cm" draw:start-shape="id25" draw:start-glue-point="3" draw:end-shape="id25" draw:end-glue-point="2" svg:d="M7594 12287c-1189 0-992 1416 960 2399s5657 1531 5657-1764" svg:viewBox="0 0 7356 315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4.734cm" svg:y="13.073cm" svg:viewBox="0 0 977 598" draw:points="489,598 0,598 0,0 977,0 977,598">
            <text:p/>
          </draw:polygon>
          <draw:path draw:style-name="gr3" draw:text-style-name="P3" draw:layer="layout" svg:width="0.305cm" svg:height="0.409cm" svg:x="4.755cm" svg:y="13.07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6cm" svg:y="13.07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435cm" svg:y="13.37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4.733cm" svg:y="13.775cm" svg:viewBox="0 0 1125 598" draw:points="563,598 0,598 0,0 1125,0 1125,598">
            <text:p/>
          </draw:polygon>
          <draw:path draw:style-name="gr3" draw:text-style-name="P3" draw:layer="layout" svg:width="0.305cm" svg:height="0.409cm" svg:x="4.754cm" svg:y="13.7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5cm" svg:y="13.7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434cm" svg:y="14.0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5.74cm" svg:y="13.96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4.735cm" svg:y="14.475cm" svg:viewBox="0 0 1271 598" draw:points="635,598 0,598 0,0 1271,0 1271,598">
            <text:p/>
          </draw:polygon>
          <draw:path draw:style-name="gr3" draw:text-style-name="P3" draw:layer="layout" svg:width="0.305cm" svg:height="0.409cm" svg:x="4.756cm" svg:y="14.4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5.086cm" svg:y="14.47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5.436cm" svg:y="14.77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5.742cm" svg:y="14.66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5.888cm" svg:y="14.661cm" svg:viewBox="0 0 95 177" svg:d="M91 32c0 0 4-7 4-13 0-11-11-19-21-19-15 0-19 11-21 15l-51 146c-2 4-2 6-2 6 0 6 15 10 15 10 2 0 4-2 6-6z">
            <text:p/>
          </draw:path>
        </draw:g>
        <draw:custom-shape draw:style-name="gr26" draw:text-style-name="P1" xml:id="id26" draw:id="id26" draw:layer="layout" svg:width="13.033cm" svg:height="1.27cm" svg:x="15.794cm" svg:y="18.542cm">
          <text:p/>
          <draw:enhanced-geometry svg:viewBox="0 0 21600 21600" draw:type="rectangle" draw:enhanced-path="M 0 0 L 21600 0 21600 21600 0 21600 0 0 Z N"/>
        </draw:custom-shape>
        <draw:g xml:id="id31" draw:id="id31">
          <svg:title>TexMaths</svg:title>
          <svg:desc>19§latex§9: $PMSI \notin \left\lbrace p, p', p'' \right\rbrace , P_{new} = p', p'' !=  null$§svg§600§TRUE§</svg:desc>
          <draw:polygon draw:style-name="gr2" draw:text-style-name="P2" draw:layer="layout" svg:width="12.968cm" svg:height="0.668cm" svg:x="15.858cm" svg:y="18.752cm" svg:viewBox="0 0 12969 669" draw:points="6485,669 0,669 0,0 12969,0 12969,669">
            <text:p/>
          </draw:polygon>
          <draw:path draw:style-name="gr3" draw:text-style-name="P3" draw:layer="layout" svg:width="0.278cm" svg:height="0.461cm" svg:x="15.886cm" svg:y="18.809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text-style-name="P3" draw:layer="layout" svg:width="0.071cm" svg:height="0.288cm" svg:x="16.247cm" svg:y="18.9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7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7.22cm" svg:y="18.798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944cm" svg:y="18.78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8.379cm" svg:y="18.798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8.999cm" svg:y="18.75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8.942cm" svg:y="18.893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9.565cm" svg:y="18.75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9.831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0.24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0.46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0.84cm" svg:y="18.75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21.062cm" svg:y="19.1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1.279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659cm" svg:y="18.75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1.811cm" svg:y="18.75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22.025cm" svg:y="18.75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2.485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22.749cm" svg:y="18.79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3.173cm" svg:y="19.14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3.511cm" svg:y="19.14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3.752cm" svg:y="19.14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4.389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5.033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411cm" svg:y="18.75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25.633cm" svg:y="19.1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5.852cm" svg:y="18.95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6.23cm" svg:y="18.75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26.382cm" svg:y="18.7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1cm" svg:height="0.48cm" svg:x="26.606cm" svg:y="18.775cm" svg:viewBox="0 0 72 481" svg:d="M46 340l26-306c0-23-17-34-36-34-17 0-36 11-36 34l27 306c0 10 1 15 9 15s10-3 10-15zM72 445c0-19-15-36-36-36-19 0-36 17-36 36s17 36 36 36c21 0 36-17 36-36z">
            <text:p/>
          </draw:path>
          <draw:path draw:style-name="gr3" draw:text-style-name="P3" draw:layer="layout" svg:width="0.445cm" svg:height="0.157cm" svg:x="26.956cm" svg:y="19.009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7.641cm" svg:y="18.95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8.04cm" svg:y="18.957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8.432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8.643cm" svg:y="18.7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svg:x1="14.211cm" svg:y1="12.922cm" svg:x2="22.31cm" svg:y2="18.542cm" draw:start-shape="id25" draw:start-glue-point="2" draw:end-shape="id26" draw:end-glue-point="0" svg:d="M14211 12922c0 4215 8099 1405 8099 5620" svg:viewBox="0 0 8100 562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15.24cm" svg:y="13.683cm" svg:viewBox="0 0 1049 409" draw:points="525,409 0,409 0,0 1049,0 1049,409">
            <text:p/>
          </draw:polygon>
          <draw:path draw:style-name="gr3" draw:text-style-name="P3" draw:layer="layout" svg:width="0.314cm" svg:height="0.417cm" svg:x="15.257cm" svg:y="13.6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15.601cm" svg:y="13.6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5.953cm" svg:y="13.6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ustom-shape draw:style-name="gr27" draw:text-style-name="P1" xml:id="id27" draw:id="id27" draw:layer="layout" svg:width="13.792cm" svg:height="1.27cm" svg:x="1.194cm" svg:y="18.5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10: $PMSI \notin \left\lbrace p, p', p'' \right\rbrace , P_{new} = p'', p'' !=  null$§svg§600§TRUE§</svg:desc>
          <draw:polygon draw:style-name="gr2" draw:text-style-name="P2" draw:layer="layout" svg:width="13.455cm" svg:height="0.668cm" svg:x="1.257cm" svg:y="18.852cm" svg:viewBox="0 0 13456 669" draw:points="6728,669 0,669 0,0 13456,0 13456,669">
            <text:p/>
          </draw:polygon>
          <draw:path draw:style-name="gr3" draw:text-style-name="P3" draw:layer="layout" svg:width="0.221cm" svg:height="0.446cm" svg:x="1.316cm" svg:y="18.90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282cm" svg:height="0.461cm" svg:x="1.616cm" svg:y="18.909cm" svg:viewBox="0 0 283 462" svg:d="M283 232c0-53-4-107-26-156-31-65-86-76-114-76-42 0-90 17-118 80-21 45-25 99-25 152 0 51 2 110 30 161 29 56 78 69 111 69 36 0 87-15 117-78 21-46 25-99 25-152zM141 447c-25 0-65-17-78-82-8-40-8-101-8-141 0-43 0-87 6-123 13-80 63-86 80-86 22 0 66 12 79 78 8 38 8 89 8 131 0 50 0 95-8 139-11 63-49 84-79 84z">
            <text:p/>
          </draw:path>
          <draw:path draw:style-name="gr3" draw:text-style-name="P3" draw:layer="layout" svg:width="0.071cm" svg:height="0.288cm" svg:x="1.979cm" svg:y="19.06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2.43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2.952cm" svg:y="18.898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4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3.678cm" svg:y="18.882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4.111cm" svg:y="18.898cm" svg:viewBox="0 0 312 458" svg:d="M228 51c6-24 8-30 61-30 17 0 23 0 23-13 0-8-8-8-12-8-19 0-68 2-87 2-21 0-70-2-89-2-6 0-14 0-14 13 0 8 6 8 19 8 27 0 46 0 46 13 0 2 0 4-2 10l-91 363c-6 24-8 30-61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4.73cm" svg:y="18.852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4.673cm" svg:y="18.993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238cm" svg:height="0.668cm" svg:x="5.298cm" svg:y="18.85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5.562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5.975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6.193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6.571cm" svg:y="18.8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079cm" svg:height="0.2cm" svg:x="6.794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7.01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39cm" svg:y="18.8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7.542cm" svg:y="18.8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238cm" svg:height="0.668cm" svg:x="7.757cm" svg:y="18.852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8.217cm" svg:y="19.2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8.481cm" svg:y="18.898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905cm" svg:y="19.247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9.243cm" svg:y="19.247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9.486cm" svg:y="19.247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10.12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10.765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1.143cm" svg:y="18.8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11.297cm" svg:y="18.85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079cm" svg:height="0.2cm" svg:x="11.519cm" svg:y="19.281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1.738cm" svg:y="19.057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116cm" svg:y="18.85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12.27cm" svg:y="18.85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071cm" svg:height="0.48cm" svg:x="12.492cm" svg:y="18.875cm" svg:viewBox="0 0 72 481" svg:d="M46 340l26-306c0-23-17-34-36-34-17 0-36 11-36 34l27 306c0 10 2 15 9 15 8 0 10-3 10-15zM72 445c0-19-15-36-36-36-19 0-36 17-36 36s17 36 36 36c21 0 36-17 36-36z">
            <text:p/>
          </draw:path>
          <draw:path draw:style-name="gr3" draw:text-style-name="P3" draw:layer="layout" svg:width="0.446cm" svg:height="0.157cm" svg:x="12.841cm" svg:y="19.1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3.527cm" svg:y="19.057cm" svg:viewBox="0 0 365 304" svg:d="M40 257c-2 11-6 26-6 30 0 11 10 17 19 17 8 0 21-6 25-19 0 0 9-32 13-49l15-61c4-13 8-29 10-44 4-11 9-32 9-34 10-21 46-82 111-82 30 0 36 25 36 48 0 40-34 127-44 156-6 15-8 22-8 30 0 32 25 55 56 55 62 0 89-97 89-103 0-7-8-7-10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3.926cm" svg:y="19.057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4.318cm" svg:y="18.89cm" svg:viewBox="0 0 144 473" svg:d="M144 8c0 0 0-8-7-8-17 0-67 6-84 8-5 0-13 0-13 13 0 8 8 8 17 8 32 0 34 5 34 11l-2 13-85 335c-2 7-4 13-4 23 0 38 30 62 61 62 23 0 40-13 51-38 13-24 21-64 21-66 0-6-6-6-8-6-7 0-7 2-9 11-11 44-25 84-53 84-19 0-19-21-19-30 0-17 0-19 4-33z">
            <text:p/>
          </draw:path>
          <draw:path draw:style-name="gr3" draw:text-style-name="P3" draw:layer="layout" svg:width="0.143cm" svg:height="0.472cm" svg:x="14.529cm" svg:y="18.8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4.645cm" svg:y="15.096cm" svg:viewBox="0 0 3844 519" draw:points="1923,519 0,519 0,0 3844,0 3844,519">
            <text:p/>
          </draw:polygon>
          <draw:path draw:style-name="gr3" draw:text-style-name="P3" draw:layer="layout" svg:width="0.314cm" svg:height="0.417cm" svg:x="4.662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5.012cm" svg:y="15.1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5.361cm" svg:y="15.1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5.808cm" svg:y="15.0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6.059cm" svg:y="15.1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6.403cm" svg:y="15.1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6.775cm" svg:y="15.1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7.144cm" svg:y="15.1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7.499cm" svg:y="15.0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7.826cm" svg:y="15.3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8.156cm" svg:y="15.1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4.644cm" svg:y="15.797cm" svg:viewBox="0 0 3889 564" draw:points="1945,564 0,564 0,0 3889,0 3889,564">
            <text:p/>
          </draw:polygon>
          <draw:path draw:style-name="gr3" draw:text-style-name="P3" draw:layer="layout" svg:width="0.314cm" svg:height="0.417cm" svg:x="4.661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5.011cm" svg:y="15.8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5.36cm" svg:y="15.8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5.807cm" svg:y="15.7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6.067cm" svg:y="15.8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491cm" svg:y="16.1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6.829cm" svg:y="16.1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7.072cm" svg:y="16.1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7.543cm" svg:y="15.7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7.87cm" svg:y="16.0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8.218cm" svg:y="15.8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23.446cm" svg:y="22.795cm" svg:viewBox="0 0 3844 519" draw:points="1923,519 0,519 0,0 3844,0 3844,519">
            <text:p/>
          </draw:polygon>
          <draw:path draw:style-name="gr3" draw:text-style-name="P3" draw:layer="layout" svg:width="0.314cm" svg:height="0.417cm" svg:x="23.463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3.813cm" svg:y="22.84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24.162cm" svg:y="22.84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4.609cm" svg:y="22.79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24.86cm" svg:y="22.84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25.204cm" svg:y="22.84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25.576cm" svg:y="22.84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25.945cm" svg:y="22.84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26.3cm" svg:y="22.79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26.627cm" svg:y="23.02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26.957cm" svg:y="22.84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25.346cm" svg:y="16.498cm" svg:viewBox="0 0 4862 633" draw:points="2430,633 0,633 0,0 4862,0 4862,633">
            <text:p/>
          </draw:polygon>
          <draw:path draw:style-name="gr3" draw:text-style-name="P3" draw:layer="layout" svg:width="0.314cm" svg:height="0.417cm" svg:x="25.363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25.713cm" svg:y="16.591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26.062cm" svg:y="16.58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26.509cm" svg:y="16.536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769cm" svg:y="16.544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7.193cm" svg:y="16.893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531cm" svg:y="16.89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7.774cm" svg:y="16.89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28.243cm" svg:y="16.928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28.46cm" svg:y="16.703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8.84cm" svg:y="16.496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8.992cm" svg:y="16.496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9.216cm" svg:y="16.536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29.545cm" svg:y="16.772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29.891cm" svg:y="16.583cm" svg:viewBox="0 0 283 424" svg:d="M163 234c19 4 76 17 76 76 0 34-30 74-83 74-17 0-52-2-78-21-29-19-31-46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3.532cm" svg:y="21.274cm" svg:viewBox="0 0 977 598" draw:points="489,598 0,598 0,0 977,0 977,598">
            <text:p/>
          </draw:polygon>
          <draw:path draw:style-name="gr3" draw:text-style-name="P3" draw:layer="layout" svg:width="0.305cm" svg:height="0.409cm" svg:x="23.553cm" svg:y="21.2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3.884cm" svg:y="21.2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4.233cm" svg:y="21.5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3.439cm" svg:y="22.083cm" svg:viewBox="0 0 1049 409" draw:points="525,409 0,409 0,0 1049,0 1049,409">
            <text:p/>
          </draw:polygon>
          <draw:path draw:style-name="gr3" draw:text-style-name="P3" draw:layer="layout" svg:width="0.314cm" svg:height="0.417cm" svg:x="23.456cm" svg:y="22.0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3.8cm" svg:y="22.0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4.152cm" svg:y="22.0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1.194cm" svg:y1="19.177cm" svg:x2="7.757cm" svg:y2="12.293cm" draw:start-shape="id27" draw:start-glue-point="3" svg:d="M1194 19177c-790 0-4072-6884 6563-6884" svg:viewBox="0 0 7662 6885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0.534cm" svg:y="16.485cm" svg:viewBox="0 0 1125 598" draw:points="563,598 0,598 0,0 1125,0 1125,598">
            <text:p/>
          </draw:polygon>
          <draw:path draw:style-name="gr3" draw:text-style-name="P3" draw:layer="layout" svg:width="0.305cm" svg:height="0.409cm" svg:x="0.555cm" svg:y="16.4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0.886cm" svg:y="16.4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.235cm" svg:y="16.7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.541cm" svg:y="16.6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0.536cm" svg:y="17.385cm" svg:viewBox="0 0 1271 598" draw:points="635,598 0,598 0,0 1271,0 1271,598">
            <text:p/>
          </draw:polygon>
          <draw:path draw:style-name="gr3" draw:text-style-name="P3" draw:layer="layout" svg:width="0.305cm" svg:height="0.409cm" svg:x="0.557cm" svg:y="17.3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0.887cm" svg:y="17.3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.237cm" svg:y="17.6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.543cm" svg:y="17.5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.689cm" svg:y="17.571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0cm 0.526cm" svg:x1="1.194cm" svg:y1="19.177cm" svg:x2="8.09cm" svg:y2="19.812cm" draw:start-shape="id27" draw:start-glue-point="3" draw:end-shape="id27" draw:end-glue-point="2" svg:d="M1194 19177c-790 0-658 844 1263 1398s5633 816 5633-763" svg:viewBox="0 0 7351 1829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932cm" svg:y="21.174cm" svg:viewBox="0 0 977 598" draw:points="489,598 0,598 0,0 977,0 977,598">
            <text:p/>
          </draw:polygon>
          <draw:path draw:style-name="gr3" draw:text-style-name="P3" draw:layer="layout" svg:width="0.305cm" svg:height="0.409cm" svg:x="2.953cm" svg:y="21.172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3.284cm" svg:y="21.172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633cm" svg:y="21.47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839cm" svg:y="21.983cm" svg:viewBox="0 0 1049 409" draw:points="525,409 0,409 0,0 1049,0 1049,409">
            <text:p/>
          </draw:polygon>
          <draw:path draw:style-name="gr3" draw:text-style-name="P3" draw:layer="layout" svg:width="0.314cm" svg:height="0.417cm" svg:x="2.856cm" svg:y="21.973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3.2cm" svg:y="21.981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3.552cm" svg:y="21.981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2.745cm" svg:y="22.596cm" svg:viewBox="0 0 3844 519" draw:points="1923,519 0,519 0,0 3844,0 3844,519">
            <text:p/>
          </draw:polygon>
          <draw:path draw:style-name="gr3" draw:text-style-name="P3" draw:layer="layout" svg:width="0.314cm" svg:height="0.417cm" svg:x="2.762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3.112cm" svg:y="22.649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3.461cm" svg:y="22.64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3.908cm" svg:y="22.594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4.159cm" svg:y="22.649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4.503cm" svg:y="22.649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4.875cm" svg:y="22.643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5.244cm" svg:y="22.649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5.599cm" svg:y="22.594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5.926cm" svg:y="22.83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6.256cm" svg:y="22.649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2.745cm" svg:y="23.397cm" svg:viewBox="0 0 3889 564" draw:points="1945,564 0,564 0,0 3889,0 3889,564">
            <text:p/>
          </draw:polygon>
          <draw:path draw:style-name="gr3" draw:text-style-name="P3" draw:layer="layout" svg:width="0.314cm" svg:height="0.417cm" svg:x="2.762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3.112cm" svg:y="23.45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3.461cm" svg:y="23.443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3.908cm" svg:y="23.395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4.168cm" svg:y="23.403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592cm" svg:y="23.752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4.93cm" svg:y="23.75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5.173cm" svg:y="23.75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5.644cm" svg:y="23.395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5.971cm" svg:y="23.63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6.319cm" svg:y="23.444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draw:line-skew="0.222cm 0.304cm" svg:x1="6.147cm" svg:y1="5.422cm" svg:x2="12.7cm" svg:y2="4.787cm" draw:start-shape="id24" draw:start-glue-point="2" draw:end-shape="id24" draw:end-glue-point="1" svg:d="M6147 5422c0 1123 3692 937 5642 497s2157-1132 911-1132" svg:viewBox="0 0 7334 1476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12.734cm" svg:y="5.583cm" svg:viewBox="0 0 977 598" draw:points="489,598 0,598 0,0 977,0 977,598">
            <text:p/>
          </draw:polygon>
          <draw:path draw:style-name="gr3" draw:text-style-name="P3" draw:layer="layout" svg:width="0.305cm" svg:height="0.409cm" svg:x="12.755cm" svg:y="5.581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5.581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5cm" svg:y="5.883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2.733cm" svg:y="6.185cm" svg:viewBox="0 0 1125 598" draw:points="563,598 0,598 0,0 1125,0 1125,598">
            <text:p/>
          </draw:polygon>
          <draw:path draw:style-name="gr3" draw:text-style-name="P3" draw:layer="layout" svg:width="0.305cm" svg:height="0.409cm" svg:x="12.754cm" svg:y="6.1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5cm" svg:y="6.18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3.434cm" svg:y="6.48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3.74cm" svg:y="6.371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2.735cm" svg:y="6.785cm" svg:viewBox="0 0 1271 598" draw:points="635,598 0,598 0,0 1271,0 1271,598">
            <text:p/>
          </draw:polygon>
          <draw:path draw:style-name="gr3" draw:text-style-name="P3" draw:layer="layout" svg:width="0.305cm" svg:height="0.409cm" svg:x="12.756cm" svg:y="6.78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3.086cm" svg:y="6.783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3.436cm" svg:y="7.085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3.742cm" svg:y="6.971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3.888cm" svg:y="6.971cm" svg:viewBox="0 0 95 177" svg:d="M91 32c0 0 4-7 4-13 0-11-11-19-21-19-15 0-19 11-21 15l-51 146c-2 4-2 6-2 6 0 6 15 10 15 10 2 0 4-2 6-6z">
            <text:p/>
          </draw:path>
        </draw:g>
        <draw:custom-shape draw:style-name="gr28" draw:text-style-name="P1" xml:id="id28" draw:id="id28" draw:layer="layout" svg:width="13.2cm" svg:height="1.27cm" svg:x="-0.5cm" svg:y="-2.0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text-style-name="P2" draw:layer="layout" svg:width="12.596cm" svg:height="0.668cm" svg:x="-0.34cm" svg:y="-1.737cm" svg:viewBox="0 0 12597 669" draw:points="6298,669 0,669 0,0 12597,0 12597,669">
            <text:p/>
          </draw:polygon>
          <draw:path draw:style-name="gr3" draw:text-style-name="P3" draw:layer="layout" svg:width="0.267cm" svg:height="0.461cm" svg:x="-0.306cm" svg:y="-1.6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text-style-name="P3" draw:layer="layout" svg:width="0.071cm" svg:height="0.288cm" svg:x="0.05cm" svg:y="-1.5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502cm" svg:y="-1.6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022cm" svg:y="-1.6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text-style-name="P3" draw:layer="layout" svg:width="0.396cm" svg:height="0.488cm" svg:x="1.746cm" svg:y="-1.7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181cm" svg:y="-1.6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01cm" svg:y="-1.737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744cm" svg:y="-1.5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367cm" svg:y="-1.7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text-style-name="P3" draw:layer="layout" svg:width="0.349cm" svg:height="0.427cm" svg:x="3.633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45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264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642cm" svg:y="-1.73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079cm" svg:height="0.2cm" svg:x="4.864cm" svg:y="-1.3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081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61cm" svg:y="-1.73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5.613cm" svg:y="-1.73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5.827cm" svg:y="-1.7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287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551cm" svg:y="-1.6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75cm" svg:y="-1.3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13cm" svg:y="-1.3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54cm" svg:y="-1.3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91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835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249cm" svg:y="-1.3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6cm" svg:y="-1.5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4cm" svg:y="-1.73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9.998cm" svg:y="-1.73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10.441cm" svg:y="-1.714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10.386cm" svg:y="-1.4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71cm" svg:y="-1.5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7cm" svg:y="-1.5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1.862cm" svg:y="-1.6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073cm" svg:y="-1.6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47cm" svg:y1="4.152cm" svg:x2="6.1cm" svg:y2="-0.778cm" draw:start-shape="id24" draw:start-glue-point="0" draw:end-shape="id28" svg:d="M6147 4152c0-3697-47-1233-47-4930" svg:viewBox="0 0 48 4931">
          <text:p/>
        </draw:connector>
        <draw:g>
          <svg:title>TexMaths</svg:title>
          <svg:desc>19§latex§$\texttt{AVR}$§svg§600§TRUE§</svg:desc>
          <draw:polygon draw:style-name="gr2" draw:text-style-name="P2" draw:layer="layout" svg:width="1.048cm" svg:height="0.408cm" svg:x="6.641cm" svg:y="3.192cm" svg:viewBox="0 0 1049 409" draw:points="525,409 0,409 0,0 1049,0 1049,409">
            <text:p/>
          </draw:polygon>
          <draw:path draw:style-name="gr3" draw:text-style-name="P3" draw:layer="layout" svg:width="0.314cm" svg:height="0.417cm" svg:x="6.658cm" svg:y="3.182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7.002cm" svg:y="3.1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7.354cm" svg:y="3.1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6.1cm" svg:y1="-2.048cm" svg:x2="7.255cm" svg:y2="-6.578cm" draw:start-shape="id28" draw:start-glue-point="0" draw:end-shape="id29" svg:d="M6100-2048c0-3403 1155-1139 1155-4530" svg:viewBox="0 0 1156 4531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4.634cm" svg:y="-4.214cm" svg:viewBox="0 0 1125 598" draw:points="563,598 0,598 0,0 1125,0 1125,598">
            <text:p/>
          </draw:polygon>
          <draw:path draw:style-name="gr3" draw:text-style-name="P3" draw:layer="layout" svg:width="0.305cm" svg:height="0.409cm" svg:x="4.655cm" svg:y="-4.2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4.986cm" svg:y="-4.216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5.335cm" svg:y="-3.914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5.641cm" svg:y="-4.0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4.636cm" svg:y="-3.314cm" svg:viewBox="0 0 1271 598" draw:points="635,598 0,598 0,0 1271,0 1271,598">
            <text:p/>
          </draw:polygon>
          <draw:path draw:style-name="gr3" draw:text-style-name="P3" draw:layer="layout" svg:width="0.305cm" svg:height="0.409cm" svg:x="4.657cm" svg:y="-3.316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4.987cm" svg:y="-3.316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5.337cm" svg:y="-3.014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5.643cm" svg:y="-3.128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5.789cm" svg:y="-3.128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9.542cm" svg:y="-3.395cm" svg:viewBox="0 0 3844 519" draw:points="1923,519 0,519 0,0 3844,0 3844,519">
            <text:p/>
          </draw:polygon>
          <draw:path draw:style-name="gr3" draw:text-style-name="P3" draw:layer="layout" svg:width="0.314cm" svg:height="0.417cm" svg:x="9.559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9.909cm" svg:y="-3.342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0.258cm" svg:y="-3.349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0.705cm" svg:y="-3.397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0.956cm" svg:y="-3.34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1.3cm" svg:y="-3.34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1.672cm" svg:y="-3.348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2.041cm" svg:y="-3.34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2.396cm" svg:y="-3.397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2.723cm" svg:y="-3.161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13.053cm" svg:y="-3.342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,p''$)-S}$§svg§600§TRUE§</svg:desc>
          <draw:polygon draw:style-name="gr2" draw:text-style-name="P2" draw:layer="layout" svg:width="4.861cm" svg:height="0.632cm" svg:x="-3.158cm" svg:y="10.807cm" svg:viewBox="0 0 4862 633" draw:points="2430,633 0,633 0,0 4862,0 4862,633">
            <text:p/>
          </draw:polygon>
          <draw:path draw:style-name="gr3" draw:text-style-name="P3" draw:layer="layout" svg:width="0.314cm" svg:height="0.417cm" svg:x="-3.141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-2.791cm" svg:y="10.9cm" svg:viewBox="0 0 315 411" svg:d="M167 169l103-127c24 0 38 0 38-21s-17-21-27-21h-59c-11 0-28 0-28 21s19 21 28 21l-142 177v-177h15c9 0 27 0 27-21s-16-21-27-21h-68c-10 0-27 0-27 21s17 21 27 21h15v327h-15c-10 0-27 0-27 21s17 21 27 21h68c9 0 27 0 27-21s-16-21-27-21h-15v-90l62-77 94 167c-8 0-27 0-27 21s17 21 28 21h50c11 0 28 0 28-21s-15-21-36-21c0-2-4-6-4-8z">
            <text:p/>
          </draw:path>
          <draw:path draw:style-name="gr3" draw:text-style-name="P3" draw:layer="layout" svg:width="0.314cm" svg:height="0.417cm" svg:x="-2.442cm" svg:y="10.89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-1.995cm" svg:y="10.845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-1.735cm" svg:y="10.853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1.311cm" svg:y="11.202cm" svg:viewBox="0 0 287 213" svg:d="M36 179c-2 5-6 17-6 19 0 9 10 15 17 15 8 0 16-6 18-11 1-4 5-19 9-29 2-9 8-30 10-42 3-11 5-21 7-32 6-19 6-23 21-42 13-19 34-44 70-44 27 0 27 25 27 33 0 28-19 81-27 100-5 14-7 18-7 27 0 25 21 40 45 40 46 0 67-65 67-72 0-6-6-6-8-6-5 0-5 2-7 8-12 38-33 57-52 57-9 0-11-6-11-17 0-10 2-18 11-39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0.973cm" svg:y="11.202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-0.73cm" svg:y="11.202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01cm" svg:x="-0.261cm" svg:y="11.237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-0.044cm" svg:y="11.012cm" svg:viewBox="0 0 350 428" svg:d="M51 378c-5 23-5 29-36 29-7 0-15 0-15 11 0 6 4 10 9 10 18 0 37-4 56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0.336cm" svg:y="10.805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0.488cm" svg:y="10.805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0.712cm" svg:y="10.845cm" svg:viewBox="0 0 179 521" svg:d="M179 260c0-79-33-140-56-173-36-49-85-87-102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1.041cm" svg:y="11.08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.387cm" svg:y="10.892cm" svg:viewBox="0 0 283 424" svg:d="M163 234c19 4 76 17 76 76 0 34-30 74-83 74-17 0-52-2-78-21-29-19-31-45-32-59 0-11 0-23-23-23s-23 14-23 27v89c0 12 0 27 21 27 13 0 19-8 25-30 26 20 66 30 110 30 78 0 127-59 127-118 0-44-25-70-32-80-29-26-46-32-99-43l-55-12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draw:line-skew="0cm 0.77cm" svg:x1="6.1cm" svg:y1="-2.048cm" svg:x2="12.7cm" svg:y2="-1.413cm" draw:start-shape="id28" draw:start-glue-point="0" draw:end-shape="id28" draw:end-glue-point="1" svg:d="M6100-2048c0-790 3949-659 6085-303s2460 938 515 938" svg:viewBox="0 0 7890 1220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9.534cm" svg:y="-4.016cm" svg:viewBox="0 0 977 598" draw:points="489,598 0,598 0,0 977,0 977,598">
            <text:p/>
          </draw:polygon>
          <draw:path draw:style-name="gr3" draw:text-style-name="P3" draw:layer="layout" svg:width="0.305cm" svg:height="0.409cm" svg:x="9.555cm" svg:y="-4.018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9.886cm" svg:y="-4.018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0.235cm" svg:y="-3.71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9.541cm" svg:y="-4.707cm" svg:viewBox="0 0 1049 409" draw:points="525,409 0,409 0,0 1049,0 1049,409">
            <text:p/>
          </draw:polygon>
          <draw:path draw:style-name="gr3" draw:text-style-name="P3" draw:layer="layout" svg:width="0.314cm" svg:height="0.417cm" svg:x="9.558cm" svg:y="-4.717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9.902cm" svg:y="-4.709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10.254cm" svg:y="-4.709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draw:line-skew="-0.234cm" svg:x1="-0.5cm" svg:y1="-1.413cm" svg:x2="-0.306cm" svg:y2="8.987cm" draw:start-shape="id28" draw:start-glue-point="3" draw:end-shape="id30" draw:end-glue-point="3" svg:d="M-500-1413c-1141 0-1238 10400 194 10400" svg:viewBox="0 0 1063 10401">
          <text:p/>
        </draw:connector>
        <draw:custom-shape draw:style-name="gr29" draw:text-style-name="P1" xml:id="id30" draw:id="id30" draw:layer="layout" svg:width="11.228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!= null$§svg§600§TRUE§</svg:desc>
          <draw:polygon draw:style-name="gr2" draw:text-style-name="P2" draw:layer="layout" svg:width="10.62cm" svg:height="0.632cm" svg:x="-0.041cm" svg:y="8.663cm" svg:viewBox="0 0 10621 633" draw:points="5311,633 0,633 0,0 10621,0 10621,633">
            <text:p/>
          </draw:polygon>
          <draw:path draw:style-name="gr3" draw:text-style-name="P3" draw:layer="layout" svg:width="0.288cm" svg:height="0.467cm" svg:x="-0.003cm" svg:y="8.712cm" svg:viewBox="0 0 289 468" svg:d="M283 46c6-10 6-10 6-25h-164c-81 0-83-8-85-21h-17l-23 139h17c2-12 8-53 17-61 4-6 57-6 65-6h140c-7 12-60 86-76 107-60 91-83 184-83 253 0 5 0 36 32 36 31 0 31-31 31-36v-35c0-36 1-74 7-110 2-15 11-72 42-114z">
            <text:p/>
          </draw:path>
          <draw:path draw:style-name="gr3" draw:text-style-name="P3" draw:layer="layout" svg:width="0.071cm" svg:height="0.288cm" svg:x="0.349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801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321cm" svg:y="8.709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5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2.045cm" svg:y="8.693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48cm" svg:y="8.709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3.026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.67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4.084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4.348cm" svg:y="8.709cm" svg:viewBox="0 0 479 458" svg:d="M177 247h114c95 0 188-70 188-146 0-52-44-101-133-101h-217c-13 0-19 0-19 13 0 8 6 8 19 8 8 0 21 0 29 2 11 0 15 2 15 9 0 4-2 6-4 14l-89 361c-8 25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772cm" svg:y="9.058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353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1-38 32-57 50-57 9 0 13 6 13 17 0 12-6 21-8 27-26 70-26 78-26 93 0 55 49 63 76 63 9 0 32 0 53-30 9 20 36 30 64 30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5.98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6.632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01cm" svg:y="8.66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19cm" svg:height="0.242cm" svg:x="7.164cm" svg:y="8.66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079cm" svg:height="0.201cm" svg:x="7.386cm" svg:y="9.093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7.605cm" svg:y="8.868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7.983cm" svg:y="8.661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8.137cm" svg:y="8.66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071cm" svg:height="0.48cm" svg:x="8.359cm" svg:y="8.686cm" svg:viewBox="0 0 72 481" svg:d="M46 340l26-306c0-23-17-34-36-34-17 0-36 11-36 34l27 306c0 10 1 16 9 16s10-4 10-16zM72 445c0-19-15-36-36-36-19 0-36 17-36 36s17 36 36 36c21 0 36-17 36-36z">
            <text:p/>
          </draw:path>
          <draw:path draw:style-name="gr3" draw:text-style-name="P3" draw:layer="layout" svg:width="0.446cm" svg:height="0.157cm" svg:x="8.708cm" svg:y="8.9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9.394cm" svg:y="8.868cm" svg:viewBox="0 0 363 304" svg:d="M40 257c-2 11-6 26-6 30 0 11 10 17 19 17 8 0 19-6 25-19 0 0 7-32 11-49l16-61c3-13 7-29 11-44 4-11 7-32 9-34 10-21 46-82 109-82 30 0 36 25 36 48 0 40-33 127-44 156-6 15-6 22-6 30 0 32 23 55 54 55 62 0 89-97 89-102 0-8-8-8-10-8-5 0-5 2-9 13-13 46-36 82-68 82-12 0-16-6-16-21 0-17 6-34 12-47 13-37 42-111 42-149 0-45-31-72-78-72-61 0-94 44-105 59-4-38-30-59-61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9.793cm" svg:y="8.868cm" svg:viewBox="0 0 346 304" svg:d="M215 260c7 27 32 44 61 44 22 0 37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0.185cm" svg:y="8.701cm" svg:viewBox="0 0 144 473" svg:d="M144 8c0 0 0-8-7-8-17 0-67 6-84 8-6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10.396cm" svg:y="8.701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draw:line-skew="0cm 0.37cm" svg:x1="-0.306cm" svg:y1="8.987cm" svg:x2="5.308cm" svg:y2="9.622cm" draw:start-shape="id30" draw:start-glue-point="3" draw:end-shape="id30" draw:end-glue-point="2" svg:d="M-306 8987c-790 0-659 766 942 1261s4672 719 4672-626" svg:viewBox="0 0 6086 1647">
          <text:p/>
        </draw:connector>
        <draw:g>
          <svg:title>TexMaths</svg:title>
          <svg:desc>19§latex§$\texttt{LU}_{p}$§svg§600§TRUE§</svg:desc>
          <draw:polygon draw:style-name="gr2" draw:text-style-name="P2" draw:layer="layout" svg:width="0.976cm" svg:height="0.597cm" svg:x="2.333cm" svg:y="10.875cm" svg:viewBox="0 0 977 598" draw:points="489,598 0,598 0,0 977,0 977,598">
            <text:p/>
          </draw:polygon>
          <draw:path draw:style-name="gr3" draw:text-style-name="P3" draw:layer="layout" svg:width="0.305cm" svg:height="0.409cm" svg:x="2.354cm" svg:y="10.873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.685cm" svg:y="10.873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3.034cm" svg:y="11.175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</draw:g>
        <draw:g>
          <svg:title>TexMaths</svg:title>
          <svg:desc>19§latex§$\texttt{AVR}$§svg§600§TRUE§</svg:desc>
          <draw:polygon draw:style-name="gr2" draw:text-style-name="P2" draw:layer="layout" svg:width="1.048cm" svg:height="0.408cm" svg:x="2.24cm" svg:y="11.684cm" svg:viewBox="0 0 1049 409" draw:points="525,409 0,409 0,0 1049,0 1049,409">
            <text:p/>
          </draw:polygon>
          <draw:path draw:style-name="gr3" draw:text-style-name="P3" draw:layer="layout" svg:width="0.314cm" svg:height="0.417cm" svg:x="2.257cm" svg:y="11.674cm" svg:viewBox="0 0 315 418" svg:d="M194 27c-6-27-15-27-36-27-19 0-31 0-36 25l-82 352c-10 0-25 0-29 1-7 4-11 12-11 19 0 21 17 21 29 21h68c13 0 28 0 28-21 0-20-13-20-38-20l16-69h110l15 69c-25 0-38 0-38 20 0 21 17 21 29 21h68c11 0 28 0 28-21 0-7-3-15-11-19-4-1-19-1-28-1zM158 55l43 211h-87z">
            <text:p/>
          </draw:path>
          <draw:path draw:style-name="gr3" draw:text-style-name="P3" draw:layer="layout" svg:width="0.328cm" svg:height="0.415cm" svg:x="2.601cm" svg:y="11.682cm" svg:viewBox="0 0 329 416" svg:d="M289 42c25 0 40 0 40-21s-19-21-29-21h-68c-10 0-29 0-29 21s16 21 38 21l-51 205c-9 34-21 86-27 114-3-22-5-34-11-59l-66-260c24 0 38 0 38-21s-18-21-27-21h-70c-10 0-27 0-27 21s13 21 38 21l89 348c6 26 17 26 36 26s33 0 38-26z">
            <text:p/>
          </draw:path>
          <draw:path draw:style-name="gr3" draw:text-style-name="P3" draw:layer="layout" svg:width="0.335cm" svg:height="0.417cm" svg:x="2.953cm" svg:y="11.682cm" svg:viewBox="0 0 336 418" svg:d="M89 42h50c61 0 91 38 91 70 0 34-30 72-91 72h-50zM219 205c45-24 57-64 57-93 0-57-52-112-130-112h-119c-12 0-27 0-27 21s17 21 27 21h17v327h-17c-12 0-27 0-27 21s17 21 27 21h79c12 0 27 0 27-21s-15-21-27-21h-17v-143h54c13 0 32 0 55 19 13 14 13 29 13 57 0 42 0 63 13 84 12 21 31 32 53 32 42 0 59-45 59-70 0-21-17-21-24-21-6 0-21 0-23 19 0 6 0 31-12 31-19 0-19-31-19-67 0-42 0-48-5-63-10-19-25-34-34-42z">
            <text:p/>
          </draw:path>
        </draw:g>
        <draw:connector draw:style-name="gr21" draw:text-style-name="P4" draw:layer="layout" draw:type="curve" svg:x1="10.922cm" svg:y1="8.987cm" svg:x2="14.211cm" svg:y2="11.652cm" draw:start-shape="id30" draw:start-glue-point="1" draw:end-shape="id25" svg:d="M10922 8987c2193 0 3289 888 3289 2665" svg:viewBox="0 0 3290 2666">
          <text:p/>
        </draw:connector>
        <draw:g>
          <svg:title>TexMaths</svg:title>
          <svg:desc>19§latex§$\texttt{AKA(PMSI)-F}$§svg§600§TRUE§</svg:desc>
          <draw:polygon draw:style-name="gr2" draw:text-style-name="P2" draw:layer="layout" svg:width="3.843cm" svg:height="0.518cm" svg:x="12.742cm" svg:y="7.305cm" svg:viewBox="0 0 3844 519" draw:points="1923,519 0,519 0,0 3844,0 3844,519">
            <text:p/>
          </draw:polygon>
          <draw:path draw:style-name="gr3" draw:text-style-name="P3" draw:layer="layout" svg:width="0.314cm" svg:height="0.417cm" svg:x="12.759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13.109cm" svg:y="7.358cm" svg:viewBox="0 0 315 411" svg:d="M167 169l103-127c25 0 38 0 38-21s-17-21-27-21h-59c-11 0-28 0-28 21s19 21 28 21l-142 177v-177h15c10 0 27 0 27-21s-16-21-27-21h-68c-10 0-27 0-27 21s17 21 27 21h15v327h-15c-10 0-27 0-27 21s17 21 27 21h68c10 0 27 0 27-21s-16-21-27-21h-15v-89l63-78 93 167c-8 0-27 0-27 21s17 21 29 21h49c11 0 28 0 28-21s-15-21-36-21c0-2-3-6-3-8z">
            <text:p/>
          </draw:path>
          <draw:path draw:style-name="gr3" draw:text-style-name="P3" draw:layer="layout" svg:width="0.314cm" svg:height="0.417cm" svg:x="13.458cm" svg:y="7.351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13.905cm" svg:y="7.303cm" svg:viewBox="0 0 179 521" svg:d="M179 502c0-10-6-13-17-21-84-57-114-146-114-220 0-67 24-160 115-223 10-6 16-9 16-19 0-6-4-19-21-19-21 0-158 89-158 261 0 79 30 140 55 173 36 49 86 87 103 87s21-13 21-19z">
            <text:p/>
          </draw:path>
          <draw:path draw:style-name="gr3" draw:text-style-name="P3" draw:layer="layout" svg:width="0.305cm" svg:height="0.41cm" svg:x="14.156cm" svg:y="7.358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14.5cm" svg:y="7.358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14.872cm" svg:y="7.352cm" svg:viewBox="0 0 283 424" svg:d="M163 234c19 4 76 17 76 76 0 34-30 74-83 74-17 0-51-2-78-21-29-19-30-45-32-59 0-11 0-23-23-23s-23 14-23 27v89c0 12 0 27 21 27 13 0 19-8 25-30 26 21 66 30 110 30 78 0 127-59 127-118 0-44-25-70-32-80-29-26-46-32-99-43l-55-12c-29-9-53-32-53-65 0-34 32-64 80-64 79 0 91 63 95 83 1 14 9 20 22 20 23 0 23-16 23-29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15.241cm" svg:y="7.358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78cm" svg:height="0.52cm" svg:x="15.596cm" svg:y="7.303cm" svg:viewBox="0 0 179 521" svg:d="M179 261c0-80-33-141-55-174-37-49-86-87-103-87s-21 13-21 19c0 10 8 15 11 17 111 72 120 181 120 225 0 66-25 159-116 220-9 8-15 11-15 21 0 6 4 19 21 19 19 0 158-89 158-260z">
            <text:p/>
          </draw:path>
          <draw:path draw:style-name="gr3" draw:text-style-name="P3" draw:layer="layout" svg:width="0.276cm" svg:height="0.048cm" svg:x="15.923cm" svg:y="7.539cm" svg:viewBox="0 0 277 49" svg:d="M245 49c8 0 32 0 32-24 0-25-24-25-32-25h-213c-9 0-32 0-32 25 0 24 23 24 32 24z">
            <text:p/>
          </draw:path>
          <draw:path draw:style-name="gr3" draw:text-style-name="P3" draw:layer="layout" svg:width="0.309cm" svg:height="0.41cm" svg:x="16.253cm" svg:y="7.358cm" svg:viewBox="0 0 310 411" svg:d="M97 226h91c0 27 0 38 23 38s23-15 23-28v-63c0-11 0-27-23-27s-23 12-23 38h-91v-142h167v34c0 13 0 29 23 29s23-16 23-29v-49c0-19-4-27-27-27h-254c-12 0-29 0-29 21s17 21 29 21h20v327h-20c-12 0-29 0-29 21s17 21 29 21h102c10 0 27 0 27-21s-15-21-27-21h-34z">
            <text:p/>
          </draw:path>
        </draw:g>
        <draw:g>
          <svg:title>TexMaths</svg:title>
          <svg:desc>19§latex§$\texttt{AKA($P_{new}$)-S}$§svg§600§TRUE§</svg:desc>
          <draw:polygon draw:style-name="gr2" draw:text-style-name="P2" draw:layer="layout" svg:width="3.888cm" svg:height="0.563cm" svg:x="12.742cm" svg:y="8.006cm" svg:viewBox="0 0 3889 564" draw:points="1945,564 0,564 0,0 3889,0 3889,564">
            <text:p/>
          </draw:polygon>
          <draw:path draw:style-name="gr3" draw:text-style-name="P3" draw:layer="layout" svg:width="0.314cm" svg:height="0.417cm" svg:x="12.759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314cm" svg:height="0.409cm" svg:x="13.109cm" svg:y="8.059cm" svg:viewBox="0 0 315 410" svg:d="M167 169l103-127c24 0 38 0 38-21s-17-21-27-21h-59c-11 0-28 0-28 21s19 21 28 21l-142 177v-177h15c9 0 27 0 27-21s-16-21-27-21h-68c-10 0-27 0-27 21s17 21 27 21h15v327h-15c-10 0-27 0-27 21 0 20 17 20 27 20h68c9 0 27 0 27-20 0-21-16-21-27-21h-15v-90l62-78 94 168c-8 0-27 0-27 21 0 20 17 20 28 20h50c11 0 28 0 28-20 0-21-15-21-36-21 0-2-4-6-4-8z">
            <text:p/>
          </draw:path>
          <draw:path draw:style-name="gr3" draw:text-style-name="P3" draw:layer="layout" svg:width="0.314cm" svg:height="0.417cm" svg:x="13.458cm" svg:y="8.052cm" svg:viewBox="0 0 315 418" svg:d="M194 27c-6-27-15-27-36-27-19 0-31 0-36 25l-82 351c-10 0-25 0-29 2-7 4-11 11-11 19 0 21 17 21 28 21h69c13 0 28 0 28-21s-13-21-38-21l16-68h110l15 68c-25 0-38 0-38 21s17 21 28 21h69c11 0 28 0 28-21 0-8-3-15-11-19-4-2-19-2-29-2zM158 55l43 211h-87z">
            <text:p/>
          </draw:path>
          <draw:path draw:style-name="gr3" draw:text-style-name="P3" draw:layer="layout" svg:width="0.178cm" svg:height="0.52cm" svg:x="13.905cm" svg:y="8.004cm" svg:viewBox="0 0 179 521" svg:d="M179 502c0-10-6-14-18-21-83-57-114-147-114-221 0-66 25-159 116-222 10-6 16-9 16-19 0-6-4-19-21-19-21 0-158 89-158 260 0 80 30 141 55 173 36 50 86 88 103 88s21-14 21-19z">
            <text:p/>
          </draw:path>
          <draw:path draw:style-name="gr3" draw:text-style-name="P3" draw:layer="layout" svg:width="0.478cm" svg:height="0.457cm" svg:x="14.165cm" svg:y="8.012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4.589cm" svg:y="8.36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4.927cm" svg:y="8.36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17cm" svg:y="8.361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178cm" svg:height="0.52cm" svg:x="15.641cm" svg:y="8.004cm" svg:viewBox="0 0 179 521" svg:d="M179 260c0-80-33-140-56-173-36-49-85-87-102-87s-21 13-21 19c0 10 8 15 11 17 111 72 120 181 120 224 0 67-25 160-116 221-9 7-15 11-15 21 0 5 4 19 21 19 19 0 158-90 158-261z">
            <text:p/>
          </draw:path>
          <draw:path draw:style-name="gr3" draw:text-style-name="P3" draw:layer="layout" svg:width="0.276cm" svg:height="0.048cm" svg:x="15.968cm" svg:y="8.24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16.316cm" svg:y="8.053cm" svg:viewBox="0 0 283 424" svg:d="M163 234c19 4 76 17 76 76 0 34-30 74-83 74-17 0-52-2-78-21-29-19-31-46-32-59 0-11 0-23-23-23s-23 13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</draw:g>
        <draw:connector draw:style-name="gr21" draw:text-style-name="P4" draw:layer="layout" draw:type="curve" svg:x1="28.827cm" svg:y1="19.177cm" svg:x2="22.31cm" svg:y2="19.812cm" draw:start-shape="id26" draw:start-glue-point="1" draw:end-shape="id26" draw:end-glue-point="2" svg:d="M28827 19177c789 0 657 582-1169 938s-5348 487-5348-303" svg:viewBox="0 0 6976 1220">
          <text:p/>
        </draw:connector>
        <draw:connector draw:style-name="gr21" draw:text-style-name="P4" draw:layer="layout" draw:type="curve" draw:line-skew="0.783cm" svg:x1="28.366cm" svg:y1="3.657cm" svg:x2="27.94cm" svg:y2="-7.009cm" draw:start-shape="id22" draw:start-glue-point="1" draw:end-shape="id21" svg:d="M28366 3657c1965 0 2178-10666-426-10666" svg:viewBox="0 0 1928 10667">
          <text:p/>
        </draw:connector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11.234cm" svg:y="9.486cm" svg:viewBox="0 0 1125 598" draw:points="563,598 0,598 0,0 1125,0 1125,598">
            <text:p/>
          </draw:polygon>
          <draw:path draw:style-name="gr3" draw:text-style-name="P3" draw:layer="layout" svg:width="0.305cm" svg:height="0.409cm" svg:x="11.255cm" svg:y="9.4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6cm" svg:y="9.4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11.935cm" svg:y="9.7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12.241cm" svg:y="9.6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11.236cm" svg:y="10.386cm" svg:viewBox="0 0 1271 598" draw:points="635,598 0,598 0,0 1271,0 1271,598">
            <text:p/>
          </draw:polygon>
          <draw:path draw:style-name="gr3" draw:text-style-name="P3" draw:layer="layout" svg:width="0.305cm" svg:height="0.409cm" svg:x="11.257cm" svg:y="10.3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11.587cm" svg:y="10.3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11.937cm" svg:y="10.6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12.243cm" svg:y="10.5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12.389cm" svg:y="10.5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}$§svg§600§TRUE§</svg:desc>
          <draw:polygon draw:style-name="gr2" draw:text-style-name="P2" draw:layer="layout" svg:width="1.124cm" svg:height="0.597cm" svg:x="22.334cm" svg:y="14.986cm" svg:viewBox="0 0 1125 598" draw:points="563,598 0,598 0,0 1125,0 1125,598">
            <text:p/>
          </draw:polygon>
          <draw:path draw:style-name="gr3" draw:text-style-name="P3" draw:layer="layout" svg:width="0.305cm" svg:height="0.409cm" svg:x="22.355cm" svg:y="14.9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2.686cm" svg:y="14.984cm" svg:viewBox="0 0 346 418" svg:d="M298 42h21c12 0 27 0 27-21s-17-21-27-21h-87c-10 0-27 0-27 21s17 21 27 21h21v228c0 72-44 106-80 106s-80-34-80-106v-228h21c10 0 29 0 29-21s-19-21-29-21h-87c-10 0-27 0-27 21s17 21 27 21h21v231c0 82 58 145 125 145 68 0 125-63 125-145z">
            <text:p/>
          </draw:path>
          <draw:path draw:style-name="gr3" draw:text-style-name="P3" draw:layer="layout" svg:width="0.261cm" svg:height="0.297cm" svg:x="23.035cm" svg:y="15.28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text-style-name="P3" draw:layer="layout" svg:width="0.094cm" svg:height="0.176cm" svg:x="23.341cm" svg:y="15.172cm" svg:viewBox="0 0 95 177" svg:d="M91 32c0 0 4-7 4-13 0-11-11-19-21-19-15 0-19 11-21 15l-51 146c-2 4-2 6-2 6 0 6 15 10 15 10 2 0 4-2 6-6z">
            <text:p/>
          </draw:path>
        </draw:g>
        <draw:g>
          <svg:title>TexMaths</svg:title>
          <svg:desc>19§latex§$\texttt{LU}_{p''}$§svg§600§TRUE§</svg:desc>
          <draw:polygon draw:style-name="gr2" draw:text-style-name="P2" draw:layer="layout" svg:width="1.27cm" svg:height="0.597cm" svg:x="22.336cm" svg:y="15.886cm" svg:viewBox="0 0 1271 598" draw:points="635,598 0,598 0,0 1271,0 1271,598">
            <text:p/>
          </draw:polygon>
          <draw:path draw:style-name="gr3" draw:text-style-name="P3" draw:layer="layout" svg:width="0.305cm" svg:height="0.409cm" svg:x="22.357cm" svg:y="15.884cm" svg:viewBox="0 0 306 410" svg:d="M99 42h36c9 0 28 0 28-21s-17-21-28-21h-108c-12 0-27 0-27 21s17 21 27 21h24v326h-24c-12 0-27 0-27 21s17 21 27 21h252c23 0 27-6 27-28v-59c0-14 0-29-23-29s-23 14-23 29v45h-161z">
            <text:p/>
          </draw:path>
          <draw:path draw:style-name="gr3" draw:text-style-name="P3" draw:layer="layout" svg:width="0.345cm" svg:height="0.417cm" svg:x="22.687cm" svg:y="15.884cm" svg:viewBox="0 0 346 418" svg:d="M298 42h21c12 0 27 0 27-21s-17-21-27-21h-87c-10 0-27 0-27 21s17 21 27 21h21v228c0 72-44 106-80 106s-80-34-80-106v-228h21c9 0 28 0 28-21s-19-21-28-21h-87c-10 0-27 0-27 21s17 21 27 21h20v231c0 82 59 145 126 145 68 0 125-63 125-145z">
            <text:p/>
          </draw:path>
          <draw:path draw:style-name="gr3" draw:text-style-name="P3" draw:layer="layout" svg:width="0.261cm" svg:height="0.297cm" svg:x="23.037cm" svg:y="16.186cm" svg:viewBox="0 0 262 298" svg:d="M36 264c-4 13-4 17-23 17-7 0-13 0-13 11 0 4 4 6 6 6 13 0 28-2 41-2 16 0 35 2 50 2 4 0 9-2 9-9 0-8-7-8-13-8-9 0-23 0-23-6 0-2 4-13 6-21 6-24 11-51 17-70 6 10 21 29 49 29 57 0 120-65 120-135 0-55-38-78-70-78-29 0-53 19-67 32-7-26-34-32-49-32-17 0-29 11-36 25-10 17-17 43-17 47 0 6 5 6 7 6 8 0 8-2 12-13 5-29 15-52 34-52 11 0 15 10 15 23 0 6-2 11-2 13zM125 57c27-36 50-44 65-44 19 0 34 14 34 46 0 19-9 66-23 95-13 23-36 45-59 45-34 0-41-36-41-41 0-2 0-6 0-8z">
            <text:p/>
          </draw:path>
          <draw:path draw:style-name="gr3" draw:text-style-name="P3" draw:layer="layout" svg:width="0.094cm" svg:height="0.176cm" svg:x="23.343cm" svg:y="16.072cm" svg:viewBox="0 0 95 177" svg:d="M91 32c0 0 4-7 4-13 0-11-11-19-21-19-15 0-19 11-21 15l-51 146c-2 4-2 6-2 6 0 6 15 10 15 10 2 0 4-2 6-6z">
            <text:p/>
          </draw:path>
          <draw:path draw:style-name="gr3" draw:text-style-name="P3" draw:layer="layout" svg:width="0.094cm" svg:height="0.176cm" svg:x="23.489cm" svg:y="16.072cm" svg:viewBox="0 0 95 177" svg:d="M91 32c0 0 4-7 4-13 0-11-11-19-21-19-15 0-19 11-21 15l-51 146c-2 4-2 6-2 6 0 6 15 10 15 10 2 0 4-2 6-6z">
            <text:p/>
          </draw:path>
        </draw:g>
        <draw:connector draw:style-name="gr21" draw:text-style-name="P4" draw:layer="layout" draw:type="curve" draw:line-skew="0.534cm" svg:x1="28.827cm" svg:y1="19.085cm" svg:x2="28.366cm" svg:y2="3.657cm" draw:start-shape="id31" draw:start-glue-point="1" draw:end-shape="id22" draw:end-glue-point="1" svg:d="M28827 19085c1551 0 1781-15428-461-15428" svg:viewBox="0 0 1655 15429">
          <text:p/>
        </draw:connector>
        <draw:connector draw:style-name="gr21" draw:text-style-name="P4" draw:layer="layout" draw:type="curve" svg:x1="22.31cm" svg:y1="18.542cm" svg:x2="12.7cm" svg:y2="4.787cm" draw:start-shape="id26" draw:start-glue-point="0" draw:end-shape="id24" draw:end-glue-point="1" svg:d="M22310 18542c0-9170-3203-13755-9610-13755" svg:viewBox="0 0 9611 13756">
          <text:p/>
        </draw:connector>
        <draw:g>
          <svg:title>TexMaths</svg:title>
          <svg:desc>19§latex§$\texttt{AKA(PMSI,$p''$)-S}$§svg§600§TRUE§</svg:desc>
          <draw:polygon draw:style-name="gr2" draw:text-style-name="P2" draw:layer="layout" svg:width="4.869cm" svg:height="0.632cm" svg:x="-4.162cm" svg:y="11.727cm" svg:viewBox="0 0 4870 633" draw:points="2434,633 0,633 0,0 4870,0 4870,633">
            <text:p/>
          </draw:polygon>
          <draw:path draw:style-name="gr3" draw:text-style-name="P3" draw:layer="layout" svg:width="0.314cm" svg:height="0.417cm" svg:x="-4.145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-3.795cm" svg:y="11.82cm" svg:viewBox="0 0 315 411" svg:d="M167 169l103-127c25 0 38 0 38-21s-17-21-27-21h-59c-11 0-28 0-28 21s19 21 28 21l-142 177v-177h15c10 0 27 0 27-21s-16-21-27-21h-68c-10 0-27 0-27 21s17 21 27 21h15v327h-15c-10 0-27 0-27 21s17 21 27 21h68c10 0 27 0 27-21s-16-21-27-21h-15v-90l63-77 93 167c-8 0-27 0-27 21s17 21 29 21h49c11 0 28 0 28-21s-15-21-36-21c0-2-3-6-3-8z">
            <text:p/>
          </draw:path>
          <draw:path draw:style-name="gr3" draw:text-style-name="P3" draw:layer="layout" svg:width="0.314cm" svg:height="0.417cm" svg:x="-3.446cm" svg:y="11.812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2.999cm" svg:y="11.765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305cm" svg:height="0.41cm" svg:x="-2.748cm" svg:y="11.82cm" svg:viewBox="0 0 306 411" svg:d="M95 245h84c78 0 127-61 127-121 0-63-51-124-127-124h-152c-10 0-27 0-27 21s17 21 27 21h21v327h-21c-10 0-27 0-27 21s17 21 27 21h87c10 0 29 0 29-21s-19-21-29-21h-19zM95 42h70c65 0 93 45 93 82 0 34-28 81-93 81h-70z">
            <text:p/>
          </draw:path>
          <draw:path draw:style-name="gr3" draw:text-style-name="P3" draw:layer="layout" svg:width="0.328cm" svg:height="0.41cm" svg:x="-2.404cm" svg:y="11.82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-2.032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-1.663cm" svg:y="11.82cm" svg:viewBox="0 0 247 411" svg:d="M146 42h73c11 0 28 0 28-21s-17-21-28-21h-190c-12 0-29 0-29 21s17 21 29 21h72v327h-72c-12 0-29 0-29 21s17 21 29 21h190c11 0 28 0 28-21s-17-21-28-21h-73z">
            <text:p/>
          </draw:path>
          <draw:path draw:style-name="gr3" draw:text-style-name="P3" draw:layer="layout" svg:width="0.111cm" svg:height="0.178cm" svg:x="-1.247cm" svg:y="12.145cm" svg:viewBox="0 0 112 179" svg:d="M68 82c-9 42-41 53-49 55-8 4-19 6-19 19 0 11 10 23 21 23 23 0 91-36 91-111 0-41-26-68-55-68-28 0-44 21-44 42 0 26 21 42 42 42 4 0 10 0 13-2z">
            <text:p/>
          </draw:path>
          <draw:path draw:style-name="gr3" draw:text-style-name="P3" draw:layer="layout" svg:width="0.349cm" svg:height="0.427cm" svg:x="-1.04cm" svg:y="11.932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-0.662cm" svg:y="11.725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-0.508cm" svg:y="11.725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178cm" svg:height="0.52cm" svg:x="-0.284cm" svg:y="11.765cm" svg:viewBox="0 0 179 521" svg:d="M179 260c0-79-33-140-55-173-37-49-86-87-103-87s-21 13-21 19c0 10 8 15 11 17 111 72 120 181 120 224 0 67-25 160-116 221-9 8-15 11-15 21 0 6 4 19 21 19 19 0 158-89 158-261z">
            <text:p/>
          </draw:path>
          <draw:path draw:style-name="gr3" draw:text-style-name="P3" draw:layer="layout" svg:width="0.276cm" svg:height="0.048cm" svg:x="0.045cm" svg:y="12.001cm" svg:viewBox="0 0 277 49" svg:d="M245 49c8 0 32 0 32-24 0-25-24-25-32-25h-213c-9 0-32 0-32 25 0 24 23 24 32 24z">
            <text:p/>
          </draw:path>
          <draw:path draw:style-name="gr3" draw:text-style-name="P3" draw:layer="layout" svg:width="0.282cm" svg:height="0.423cm" svg:x="0.391cm" svg:y="11.812cm" svg:viewBox="0 0 283 424" svg:d="M163 234c19 4 76 17 76 76 0 34-30 74-83 74-17 0-51-2-78-21-29-19-30-45-32-59 0-11 0-23-23-23s-23 14-23 27v89c0 12 0 27 21 27 13 0 19-8 25-30 26 20 66 30 110 30 78 0 127-59 127-118 0-44-25-70-32-80-29-26-46-32-99-43l-55-12c-29-9-53-32-53-65 0-34 32-64 80-64 79 0 91 63 95 83 1 14 9 19 22 19 23 0 23-15 23-28v-89c0-10 0-27-21-27-15 0-19 11-24 32-27-24-63-32-94-32-74 0-125 53-125 110 0 46 30 90 87 105 2 2 67 17 76 19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0" draw:text-style-name="P1" xml:id="id32" draw:id="id32" draw:layer="layout" svg:width="11.01cm" svg:height="1.27cm" svg:x="16.93cm" svg:y="-6.444cm">
          <text:p/>
          <draw:enhanced-geometry svg:viewBox="0 0 21600 21600" draw:type="rectangle" draw:enhanced-path="M 0 0 L 21600 0 21600 21600 0 21600 0 0 Z N"/>
        </draw:custom-shape>
        <draw:g xml:id="id42" draw:id="id42">
          <svg:title>TexMaths</svg:title>
          <svg:desc>19§latex§1: $PMSI = p, P_{new} = p', p'' \neq null$§svg§600§TRUE§</svg:desc>
          <draw:polygon draw:style-name="gr2" draw:text-style-name="P2" draw:layer="layout" svg:width="10.282cm" svg:height="0.632cm" svg:x="17.136cm" svg:y="-6.086cm" svg:viewBox="0 0 10283 633" draw:points="5142,633 0,633 0,0 10283,0 10283,633">
            <text:p/>
          </draw:polygon>
          <draw:path draw:style-name="gr3" draw:text-style-name="P3" draw:layer="layout" svg:width="0.221cm" svg:height="0.446cm" svg:x="17.195cm" svg:y="-6.029cm" svg:viewBox="0 0 222 447" svg:d="M139 17c0-15 0-17-15-17-42 44-103 44-124 44v21c13 0 53 0 87-19v347c0 25-1 33-62 33h-21v21c25-2 82-2 110-2 27 0 86 0 108 2v-21h-21c-60 0-62-8-62-33z">
            <text:p/>
          </draw:path>
          <draw:path draw:style-name="gr3" draw:text-style-name="P3" draw:layer="layout" svg:width="0.071cm" svg:height="0.288cm" svg:x="17.526cm" svg:y="-5.873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7.978cm" svg:y="-6.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498cm" svg:y="-6.0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222cm" svg:y="-6.056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657cm" svg:y="-6.0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203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0.847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21.261cm" svg:y="-5.6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1.525cm" svg:y="-6.0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1.949cm" svg:y="-5.691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287cm" svg:y="-5.69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53cm" svg:y="-5.691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165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3.809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187cm" svg:y="-6.088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4.409cm" svg:y="-5.65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4.628cm" svg:y="-5.881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06cm" svg:y="-6.088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16cm" svg:y="-6.088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5.603cm" svg:y="-6.063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5.547cm" svg:y="-5.8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231cm" svg:y="-5.881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632cm" svg:y="-5.8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022cm" svg:y="-6.0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235cm" svg:y="-6.048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ustom-shape draw:style-name="gr31" draw:text-style-name="P1" xml:id="id33" draw:id="id33" draw:layer="layout" svg:width="11.012cm" svg:height="1.27cm" svg:x="17.254cm" svg:y="3.2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2: $PMSI = p', P_{new} = p'', p'' \neq null$§svg§600§TRUE§</svg:desc>
          <draw:polygon draw:style-name="gr2" draw:text-style-name="P2" draw:layer="layout" svg:width="10.622cm" svg:height="0.632cm" svg:x="17.498cm" svg:y="3.589cm" svg:viewBox="0 0 10623 633" draw:points="5312,633 0,633 0,0 10623,0 10623,633">
            <text:p/>
          </draw:polygon>
          <draw:path draw:style-name="gr3" draw:text-style-name="P3" draw:layer="layout" svg:width="0.267cm" svg:height="0.446cm" svg:x="17.532cm" svg:y="3.646cm" svg:viewBox="0 0 268 447" svg:d="M51 395l73-68c104-93 144-129 144-198 0-76-61-129-143-129-76 0-125 61-125 122 0 38 34 38 36 38 12 0 34-10 34-36 0-18-11-35-36-35-4 0-5 0-7 0 15-43 51-68 91-68 61 0 89 55 89 108 0 55-34 109-70 148l-129 145c-8 8-8 9-8 25h249l19-116h-17c-2 19-8 49-13 59-6 5-50 5-65 5z">
            <text:p/>
          </draw:path>
          <draw:path draw:style-name="gr3" draw:text-style-name="P3" draw:layer="layout" svg:width="0.071cm" svg:height="0.288cm" svg:x="17.888cm" svg:y="3.802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34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6cm" svg:y="3.63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9.584cm" svg:y="3.619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019cm" svg:y="3.63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20.56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20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587cm" svg:y="3.5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079cm" svg:height="0.2cm" svg:x="21.809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22.075cm" svg:y="3.63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497cm" svg:y="3.984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835cm" svg:y="3.984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3.078cm" svg:y="3.984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715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359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4.737cm" svg:y="3.587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24.891cm" svg:y="3.587cm" svg:viewBox="0 0 120 243" svg:d="M114 42c4-10 6-13 6-15 0-16-14-27-29-27-19 0-24 15-26 23l-63 203c0 2-2 8-2 8 0 5 15 9 19 9s4 0 6-7z">
            <text:p/>
          </draw:path>
          <draw:path draw:style-name="gr3" draw:text-style-name="P3" draw:layer="layout" svg:width="0.079cm" svg:height="0.2cm" svg:x="25.113cm" svg:y="4.01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5.33cm" svg:y="3.794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708cm" svg:y="3.587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25.862cm" svg:y="3.587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26.306cm" svg:y="3.612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26.251cm" svg:y="3.8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935cm" svg:y="3.794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334cm" svg:y="3.79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726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27.937cm" svg:y="3.627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27.94cm" svg:y1="-5.809cm" svg:x2="28.266cm" svg:y2="3.857cm" draw:start-shape="id32" draw:start-glue-point="1" draw:end-shape="id33" draw:end-glue-point="1" svg:d="M27940-5809c1279 0 1116 9666 326 9666" svg:viewBox="0 0 941 9667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23.23cm" svg:y="1.102cm" svg:viewBox="0 0 3969 692" draw:points="1985,692 0,692 0,0 3969,0 3969,692">
            <text:p/>
          </draw:polygon>
          <draw:path draw:style-name="gr3" draw:text-style-name="P3" draw:layer="layout" svg:width="0.305cm" svg:height="0.41cm" svg:x="23.251cm" svg:y="1.193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23.581cm" svg:y="1.193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23.931cm" svg:y="1.495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4.237cm" svg:y="1.381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4.457cm" svg:y="1.1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4.771cm" svg:y="1.19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25.139cm" svg:y="1.186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5.466cm" svg:y="1.193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5.825cm" svg:y="1.186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6.167cm" svg:y="1.19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26.517cm" svg:y="1.19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26.867cm" svg:y="1.193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onnector draw:style-name="gr21" draw:text-style-name="P4" draw:layer="layout" draw:type="curve" svg:x1="22.76cm" svg:y1="3.222cm" svg:x2="22.606cm" svg:y2="-0.056cm" draw:start-shape="id33" draw:end-shape="id34" draw:end-glue-point="2" svg:d="M22760 3222c0-2458-154-820-154-3278" svg:viewBox="0 0 155 3279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14.837cm" svg:y="-3.877cm" svg:viewBox="0 0 3969 692" draw:points="1985,692 0,692 0,0 3969,0 3969,692">
            <text:p/>
          </draw:polygon>
          <draw:path draw:style-name="gr3" draw:text-style-name="P3" draw:layer="layout" svg:width="0.305cm" svg:height="0.41cm" svg:x="14.858cm" svg:y="-3.786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5.188cm" svg:y="-3.786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5.538cm" svg:y="-3.484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5.844cm" svg:y="-3.598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16.064cm" svg:y="-3.879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16.378cm" svg:y="-3.786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16.746cm" svg:y="-3.793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17.073cm" svg:y="-3.786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17.432cm" svg:y="-3.793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17.774cm" svg:y="-3.786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18.124cm" svg:y="-3.786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18.474cm" svg:y="-3.786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ustom-shape draw:style-name="gr32" draw:text-style-name="P8" xml:id="id35" draw:id="id35" draw:layer="layout" svg:width="13.106cm" svg:height="1.27cm" svg:x="-0.406cm" svg:y="3.2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4: $PMSI \notin \left\lbrace p, p', p'' \right\rbrace , P_{new} = p, p'' = null$§svg§600§TRUE§</svg:desc>
          <draw:polygon draw:style-name="gr2" draw:text-style-name="P2" draw:layer="layout" svg:width="12.596cm" svg:height="0.668cm" svg:x="-0.241cm" svg:y="3.661cm" svg:viewBox="0 0 12597 669" draw:points="6299,669 0,669 0,0 12597,0 12597,669">
            <text:p/>
          </draw:polygon>
          <draw:path draw:style-name="gr3" draw:text-style-name="P3" draw:layer="layout" svg:width="0.297cm" svg:height="0.453cm" svg:x="-0.222cm" svg:y="3.71cm" svg:viewBox="0 0 298 454" svg:d="M179 344v57c0 25-2 32-52 32h-13v21c27-2 63-2 91-2 27 0 63 0 91 2v-21h-15c-49 0-51-7-51-32v-57h68v-21h-68v-306c0-13 0-17-10-17-7 0-9 0-13 8l-207 315v21zM182 323h-163l163-251z">
            <text:p/>
          </draw:path>
          <draw:path draw:style-name="gr3" draw:text-style-name="P3" draw:layer="layout" svg:width="0.071cm" svg:height="0.288cm" svg:x="0.149cm" svg:y="3.8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601cm" svg:y="3.707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121cm" svg:y="3.707cm" svg:viewBox="0 0 671 458" svg:d="M593 51c5-24 5-30 57-30 15 0 21 0 21-13 0-8-6-8-17-8h-90c-17 0-17 0-26 13l-243 382-54-380c-2-15-4-15-21-15h-91c-13 0-21 0-21 13 0 8 8 8 21 8 8 0 21 0 29 2 9 0 15 2 15 9 0 4-2 6-4 14l-85 342c-6 26-17 47-73 49-1 0-11 0-11 14 0 5 4 7 10 7 20 0 45-2 66-2 23 0 47 2 68 2 4 0 14 0 14-13 0-8-8-8-14-8-38 0-43-13-43-28 0-6 0-10 2-17l91-365 59 416c0 8 2 15 9 15 8 0 12-7 15-11l270-426-95 386c-7 24-7 30-61 30-11 0-19 0-19 14 0 7 8 7 10 7 19 0 65-2 84-2 26 0 56 2 83 2 4 0 13 0 13-13 0-8-5-8-19-8-24 0-43 0-43-11 0-4 0-4 4-17z">
            <text:p/>
          </draw:path>
          <draw:path draw:style-name="gr3" draw:text-style-name="P3" draw:layer="layout" svg:width="0.396cm" svg:height="0.488cm" svg:x="1.845cm" svg:y="3.691cm" svg:viewBox="0 0 397 489" svg:d="M397 8c0-4 0-8-6-8-3 0-5 0-13 10l-32 38c-17-31-51-48-95-48-86 0-165 78-165 158 0 55 34 85 68 95l72 19c25 6 63 17 63 72 0 59-55 124-122 124-44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28cm" svg:y="3.707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9cm" svg:y="3.661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843cm" svg:y="3.8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466cm" svg:y="3.661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2v-141c0-31-6-42-27-63-15-13-34-21-53-26 55-16 80-46 80-86z">
            <text:p/>
          </draw:path>
          <draw:path draw:style-name="gr3" draw:text-style-name="P3" draw:layer="layout" svg:width="0.349cm" svg:height="0.427cm" svg:x="3.732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144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363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741cm" svg:y="3.6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4.963cm" svg:y="4.0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18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56cm" svg:y="3.659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19cm" svg:height="0.242cm" svg:x="5.712cm" svg:y="3.659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238cm" svg:height="0.668cm" svg:x="5.926cm" svg:y="3.661cm" svg:viewBox="0 0 239 669" svg:d="M97 582c0 26-17 68-91 74-4 0-6 2-6 7 0 6 8 6 13 6 65 0 128-32 130-84v-152c0-26 0-47 26-70 23-19 49-21 65-21 2 0 5-4 5-7 0-6-3-6-11-8-44-2-76-27-84-59-1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386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65cm" svg:y="3.707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7.074cm" svg:y="4.056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412cm" svg:y="4.05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653cm" svg:y="4.05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29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934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348cm" svg:y="4.0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565cm" svg:y="3.866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943cm" svg:y="3.659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119cm" svg:height="0.242cm" svg:x="10.097cm" svg:y="3.6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6cm" svg:height="0.157cm" svg:x="10.484cm" svg:y="3.91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17cm" svg:y="3.866cm" svg:viewBox="0 0 363 304" svg:d="M40 257c-2 11-6 26-6 30 0 11 10 17 19 17 8 0 19-6 25-19 0 0 9-32 13-49l14-61c5-13 9-29 11-44 4-11 9-32 9-34 10-21 46-82 111-82 30 0 36 25 36 48 0 40-34 127-44 156-6 15-8 22-8 30 0 32 25 55 56 55 62 0 87-97 87-103 0-7-6-7-8-7-5 0-5 2-9 13-13 46-36 82-69 82-11 0-17-6-17-21 0-17 8-34 14-48 13-36 40-110 40-148 0-45-29-72-76-72-61 0-94 44-105 59-4-38-32-59-63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569cm" svg:y="3.866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1.961cm" svg:y="3.699cm" svg:viewBox="0 0 144 473" svg:d="M144 8c0 0 0-8-7-8-17 0-67 6-84 8-6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172cm" svg:y="3.699cm" svg:viewBox="0 0 144 473" svg:d="M144 8c0 0 0-8-7-8-17 0-67 6-84 8-6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draw:line-skew="-0.646cm" svg:x1="16.757cm" svg:y1="-5.291cm" svg:x2="12.7cm" svg:y2="3.887cm" draw:end-shape="id35" draw:end-glue-point="1" svg:d="M16757-5291c-3616 0-1588 9178-4057 9178" svg:viewBox="0 0 4058 9179">
          <text:p/>
        </draw:connector>
        <draw:g>
          <svg:title>TexMaths</svg:title>
          <svg:desc>19§latex§$\texttt{AKA($P_{new},p''$)}/\texttt{FORGETPMSI}$§svg§600§TRUE§</svg:desc>
          <draw:polygon draw:style-name="gr2" draw:text-style-name="P2" draw:layer="layout" svg:width="7.998cm" svg:height="0.668cm" svg:x="24.622cm" svg:y="-4.488cm" svg:viewBox="0 0 7999 669" draw:points="4000,669 0,669 0,0 7999,0 7999,669">
            <text:p/>
          </draw:polygon>
          <draw:path draw:style-name="gr3" draw:text-style-name="P3" draw:layer="layout" svg:width="0.314cm" svg:height="0.417cm" svg:x="24.639cm" svg:y="-4.40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4.989cm" svg:y="-4.395cm" svg:viewBox="0 0 315 411" svg:d="M167 169l103-127c25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3" draw:text-style-name="P3" draw:layer="layout" svg:width="0.314cm" svg:height="0.417cm" svg:x="25.338cm" svg:y="-4.40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5.785cm" svg:y="-4.45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045cm" svg:y="-4.442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469cm" svg:y="-4.093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6.807cm" svg:y="-4.09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7.05cm" svg:y="-4.09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27.52cm" svg:y="-4.0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7.736cm" svg:y="-4.28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8.116cm" svg:y="-4.4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28.268cm" svg:y="-4.4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28.492cm" svg:y="-4.45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28.831cm" svg:y="-4.488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09cm" svg:height="0.41cm" svg:x="29.144cm" svg:y="-4.395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3" draw:text-style-name="P3" draw:layer="layout" svg:width="0.276cm" svg:height="0.423cm" svg:x="29.513cm" svg:y="-4.403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9.839cm" svg:y="-4.395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3" draw:text-style-name="P3" draw:layer="layout" svg:width="0.307cm" svg:height="0.423cm" svg:x="30.199cm" svg:y="-4.403cm" svg:viewBox="0 0 308 424" svg:d="M276 278c17 0 32 0 32-21s-17-21-29-21h-79c-10 0-27 0-27 21s17 21 27 21h28c-8 74-40 106-76 106-55 0-106-72-106-171 0-103 55-171 106-171 25 0 67 15 78 87 2 12 6 19 23 19 22 0 23-13 23-26v-95c0-10 0-27-19-27-16 0-18 8-29 30-23-20-49-30-78-30-82 0-150 91-150 213 0 123 70 211 150 211 38 0 67-19 80-34 0 15 0 28 23 28 22 0 23-15 23-28z">
            <text:p/>
          </draw:path>
          <draw:path draw:style-name="gr3" draw:text-style-name="P3" draw:layer="layout" svg:width="0.318cm" svg:height="0.41cm" svg:x="30.541cm" svg:y="-4.395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3" draw:text-style-name="P3" draw:layer="layout" svg:width="0.316cm" svg:height="0.41cm" svg:x="30.89cm" svg:y="-4.395cm" svg:viewBox="0 0 317 411" svg:d="M182 42h88v34c0 13 0 29 25 29 22 0 22-16 22-29v-49c0-19-4-27-26-27h-262c-23 0-29 6-29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31.24cm" svg:y="-4.395cm" svg:viewBox="0 0 306 411" svg:d="M95 245h84c77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3" draw:text-style-name="P3" draw:layer="layout" svg:width="0.328cm" svg:height="0.41cm" svg:x="31.582cm" svg:y="-4.395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31.954cm" svg:y="-4.403cm" svg:viewBox="0 0 283 424" svg:d="M163 234c19 4 76 17 76 76 0 34-30 74-83 74-17 0-51-2-78-21-29-19-31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323cm" svg:y="-4.395cm" svg:viewBox="0 0 247 411" svg:d="M146 42h73c11 0 28 0 28-21s-17-21-28-21h-190c-12 0-29 0-29 21s17 21 29 21h72v327h-72c-12 0-29 0-29 21s17 21 29 21h190c11 0 28 0 28-21s-17-21-28-21h-73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23.332cm" svg:y="2.103cm" svg:viewBox="0 0 4117 692" draw:points="2058,692 0,692 0,0 4117,0 4117,692">
            <text:p/>
          </draw:polygon>
          <draw:path draw:style-name="gr3" draw:text-style-name="P3" draw:layer="layout" svg:width="0.305cm" svg:height="0.41cm" svg:x="23.353cm" svg:y="2.194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23.683cm" svg:y="2.194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24.033cm" svg:y="2.496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4.339cm" svg:y="2.3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4.485cm" svg:y="2.382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4.706cm" svg:y="2.101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5.021cm" svg:y="2.194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25.39cm" svg:y="2.18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5.716cm" svg:y="2.194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6.075cm" svg:y="2.18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6.417cm" svg:y="2.194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26.765cm" svg:y="2.194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27.115cm" svg:y="2.194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14.864cm" svg:y="-3.053cm" svg:viewBox="0 0 4117 692" draw:points="2058,692 0,692 0,0 4117,0 4117,692">
            <text:p/>
          </draw:polygon>
          <draw:path draw:style-name="gr3" draw:text-style-name="P3" draw:layer="layout" svg:width="0.305cm" svg:height="0.41cm" svg:x="14.885cm" svg:y="-2.962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5.215cm" svg:y="-2.962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5.565cm" svg:y="-2.66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5.871cm" svg:y="-2.77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6.017cm" svg:y="-2.77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16.238cm" svg:y="-3.055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16.553cm" svg:y="-2.962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16.922cm" svg:y="-2.969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17.248cm" svg:y="-2.962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17.607cm" svg:y="-2.969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17.949cm" svg:y="-2.962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18.297cm" svg:y="-2.962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18.647cm" svg:y="-2.962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ustom-shape draw:style-name="gr33" draw:text-style-name="P1" xml:id="id34" draw:id="id34" draw:layer="layout" svg:width="11.176cm" svg:height="1.27cm" svg:x="17.018cm" svg:y="-1.3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3: $PMSI = p, P_{new} = p', p'' = null$§svg§600§TRUE§</svg:desc>
          <draw:polygon draw:style-name="gr2" draw:text-style-name="P2" draw:layer="layout" svg:width="10.282cm" svg:height="0.632cm" svg:x="17.442cm" svg:y="-1.068cm" svg:viewBox="0 0 10283 633" draw:points="5142,633 0,633 0,0 10283,0 10283,633">
            <text:p/>
          </draw:polygon>
          <draw:path draw:style-name="gr3" draw:text-style-name="P3" draw:layer="layout" svg:width="0.278cm" svg:height="0.461cm" svg:x="17.471cm" svg:y="-1.011cm" svg:viewBox="0 0 279 462" svg:d="M167 211c55-19 93-65 93-118 0-55-59-93-123-93-69 0-118 40-118 91 0 23 13 34 34 34s34-13 34-34c0-32-32-32-41-32 21-34 64-42 89-42 27 0 65 15 65 74 0 10-2 48-19 78-21 33-44 34-61 34-4 0-21 2-25 2-6 0-11 2-11 8 0 8 5 8 17 8h28c55 0 80 45 80 112 0 91-46 110-76 110-28 0-78-11-103-51 25 3 46-12 46-36 0-25-19-38-38-38-17 0-38 9-38 38 0 62 63 106 135 106 84 0 144-61 144-129 0-55-41-109-112-122z">
            <text:p/>
          </draw:path>
          <draw:path draw:style-name="gr3" draw:text-style-name="P3" draw:layer="layout" svg:width="0.071cm" svg:height="0.288cm" svg:x="17.832cm" svg:y="-0.855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8.284cm" svg:y="-1.0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8.804cm" svg:y="-1.02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528cm" svg:y="-1.038cm" svg:viewBox="0 0 397 489" svg:d="M397 8c0-4 0-8-6-8-3 0-5 0-13 10l-32 38c-17-31-51-48-95-48-86 0-165 78-165 158 0 55 34 85 68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9.963cm" svg:y="-1.02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446cm" svg:height="0.157cm" svg:x="20.509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1.153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21.567cm" svg:y="-0.6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478cm" svg:height="0.457cm" svg:x="21.831cm" svg:y="-1.02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255cm" svg:y="-0.673cm" svg:viewBox="0 0 287 213" svg:d="M36 179c-2 5-6 17-6 19 0 9 10 15 18 15 7 0 15-6 17-11 2-4 5-19 9-29 2-9 8-30 10-42 3-11 5-21 7-32 6-19 8-23 21-42s34-44 70-44c27 0 27 25 27 33 0 28-19 81-27 100-5 14-7 18-7 27 0 25 21 40 45 40 46 0 67-65 67-72 0-6-6-6-8-6-5 0-5 2-7 8-12 38-33 57-52 57-9 0-11-6-11-17 0-10 2-18 11-39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2.593cm" svg:y="-0.67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2.836cm" svg:y="-0.673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0 9 20 36 30 64 30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23.471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24.115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4.493cm" svg:y="-1.07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079cm" svg:height="0.201cm" svg:x="24.715cm" svg:y="-0.638cm" svg:viewBox="0 0 80 202" svg:d="M80 70c0-43-17-70-44-70-23 0-36 17-36 36 0 17 13 36 36 36 8 0 17-4 25-9 2-2 2-2 4-2v9c0 52-23 92-46 114-8 6-8 8-8 10 0 6 4 8 6 8 8 0 63-52 63-132z">
            <text:p/>
          </draw:path>
          <draw:path draw:style-name="gr3" draw:text-style-name="P3" draw:layer="layout" svg:width="0.349cm" svg:height="0.427cm" svg:x="24.934cm" svg:y="-0.863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25.312cm" svg:y="-1.07cm" svg:viewBox="0 0 120 243" svg:d="M114 42c4-10 6-13 6-15 0-16-14-27-29-27-19 0-24 15-26 23l-63 203c0 2-2 8-2 8 0 6 15 9 19 9 2 0 4 0 6-7z">
            <text:p/>
          </draw:path>
          <draw:path draw:style-name="gr3" draw:text-style-name="P3" draw:layer="layout" svg:width="0.119cm" svg:height="0.242cm" svg:x="25.466cm" svg:y="-1.07cm" svg:viewBox="0 0 120 243" svg:d="M116 42c2-10 4-13 4-15 0-16-14-27-29-27-19 0-24 15-26 23l-63 203c0 2-2 8-2 8 0 6 15 9 19 9s4 0 8-7z">
            <text:p/>
          </draw:path>
          <draw:path draw:style-name="gr3" draw:text-style-name="P3" draw:layer="layout" svg:width="0.446cm" svg:height="0.157cm" svg:x="25.853cm" svg:y="-0.81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6.537cm" svg:y="-0.863cm" svg:viewBox="0 0 363 304" svg:d="M40 257c-2 11-6 26-6 30 0 11 10 17 19 17 8 0 19-6 25-19 0 0 8-32 11-49l16-61c3-13 7-29 11-44 4-11 8-32 9-34 10-21 46-82 109-82 30 0 36 25 36 48 0 40-32 127-44 156-6 15-6 22-6 30 0 32 23 55 54 55 62 0 89-97 89-102 0-8-8-8-10-8-5 0-5 2-9 13-13 46-36 82-68 82-12 0-16-6-16-21 0-17 6-34 12-47 13-37 42-111 42-149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26.938cm" svg:y="-0.863cm" svg:viewBox="0 0 346 304" svg:d="M215 260c7 27 32 44 61 44 22 0 38-15 49-36 11-25 21-66 21-66 0-8-8-8-10-8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7.328cm" svg:y="-1.0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  <draw:path draw:style-name="gr3" draw:text-style-name="P3" draw:layer="layout" svg:width="0.143cm" svg:height="0.472cm" svg:x="27.541cm" svg:y="-1.03cm" svg:viewBox="0 0 144 473" svg:d="M144 8c0 0 0-8-7-8-17 0-67 6-84 8-5 0-13 0-13 13 0 8 8 8 17 8 32 0 34 5 34 11l-2 13-85 335c-2 7-4 13-4 23 0 38 30 62 61 62 23 0 40-13 51-38 13-24 21-64 21-66 0-6-6-6-8-6-7 0-7 2-9 12-13 43-25 83-53 83-19 0-19-21-19-30 0-17 0-19 4-33z">
            <text:p/>
          </draw:path>
        </draw:g>
        <draw:connector draw:style-name="gr21" draw:text-style-name="P4" draw:layer="layout" draw:type="curve" svg:x1="22.606cm" svg:y1="-1.326cm" svg:x2="22.435cm" svg:y2="-5.174cm" draw:start-shape="id34" draw:start-glue-point="0" draw:end-shape="id32" svg:d="M22606-1326c0-2884-171-961-171-3848" svg:viewBox="0 0 172 3849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22.903cm" svg:y="-2.098cm" svg:viewBox="0 0 2654 692" draw:points="1328,692 0,692 0,0 2654,0 2654,692">
            <text:p/>
          </draw:polygon>
          <draw:path draw:style-name="gr3" draw:text-style-name="P3" draw:layer="layout" svg:width="0.314cm" svg:height="0.417cm" svg:x="22.92cm" svg:y="-2.014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3.264cm" svg:y="-2.007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23.615cm" svg:y="-2.00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23.992cm" svg:y="-2.1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24.305cm" svg:y="-2.014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4.649cm" svg:y="-2.007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24.987cm" svg:y="-1.705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5.293cm" svg:y="-1.819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5.441cm" svg:y="-1.819cm" svg:viewBox="0 0 95 177" svg:d="M91 32c0 0 4-7 4-13 0-11-11-19-21-19-15 0-19 11-21 15l-51 147c-2 3-2 5-2 5 0 6 15 10 15 10 2 0 4-2 6-6z">
            <text:p/>
          </draw:path>
        </draw:g>
        <draw:custom-shape draw:style-name="gr34" draw:text-style-name="P9" xml:id="id39" draw:id="id39" draw:layer="layout" svg:width="15.322cm" svg:height="1.27cm" svg:x="-2.706cm" svg:y="-7.2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6: $PMSI \notin \left\lbrace p, p', p'' \right\rbrace , P_{new} \notin \left\lbrace p, p', p'' \right\rbrace, p'' = null$}§svg§600§TRUE§</svg:desc>
          <draw:polygon draw:style-name="gr2" draw:text-style-name="P2" draw:layer="layout" svg:width="15.131cm" svg:height="0.694cm" svg:x="-2.643cm" svg:y="-6.938cm" svg:viewBox="0 0 15132 695" draw:points="7566,695 0,695 0,0 15132,0 15132,695">
            <text:p/>
          </draw:polygon>
          <draw:path draw:style-name="gr3" draw:text-style-name="P3" draw:layer="layout" svg:width="0.278cm" svg:height="0.461cm" svg:x="-2.614cm" svg:y="-6.8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-2.253cm" svg:y="-6.6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-1.801cm" svg:y="-6.8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-1.281cm" svg:y="-6.8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-0.557cm" svg:y="-6.881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-0.122cm" svg:y="-6.8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0.498cm" svg:y="-6.9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0.441cm" svg:y="-6.7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1.064cm" svg:y="-6.9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1.33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.742cm" svg:y="-6.4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.961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.339cm" svg:y="-6.9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079cm" svg:height="0.2cm" svg:x="2.561cm" svg:y="-6.4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2.778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3.158cm" svg:y="-6.9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3.31cm" svg:y="-6.9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3.525cm" svg:y="-6.9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3.984cm" svg:y="-6.4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4.248cm" svg:y="-6.8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4.672cm" svg:y="-6.51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5.01cm" svg:y="-6.5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254cm" svg:y="-6.5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5.962cm" svg:y="-6.9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5.905cm" svg:y="-6.7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6.529cm" svg:y="-6.9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6.795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7.207cm" svg:y="-6.4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7.425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7.803cm" svg:y="-6.9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8.026cm" svg:y="-6.4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8.242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8.62cm" svg:y="-6.9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8.774cm" svg:y="-6.913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8.989cm" svg:y="-6.9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9.449cm" svg:y="-6.4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666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044cm" svg:y="-6.9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10.198cm" svg:y="-6.9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0.585cm" svg:y="-6.6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1.271cm" svg:y="-6.7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1.67cm" svg:y="-6.706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2.061cm" svg:y="-6.8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2.272cm" svg:y="-6.8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2.597cm" svg:y="-6.881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-2.236cm" svg:y="-6.725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-1.786cm" svg:y="-6.8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-1.264cm" svg:y="-6.893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-0.54cm" svg:y="-6.908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-0.105cm" svg:y="-6.893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0.513cm" svg:y="-6.9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0.458cm" svg:y="-6.7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1.081cm" svg:y="-6.9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1.345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.759cm" svg:y="-6.5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.976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.356cm" svg:y="-6.94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2.578cm" svg:y="-6.5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2.795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3.173cm" svg:y="-6.9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3.327cm" svg:y="-6.9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238cm" svg:height="0.668cm" svg:x="3.54cm" svg:y="-6.9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4cm" svg:y="-6.50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4.266cm" svg:y="-6.89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4.687cm" svg:y="-6.543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0 42z">
            <text:p/>
          </draw:path>
          <draw:path draw:style-name="gr3" draw:text-style-name="P3" draw:layer="layout" svg:width="0.2cm" svg:height="0.212cm" svg:x="5.026cm" svg:y="-6.54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269cm" svg:y="-6.54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5.978cm" svg:y="-6.938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5.922cm" svg:y="-6.798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6.546cm" svg:y="-6.938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6.81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7.224cm" svg:y="-6.5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7.441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7.821cm" svg:y="-6.94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079cm" svg:height="0.2cm" svg:x="8.043cm" svg:y="-6.5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8.259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8.638cm" svg:y="-6.9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8.792cm" svg:y="-6.94cm" svg:viewBox="0 0 120 243" svg:d="M114 42c4-10 6-14 6-15 0-16-14-27-29-27-19 0-24 15-26 23l-63 203c0 2-2 8-2 8 0 5 15 9 19 9s4 0 6-8z">
            <text:p/>
          </draw:path>
          <draw:path draw:style-name="gr3" draw:text-style-name="P3" draw:layer="layout" svg:width="0.238cm" svg:height="0.668cm" svg:x="9.004cm" svg:y="-6.938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9.464cm" svg:y="-6.50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683cm" svg:y="-6.733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061cm" svg:y="-6.94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0.215cm" svg:y="-6.94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0.602cm" svg:y="-6.68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288cm" svg:y="-6.733cm" svg:viewBox="0 0 363 304" svg:d="M40 256c-2 12-6 27-6 31 0 11 10 17 19 17 8 0 21-6 25-19 0 0 9-32 13-50l14-60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1.687cm" svg:y="-6.733cm" svg:viewBox="0 0 346 304" svg:d="M215 260c7 27 32 44 61 44 22 0 38-15 49-36 11-25 21-67 21-67 0-7-8-7-10-7-5 0-5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2.077cm" svg:y="-6.9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2.289cm" svg:y="-6.9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  <draw:path draw:style-name="gr3" draw:text-style-name="P3" draw:layer="layout" svg:width="0.278cm" svg:height="0.461cm" svg:x="-2.582cm" svg:y="-6.855cm" svg:viewBox="0 0 279 462" svg:d="M61 226v-15c0-169 83-194 118-194 15 0 43 4 59 27-10 0-38 0-38 30 0 21 17 30 32 30 9 0 30-5 30-32 0-40-30-72-85-72-86 0-177 87-177 235 0 179 78 227 141 227 74 0 138-63 138-152 0-86-60-150-135-150-45 0-70 34-83 66zM141 443c-42 0-63-40-67-52-11-30-11-83-11-97 0-51 21-119 81-119 10 0 42 0 63 42 12 24 12 58 12 93 0 32 0 64-12 89-21 40-51 44-66 44z">
            <text:p/>
          </draw:path>
          <draw:path draw:style-name="gr3" draw:text-style-name="P3" draw:layer="layout" svg:width="0.071cm" svg:height="0.288cm" svg:x="-2.219cm" svg:y="-6.699cm" svg:viewBox="0 0 72 289" svg:d="M72 36c0-21-15-36-36-36-19 0-36 15-36 36 0 19 17 36 36 36 21 0 36-17 36-36zM72 254c0-20-15-36-36-36-19 0-36 16-36 36 0 19 17 35 36 35 21 0 36-16 36-35z">
            <text:p/>
          </draw:path>
          <draw:path draw:style-name="gr3" draw:text-style-name="P3" draw:layer="layout" svg:width="0.478cm" svg:height="0.457cm" svg:x="-1.769cm" svg:y="-6.8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-1.248cm" svg:y="-6.86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-0.523cm" svg:y="-6.881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-0.087cm" svg:y="-6.86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0.53cm" svg:y="-6.9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0.475cm" svg:y="-6.77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text-style-name="P3" draw:layer="layout" svg:width="0.238cm" svg:height="0.668cm" svg:x="1.098cm" svg:y="-6.9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1.362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.777cm" svg:y="-6.4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.993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.371cm" svg:y="-6.9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079cm" svg:height="0.2cm" svg:x="2.594cm" svg:y="-6.4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2.812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3.19cm" svg:y="-6.913cm" svg:viewBox="0 0 120 243" svg:d="M116 42c4-10 4-14 4-15 0-16-14-27-29-27-19 0-24 15-26 23l-63 203c0 2-2 8-2 8 0 5 15 9 19 9s4 0 8-8z">
            <text:p/>
          </draw:path>
          <draw:path draw:style-name="gr3" draw:text-style-name="P3" draw:layer="layout" svg:width="0.119cm" svg:height="0.242cm" svg:x="3.344cm" svg:y="-6.9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238cm" svg:height="0.668cm" svg:x="3.557cm" svg:y="-6.9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4.017cm" svg:y="-6.48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4.283cm" svg:y="-6.86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4.704cm" svg:y="-6.516cm" svg:viewBox="0 0 287 213" svg:d="M36 179c-2 5-6 17-6 19 0 9 10 15 18 15 7 0 15-6 17-12 2-3 5-19 9-28 2-10 8-31 10-42 3-11 5-21 7-32 6-19 6-23 21-42 13-19 34-44 70-44 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043cm" svg:y="-6.51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5.286cm" svg:y="-6.51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5.995cm" svg:y="-6.912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5.94cm" svg:y="-6.77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6.563cm" svg:y="-6.912cm" svg:viewBox="0 0 239 669" svg:d="M143 89c0-26 17-70 91-74 2-2 5-4 5-7 0-8-5-8-13-8-66 0-129 34-129 84v151c0 27 0 48-27 71-24 19-49 21-64 21-4 2-6 3-6 7 0 8 4 8 11 8 44 4 76 26 84 59 2 7 2 9 2 34v133c0 26 0 49 32 74 27 21 71 27 97 27 8 0 13 0 13-6 0-8-3-8-11-8-42-4-76-24-84-59-1-5-1-7-1-32v-140c0-31-6-42-27-63-15-13-34-21-53-27 55-15 80-45 80-85z">
            <text:p/>
          </draw:path>
          <draw:path draw:style-name="gr3" draw:text-style-name="P3" draw:layer="layout" svg:width="0.349cm" svg:height="0.426cm" svg:x="6.827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7.241cm" svg:y="-6.4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7.458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7.836cm" svg:y="-6.9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079cm" svg:height="0.2cm" svg:x="8.058cm" svg:y="-6.4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8.277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8.655cm" svg:y="-6.9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119cm" svg:height="0.242cm" svg:x="8.809cm" svg:y="-6.913cm" svg:viewBox="0 0 120 243" svg:d="M116 42c2-10 4-14 4-15 0-16-14-27-29-27-19 0-24 15-26 23l-63 203c0 2-2 8-2 8 0 5 15 9 19 9s4 0 6-8z">
            <text:p/>
          </draw:path>
          <draw:path draw:style-name="gr3" draw:text-style-name="P3" draw:layer="layout" svg:width="0.238cm" svg:height="0.668cm" svg:x="9.021cm" svg:y="-6.912cm" svg:viewBox="0 0 239 669" svg:d="M97 581c0 27-17 69-91 74-4 0-6 2-6 8s8 6 13 6c65 0 128-33 130-84v-152c0-27 0-47 26-70 23-19 50-21 65-21 2 0 5-4 5-8 0-5-3-5-11-7-44-2-76-27-84-59-1-8-1-10-1-33v-132c0-29 0-50-33-76-26-19-74-27-97-27-5 0-13 0-13 8 0 5 4 5 11 7 42 2 75 23 84 57 2 8 2 8 2 32v141c0 30 6 42 27 63 15 15 34 21 53 26-55 15-80 48-80 86z">
            <text:p/>
          </draw:path>
          <draw:path draw:style-name="gr3" draw:text-style-name="P3" draw:layer="layout" svg:width="0.079cm" svg:height="0.2cm" svg:x="9.481cm" svg:y="-6.48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49cm" svg:height="0.426cm" svg:x="9.698cm" svg:y="-6.706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0.078cm" svg:y="-6.913cm" svg:viewBox="0 0 120 243" svg:d="M116 42c4-10 4-14 4-15 0-16-14-27-29-27-19 0-23 15-26 23l-63 203c0 2-2 8-2 8 0 5 15 9 19 9s4 0 8-8z">
            <text:p/>
          </draw:path>
          <draw:path draw:style-name="gr3" draw:text-style-name="P3" draw:layer="layout" svg:width="0.119cm" svg:height="0.242cm" svg:x="10.23cm" svg:y="-6.913cm" svg:viewBox="0 0 120 243" svg:d="M114 42c4-10 6-14 6-15 0-16-14-27-29-27-19 0-24 15-26 23l-63 203c0 2-2 8-2 8 0 5 15 9 19 9 2 0 4 0 6-8z">
            <text:p/>
          </draw:path>
          <draw:path draw:style-name="gr3" draw:text-style-name="P3" draw:layer="layout" svg:width="0.446cm" svg:height="0.157cm" svg:x="10.619cm" svg:y="-6.6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4cm" svg:height="0.303cm" svg:x="11.303cm" svg:y="-6.706cm" svg:viewBox="0 0 365 304" svg:d="M40 256c-2 12-6 27-6 31 0 11 10 17 19 17 8 0 21-6 25-19 0 0 9-32 13-50l14-60c5-14 9-29 11-44 4-11 9-32 9-34 10-21 46-82 111-82 30 0 36 25 36 48 0 40-34 127-44 155-6 16-8 23-8 31 0 32 25 55 56 55 62 0 89-97 89-103 0-7-8-7-10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11.702cm" svg:y="-6.706cm" svg:viewBox="0 0 346 304" svg:d="M215 260c7 27 32 44 61 44 22 0 38-15 49-36 11-25 21-67 21-67 0-7-8-7-10-7-5 0-7 4-9 13-8 36-21 82-50 82-13 0-20-8-20-31 0-15 7-45 13-70l19-72c2-10 9-36 11-46 4-15 10-40 10-45 0-12-10-17-19-17-4 0-21 0-27 22-11 50-42 168-49 204-2 1-29 55-78 55-34 0-40-29-40-55 0-36 17-90 36-137 8-19 11-29 11-42 0-30-22-55-55-55-64 0-89 97-89 103 0 7 8 7 8 7 7 0 7-2 11-11 17-59 42-84 68-84 6 0 16 0 16 21 0 17-6 36-12 48-24 66-38 106-38 140 0 63 46 80 82 80 46 0 68-31 80-44z">
            <text:p/>
          </draw:path>
          <draw:path draw:style-name="gr3" draw:text-style-name="P3" draw:layer="layout" svg:width="0.143cm" svg:height="0.472cm" svg:x="12.094cm" svg:y="-6.87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12.307cm" svg:y="-6.874cm" svg:viewBox="0 0 144 473" svg:d="M144 8c0 0 0-8-7-8-17 0-67 6-84 8-5 0-13 0-13 13 0 7 8 7 17 7 32 0 34 6 34 12l-2 13-85 334c-2 8-4 14-4 23 0 38 30 63 61 63 23 0 40-13 51-38 13-25 21-65 21-67 0-5-6-5-8-5-7 0-7 2-9 11-11 44-25 84-53 84-19 0-19-21-19-31 0-17 0-19 4-32z">
            <text:p/>
          </draw:path>
        </draw:g>
        <draw:custom-shape draw:style-name="gr35" draw:text-style-name="P8" xml:id="id36" draw:id="id36" draw:layer="layout" svg:width="13.234cm" svg:height="1.27cm" svg:x="7.594cm" svg:y="12.8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8: $PMSI \notin \left\lbrace p, p', p'' \right\rbrace , P_{new} = p', p'' =  null$§svg§600§TRUE§</svg:desc>
          <draw:polygon draw:style-name="gr2" draw:text-style-name="P2" draw:layer="layout" svg:width="12.784cm" svg:height="0.668cm" svg:x="7.758cm" svg:y="13.161cm" svg:viewBox="0 0 12785 669" draw:points="6392,669 0,669 0,0 12785,0 12785,669">
            <text:p/>
          </draw:polygon>
          <draw:path draw:style-name="gr3" draw:text-style-name="P3" draw:layer="layout" svg:width="0.278cm" svg:height="0.461cm" svg:x="7.786cm" svg:y="13.218cm" svg:viewBox="0 0 279 462" svg:d="M82 141c-31-21-35-44-35-55 0-40 44-69 92-69 49 0 93 34 93 84 0 38-27 70-67 93zM179 203c49-24 81-59 81-102 0-63-59-101-119-101-69 0-122 49-122 112 0 12 0 42 28 74 8 8 33 25 50 36-40 19-97 57-97 124 0 70 68 116 139 116 76 0 140-55 140-127 0-25-7-56-32-84-13-13-25-21-68-48zM112 232l84 53c19 12 49 32 49 72 0 52-49 86-104 86-59 0-107-42-107-97 0-40 21-82 78-114z">
            <text:p/>
          </draw:path>
          <draw:path draw:style-name="gr3" draw:text-style-name="P3" draw:layer="layout" svg:width="0.071cm" svg:height="0.288cm" svg:x="8.147cm" svg:y="13.37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8.6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9.12cm" svg:y="13.20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9.844cm" svg:y="13.191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0.279cm" svg:y="13.207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0.899cm" svg:y="13.161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0.842cm" svg:y="13.30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1.465cm" svg:y="13.161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1.731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2.14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2.36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2.74cm" svg:y="13.159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12.962cm" svg:y="13.59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13.179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3.559cm" svg:y="13.15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13.711cm" svg:y="13.15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13.925cm" svg:y="13.161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14.385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14.649cm" svg:y="13.207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5.073cm" svg:y="13.556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411cm" svg:y="13.55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5.652cm" svg:y="13.55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16.289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16.933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311cm" svg:y="13.15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17.533cm" svg:y="13.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752cm" svg:y="13.36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8.13cm" svg:y="13.15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18.282cm" svg:y="13.15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445cm" svg:height="0.157cm" svg:x="18.672cm" svg:y="13.41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19.356cm" svg:y="13.366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9.756cm" svg:y="13.366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0.146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0.359cm" svg:y="13.199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ustom-shape draw:style-name="gr36" draw:text-style-name="P8" xml:id="id37" draw:id="id37" draw:layer="layout" svg:width="13.133cm" svg:height="1.27cm" svg:x="15.294cm" svg:y="8.34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9: $PMSI \notin \left\lbrace p, p', p'' \right\rbrace , P_{new} = p', p'' \neq  null$§svg§600§TRUE§</svg:desc>
          <draw:polygon draw:style-name="gr2" draw:text-style-name="P2" draw:layer="layout" svg:width="12.784cm" svg:height="0.668cm" svg:x="15.458cm" svg:y="8.653cm" svg:viewBox="0 0 12785 669" draw:points="6392,669 0,669 0,0 12785,0 12785,669">
            <text:p/>
          </draw:polygon>
          <draw:path draw:style-name="gr3" draw:text-style-name="P3" draw:layer="layout" svg:width="0.278cm" svg:height="0.461cm" svg:x="15.486cm" svg:y="8.71cm" svg:viewBox="0 0 279 462" svg:d="M218 234v21c0 157-70 188-108 188-11 0-47-2-66-25 30 0 34-19 34-30 0-21-15-31-31-31-11 0-30 6-30 33 0 43 36 72 93 72 88 0 169-91 169-236 0-180-78-226-137-226-38 0-70 11-98 42-29 30-44 59-44 108 0 86 59 150 135 150 40 0 68-28 83-66zM135 285c-12 0-42 0-63-42-11-24-11-59-11-91 0-36 0-68 13-93 19-34 44-42 68-42 31 0 54 23 65 53 8 21 10 63 10 93 0 57-23 122-82 122z">
            <text:p/>
          </draw:path>
          <draw:path draw:style-name="gr3" draw:text-style-name="P3" draw:layer="layout" svg:width="0.071cm" svg:height="0.288cm" svg:x="15.847cm" svg:y="8.86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16.3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6.82cm" svg:y="8.699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4-7 30-61 30-11 0-19 0-19 14 0 7 8 7 10 7 19 0 64-2 83-2 27 0 57 2 84 2 4 0 13 0 13-13 0-8-5-8-19-8-24 0-43 0-43-11 0-4 0-4 3-17z">
            <text:p/>
          </draw:path>
          <draw:path draw:style-name="gr3" draw:text-style-name="P3" draw:layer="layout" svg:width="0.396cm" svg:height="0.488cm" svg:x="17.544cm" svg:y="8.683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311cm" svg:height="0.457cm" svg:x="17.979cm" svg:y="8.699cm" svg:viewBox="0 0 312 458" svg:d="M228 51c6-24 8-30 61-30 17 0 23 0 23-13 0-8-8-8-12-8-19 0-68 2-87 2-21 0-71-2-90-2-5 0-13 0-13 13 0 8 6 8 19 8 27 0 46 0 46 13 0 2 0 4-2 10l-89 363c-8 24-10 30-63 30-15 0-21 0-21 14 0 7 8 7 9 7 21 0 69-2 90-2 19 0 68 2 89 2 6 0 13 0 13-13 0-8-5-8-21-8-11 0-15 0-28-2-13 0-17-4-17-11 0-4 2-10 4-15z">
            <text:p/>
          </draw:path>
          <draw:path draw:style-name="gr3" draw:text-style-name="P3" draw:layer="layout" svg:width="0.261cm" svg:height="0.668cm" svg:x="18.599cm" svg:y="8.653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35cm" svg:height="0.389cm" svg:x="18.542cm" svg:y="8.794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19.165cm" svg:y="8.653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text-style-name="P3" draw:layer="layout" svg:width="0.349cm" svg:height="0.427cm" svg:x="19.431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19.84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0.06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0.44cm" svg:y="8.651cm" svg:viewBox="0 0 120 243" svg:d="M116 42c2-10 4-13 4-15 0-16-14-27-29-27-19 0-25 15-26 23l-63 203c0 2-2 8-2 8 0 6 15 9 19 9s4 0 6-7z">
            <text:p/>
          </draw:path>
          <draw:path draw:style-name="gr3" draw:text-style-name="P3" draw:layer="layout" svg:width="0.079cm" svg:height="0.2cm" svg:x="20.662cm" svg:y="9.08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20.879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1.259cm" svg:y="8.651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21.411cm" svg:y="8.651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21.625cm" svg:y="8.653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  <draw:path draw:style-name="gr3" draw:text-style-name="P3" draw:layer="layout" svg:width="0.079cm" svg:height="0.2cm" svg:x="22.085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22.349cm" svg:y="8.699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2.773cm" svg:y="9.0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3.111cm" svg:y="9.0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23.352cm" svg:y="9.048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5cm" svg:height="0.157cm" svg:x="23.989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49cm" svg:height="0.427cm" svg:x="24.633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011cm" svg:y="8.651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079cm" svg:height="0.2cm" svg:x="25.233cm" svg:y="9.08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5.452cm" svg:y="8.858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5.83cm" svg:y="8.651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25.982cm" svg:y="8.651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26.427cm" svg:y="8.676cm" svg:viewBox="0 0 334 625" svg:d="M331 27c3-10 3-12 3-14 0-3-3-13-13-13-8 0-9 4-13 13l-302 586c-6 9-6 9-6 13s4 13 13 13c8 0 10-5 15-13z">
            <text:p/>
          </draw:path>
          <draw:path draw:style-name="gr3" draw:text-style-name="P3" draw:layer="layout" svg:width="0.445cm" svg:height="0.157cm" svg:x="26.372cm" svg:y="8.91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text-style-name="P3" draw:layer="layout" svg:width="0.362cm" svg:height="0.303cm" svg:x="27.056cm" svg:y="8.858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27.456cm" svg:y="8.858cm" svg:viewBox="0 0 346 304" svg:d="M215 260c7 27 32 44 60 44 23 0 38-15 50-36 11-25 21-67 21-67 0-7-8-7-10-7-5 0-5 4-9 13-8 36-21 82-50 82-13 0-21-8-21-30 0-16 8-46 14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27.846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  <draw:path draw:style-name="gr3" draw:text-style-name="P3" draw:layer="layout" svg:width="0.143cm" svg:height="0.472cm" svg:x="28.059cm" svg:y="8.691cm" svg:viewBox="0 0 144 473" svg:d="M144 8c0 0 0-8-7-8-17 0-67 6-84 8-6 0-13 0-13 13 0 8 7 8 17 8 32 0 34 5 34 11l-2 13-85 335c-2 7-4 13-4 23 0 38 30 62 61 62 23 0 40-13 51-38 13-24 21-64 21-66 0-6-6-6-8-6-7 0-7 2-9 11-13 44-25 84-53 84-19 0-19-21-19-30 0-17 0-19 3-33z">
            <text:p/>
          </draw:path>
        </draw:g>
        <draw:connector draw:style-name="gr21" draw:text-style-name="P4" draw:layer="layout" draw:type="curve" svg:x1="20.828cm" svg:y1="13.487cm" svg:x2="21.86cm" svg:y2="9.612cm" draw:start-shape="id36" draw:start-glue-point="1" draw:end-shape="id37" draw:end-glue-point="2" svg:d="M20828 13487c688 0 1032-1291 1032-3875" svg:viewBox="0 0 1033 3876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21.74cm" svg:y="13.675cm" svg:viewBox="0 0 2654 692" draw:points="1328,692 0,692 0,0 2654,0 2654,692">
            <text:p/>
          </draw:polygon>
          <draw:path draw:style-name="gr3" draw:text-style-name="P3" draw:layer="layout" svg:width="0.314cm" svg:height="0.417cm" svg:x="21.757cm" svg:y="13.75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2.101cm" svg:y="13.766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22.452cm" svg:y="13.766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22.829cm" svg:y="13.673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23.142cm" svg:y="13.759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23.486cm" svg:y="13.766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23.824cm" svg:y="14.068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4.13cm" svg:y="13.95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4.278cm" svg:y="13.954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$\texttt{AKA($P_{new},p''$)}/\texttt{FORGETPMSI}$§svg§600§TRUE§</svg:desc>
          <draw:polygon draw:style-name="gr2" draw:text-style-name="P2" draw:layer="layout" svg:width="7.998cm" svg:height="0.668cm" svg:x="24.929cm" svg:y="6.098cm" svg:viewBox="0 0 7999 669" draw:points="4000,669 0,669 0,0 7999,0 7999,669">
            <text:p/>
          </draw:polygon>
          <draw:path draw:style-name="gr3" draw:text-style-name="P3" draw:layer="layout" svg:width="0.314cm" svg:height="0.417cm" svg:x="24.946cm" svg:y="6.18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314cm" svg:height="0.41cm" svg:x="25.296cm" svg:y="6.191cm" svg:viewBox="0 0 315 411" svg:d="M167 169l103-127c24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3" draw:text-style-name="P3" draw:layer="layout" svg:width="0.314cm" svg:height="0.417cm" svg:x="25.645cm" svg:y="6.183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26.092cm" svg:y="6.136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26.352cm" svg:y="6.144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26.776cm" svg:y="6.493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27.114cm" svg:y="6.49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27.357cm" svg:y="6.49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27.827cm" svg:y="6.52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28.043cm" svg:y="6.303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28.423cm" svg:y="6.096cm" svg:viewBox="0 0 120 243" svg:d="M114 42c4-10 6-13 6-15 0-16-14-27-29-27-19 0-24 15-26 23l-63 203c0 2-2 8-2 8 0 6 15 9 19 9s4 0 6-7z">
            <text:p/>
          </draw:path>
          <draw:path draw:style-name="gr3" draw:text-style-name="P3" draw:layer="layout" svg:width="0.119cm" svg:height="0.242cm" svg:x="28.575cm" svg:y="6.096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178cm" svg:height="0.52cm" svg:x="28.799cm" svg:y="6.136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29.138cm" svg:y="6.098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09cm" svg:height="0.41cm" svg:x="29.451cm" svg:y="6.191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3" draw:text-style-name="P3" draw:layer="layout" svg:width="0.276cm" svg:height="0.423cm" svg:x="29.82cm" svg:y="6.183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30.146cm" svg:y="6.191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3" draw:text-style-name="P3" draw:layer="layout" svg:width="0.307cm" svg:height="0.423cm" svg:x="30.506cm" svg:y="6.183cm" svg:viewBox="0 0 308 424" svg:d="M276 278c17 0 32 0 32-21s-17-21-29-21h-79c-10 0-27 0-27 21s17 21 27 21h28c-8 74-40 106-76 106-55 0-106-72-106-171 0-103 55-171 106-171 25 0 67 15 78 87 2 12 6 19 23 19 23 0 23-13 23-26v-95c0-10 0-27-19-27-16 0-18 8-29 30-23-20-49-30-78-30-82 0-150 91-150 213 0 123 70 211 150 211 38 0 67-19 80-34 0 15 0 28 23 28s23-15 23-28z">
            <text:p/>
          </draw:path>
          <draw:path draw:style-name="gr3" draw:text-style-name="P3" draw:layer="layout" svg:width="0.318cm" svg:height="0.41cm" svg:x="30.848cm" svg:y="6.191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3" draw:text-style-name="P3" draw:layer="layout" svg:width="0.316cm" svg:height="0.41cm" svg:x="31.197cm" svg:y="6.191cm" svg:viewBox="0 0 317 411" svg:d="M182 42h88v34c0 13 0 29 25 29 22 0 22-16 22-29v-49c0-19-3-27-26-27h-262c-23 0-29 6-29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31.547cm" svg:y="6.191cm" svg:viewBox="0 0 306 411" svg:d="M95 245h84c77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3" draw:text-style-name="P3" draw:layer="layout" svg:width="0.328cm" svg:height="0.41cm" svg:x="31.889cm" svg:y="6.191cm" svg:viewBox="0 0 329 411" svg:d="M184 162c-9 24-15 43-19 64-7-32-66-205-68-211-6-15-23-15-32-15h-38c-10 0-27 0-27 21s13 21 36 21v327c-23 0-36 0-36 21s17 21 27 21h55c9 0 26 0 26-21s-13-21-34-21v-320c8 31 49 160 53 168 6 17 14 42 17 45 4 6 12 12 21 12 8 0 17-6 23-15 2-4 59-175 67-210h2v320c-23 0-37 0-37 21s18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32.261cm" svg:y="6.183cm" svg:viewBox="0 0 283 424" svg:d="M163 234c19 4 76 17 76 76 0 34-30 74-83 74-17 0-51-2-78-21-29-19-30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32.63cm" svg:y="6.191cm" svg:viewBox="0 0 247 411" svg:d="M146 42h73c11 0 28 0 28-21s-17-21-28-21h-190c-12 0-29 0-29 21s17 21 29 21h72v327h-72c-12 0-29 0-29 21s17 21 29 21h190c11 0 28 0 28-21s-17-21-28-21h-73z">
            <text:p/>
          </draw:path>
        </draw:g>
        <draw:custom-shape draw:style-name="gr37" draw:text-style-name="P8" xml:id="id38" draw:id="id38" draw:layer="layout" svg:width="13.2cm" svg:height="1.27cm" svg:x="-0.5cm" svg:y="-1.3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5: $PMSI \notin \left\lbrace p, p', p'' \right\rbrace , P_{new} = p, p'' \neq null$§svg§600§TRUE§</svg:desc>
          <draw:polygon draw:style-name="gr2" draw:text-style-name="P2" draw:layer="layout" svg:width="12.596cm" svg:height="0.668cm" svg:x="-0.34cm" svg:y="-1.037cm" svg:viewBox="0 0 12597 669" draw:points="6298,669 0,669 0,0 12597,0 12597,669">
            <text:p/>
          </draw:polygon>
          <draw:path draw:style-name="gr3" draw:text-style-name="P3" draw:layer="layout" svg:width="0.267cm" svg:height="0.461cm" svg:x="-0.306cm" svg:y="-0.98cm" svg:viewBox="0 0 268 462" svg:d="M268 312c0-80-55-147-127-147-33 0-61 10-86 35v-132c13 4 36 10 57 10 84 0 129-63 129-70 0-4-2-8-5-8 0 0-2 0-6 2-13 6-46 19-91 19-27 0-59-4-90-19-5-2-7-2-7-2-8 0-8 6-8 17v198c0 13 0 17 10 17 3 0 5-2 9-6 8-9 32-45 86-45 36 0 53 30 57 41 11 25 13 52 13 86 0 23 0 63-17 91-15 27-40 44-72 44-48 0-88-36-99-76 2 2 4 2 11 2 23 0 35-17 35-33 0-17-12-32-35-32-9 0-32 4-32 34 0 59 46 124 122 124 77 0 146-65 146-150z">
            <text:p/>
          </draw:path>
          <draw:path draw:style-name="gr3" draw:text-style-name="P3" draw:layer="layout" svg:width="0.071cm" svg:height="0.288cm" svg:x="0.05cm" svg:y="-0.824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502cm" svg:y="-0.991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022cm" svg:y="-0.991cm" svg:viewBox="0 0 671 458" svg:d="M593 51c6-24 6-30 57-30 15 0 21 0 21-13 0-8-6-8-17-8h-90c-17 0-17 0-26 13l-243 382-54-380c-2-15-4-15-21-15h-91c-13 0-21 0-21 13 0 8 8 8 21 8 8 0 21 0 29 2 9 0 15 2 15 9 0 4-2 6-4 14l-85 342c-6 26-18 47-73 49-2 0-11 0-11 14 0 5 4 7 10 7 20 0 45-2 66-2 23 0 47 2 68 2 4 0 14 0 14-13 0-8-8-8-14-8-38 0-43-13-43-28 0-6 0-10 2-17l91-365 59 416c0 8 2 15 9 15 8 0 12-7 15-11l270-426-95 386c-7 24-7 30-61 30-11 0-19 0-19 14 0 7 8 7 10 7 19 0 64-2 83-2 27 0 58 2 84 2 4 0 13 0 13-13 0-8-5-8-19-8-24 0-43 0-43-11 0-4 0-4 3-17z">
            <text:p/>
          </draw:path>
          <draw:path draw:style-name="gr3" draw:text-style-name="P3" draw:layer="layout" svg:width="0.396cm" svg:height="0.488cm" svg:x="1.746cm" svg:y="-1.007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181cm" svg:y="-0.991cm" svg:viewBox="0 0 312 458" svg:d="M228 51c6-24 8-30 61-30 17 0 23 0 23-13 0-8-8-8-12-8-19 0-68 2-87 2-21 0-70-2-89-2-6 0-14 0-14 13 0 8 6 8 19 8 27 0 46 0 46 13 0 2 0 4-2 10l-89 363c-8 24-10 30-63 30-15 0-21 0-21 14 0 7 8 7 10 7 20 0 68-2 89-2 19 0 68 2 89 2 6 0 13 0 13-13 0-8-5-8-20-8-12 0-16 0-29-2-13 0-17-4-17-11 0-4 2-10 4-15z">
            <text:p/>
          </draw:path>
          <draw:path draw:style-name="gr3" draw:text-style-name="P3" draw:layer="layout" svg:width="0.261cm" svg:height="0.668cm" svg:x="2.801cm" svg:y="-1.037cm" svg:viewBox="0 0 262 669" svg:d="M258 25c4-8 4-12 4-12 0-7-5-13-13-13-6 0-10 2-11 6l-234 638c-4 10-4 12-4 12 0 7 6 13 13 13 10 0 12-4 16-15z">
            <text:p/>
          </draw:path>
          <draw:path draw:style-name="gr3" draw:text-style-name="P3" draw:layer="layout" svg:width="0.335cm" svg:height="0.389cm" svg:x="2.744cm" svg:y="-0.896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text-style-name="P3" draw:layer="layout" svg:width="0.238cm" svg:height="0.668cm" svg:x="3.367cm" svg:y="-1.03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3" draw:text-style-name="P3" draw:layer="layout" svg:width="0.349cm" svg:height="0.427cm" svg:x="3.633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45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4.264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4.642cm" svg:y="-1.039cm" svg:viewBox="0 0 120 243" svg:d="M116 42c2-10 4-13 4-15 0-16-14-27-29-27-19 0-24 15-26 23l-63 203c0 2-2 8-2 8 0 6 15 9 19 9s4 0 6-7z">
            <text:p/>
          </draw:path>
          <draw:path draw:style-name="gr3" draw:text-style-name="P3" draw:layer="layout" svg:width="0.079cm" svg:height="0.2cm" svg:x="4.864cm" svg:y="-0.608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5.081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5.461cm" svg:y="-1.039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19cm" svg:height="0.242cm" svg:x="5.613cm" svg:y="-1.039cm" svg:viewBox="0 0 120 243" svg:d="M114 42c4-10 6-13 6-15 0-16-14-27-29-27-19 0-25 15-26 23l-63 203c0 2-2 8-2 8 0 6 15 9 19 9 2 0 4 0 6-7z">
            <text:p/>
          </draw:path>
          <draw:path draw:style-name="gr3" draw:text-style-name="P3" draw:layer="layout" svg:width="0.238cm" svg:height="0.668cm" svg:x="5.827cm" svg:y="-1.03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3" draw:text-style-name="P3" draw:layer="layout" svg:width="0.079cm" svg:height="0.2cm" svg:x="6.287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57cm" svg:x="6.551cm" svg:y="-0.991cm" svg:viewBox="0 0 479 458" svg:d="M177 247h114c95 0 188-70 188-146 0-52-44-101-133-101h-217c-13 0-19 0-19 13 0 8 6 8 19 8 8 0 21 0 29 2 11 0 15 2 15 9 0 4-2 6-4 14l-89 361c-8 24-8 30-61 30-11 0-19 0-19 14 0 7 8 7 10 7 19 0 66-2 85-2 15 0 28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6.975cm" svg:y="-0.642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7.313cm" svg:y="-0.642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7.554cm" svg:y="-0.642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8.191cm" svg:y="-0.7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8.835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9.249cm" svg:y="-0.60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6cm" svg:y="-0.832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4cm" svg:y="-1.039cm" svg:viewBox="0 0 120 243" svg:d="M116 42c2-10 4-13 4-15 0-16-14-27-29-27-19 0-25 15-26 23l-63 203c0 2-2 8-2 8 0 6 15 9 19 9s4 0 8-7z">
            <text:p/>
          </draw:path>
          <draw:path draw:style-name="gr3" draw:text-style-name="P3" draw:layer="layout" svg:width="0.119cm" svg:height="0.242cm" svg:x="9.998cm" svg:y="-1.039cm" svg:viewBox="0 0 120 243" svg:d="M116 42c4-10 4-13 4-15 0-16-14-27-29-27-19 0-23 15-26 23l-63 203c0 2-2 8-2 8 0 6 15 9 19 9s4 0 8-7z">
            <text:p/>
          </draw:path>
          <draw:path draw:style-name="gr3" draw:text-style-name="P3" draw:layer="layout" svg:width="0.333cm" svg:height="0.624cm" svg:x="10.441cm" svg:y="-1.014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10.386cm" svg:y="-0.7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11.071cm" svg:y="-0.832cm" svg:viewBox="0 0 363 304" svg:d="M40 257c-2 11-6 26-6 30 0 11 10 17 19 17 8 0 19-6 25-19 0 0 9-32 13-49l14-61c5-13 9-29 11-44 4-11 9-32 9-34 10-21 46-82 111-82 30 0 36 25 36 48 0 40-34 127-44 156-6 15-8 22-8 30 0 32 25 55 56 55 62 0 87-97 87-103 0-7-6-7-8-7-5 0-5 2-9 13-14 46-36 82-69 82-11 0-17-6-17-21 0-17 8-34 14-48 13-36 40-110 40-148 0-45-29-72-76-72-61 0-94 44-105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45cm" svg:height="0.303cm" svg:x="11.47cm" svg:y="-0.832cm" svg:viewBox="0 0 346 304" svg:d="M215 260c7 27 32 44 61 44 22 0 37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5 66-38 106-38 140 0 63 46 80 82 80 45 0 68-30 80-44z">
            <text:p/>
          </draw:path>
          <draw:path draw:style-name="gr3" draw:text-style-name="P3" draw:layer="layout" svg:width="0.143cm" svg:height="0.472cm" svg:x="11.862cm" svg:y="-0.999cm" svg:viewBox="0 0 144 473" svg:d="M144 8c0 0 0-8-7-8-17 0-67 6-84 8-5 0-13 0-13 13 0 8 8 8 17 8 32 0 34 5 34 11l-2 13-85 335c-2 7-4 13-4 23 0 38 30 62 61 62 23 0 40-13 51-38 13-24 21-64 21-66 0-6-6-6-8-6-7 0-7 2-9 11-12 44-25 84-53 84-19 0-19-21-19-30 0-17 0-19 4-33z">
            <text:p/>
          </draw:path>
          <draw:path draw:style-name="gr3" draw:text-style-name="P3" draw:layer="layout" svg:width="0.143cm" svg:height="0.472cm" svg:x="12.073cm" svg:y="-0.999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47cm" svg:y1="3.252cm" svg:x2="6.1cm" svg:y2="-0.078cm" draw:start-shape="id35" draw:start-glue-point="0" draw:end-shape="id38" svg:d="M6147 3252c0-2497-47-833-47-3330" svg:viewBox="0 0 48 3331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6.641cm" svg:y="2.384cm" svg:viewBox="0 0 2654 692" draw:points="1328,692 0,692 0,0 2654,0 2654,692">
            <text:p/>
          </draw:polygon>
          <draw:path draw:style-name="gr3" draw:text-style-name="P3" draw:layer="layout" svg:width="0.314cm" svg:height="0.417cm" svg:x="6.658cm" svg:y="2.468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7.002cm" svg:y="2.475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7.353cm" svg:y="2.475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7.73cm" svg:y="2.382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8.043cm" svg:y="2.468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8.387cm" svg:y="2.475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8.725cm" svg:y="2.777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9.031cm" svg:y="2.663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9.179cm" svg:y="2.663cm" svg:viewBox="0 0 95 177" svg:d="M91 32c0 0 4-7 4-13 0-11-11-19-21-19-15 0-19 11-21 15l-51 147c-2 3-2 5-2 5 0 6 15 10 15 10 2 0 4-2 6-6z">
            <text:p/>
          </draw:path>
        </draw:g>
        <draw:connector draw:style-name="gr38" draw:text-style-name="P4" draw:layer="layout" draw:type="curve" svg:x1="6.1cm" svg:y1="-1.348cm" svg:x2="4.955cm" svg:y2="-5.978cm" draw:start-shape="id38" draw:start-glue-point="0" draw:end-shape="id39" svg:d="M6100-1348c0-3478-1145-1164-1145-4630" svg:viewBox="0 0 1146 4631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0.635cm" svg:y="-3.714cm" svg:viewBox="0 0 3969 692" draw:points="1985,692 0,692 0,0 3969,0 3969,692">
            <text:p/>
          </draw:polygon>
          <draw:path draw:style-name="gr3" draw:text-style-name="P3" draw:layer="layout" svg:width="0.305cm" svg:height="0.41cm" svg:x="0.656cm" svg:y="-3.623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0.986cm" svg:y="-3.623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.336cm" svg:y="-3.321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.642cm" svg:y="-3.43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1.862cm" svg:y="-3.716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.176cm" svg:y="-3.623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2.544cm" svg:y="-3.63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.871cm" svg:y="-3.623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3.23cm" svg:y="-3.63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3.572cm" svg:y="-3.623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3.922cm" svg:y="-3.623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4.272cm" svg:y="-3.623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0.637cm" svg:y="-2.813cm" svg:viewBox="0 0 4117 692" draw:points="2058,692 0,692 0,0 4117,0 4117,692">
            <text:p/>
          </draw:polygon>
          <draw:path draw:style-name="gr3" draw:text-style-name="P3" draw:layer="layout" svg:width="0.305cm" svg:height="0.41cm" svg:x="0.658cm" svg:y="-2.722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0.988cm" svg:y="-2.722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.338cm" svg:y="-2.42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.644cm" svg:y="-2.5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.79cm" svg:y="-2.534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.011cm" svg:y="-2.815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.326cm" svg:y="-2.722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2.695cm" svg:y="-2.729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3.021cm" svg:y="-2.722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3.38cm" svg:y="-2.729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3.722cm" svg:y="-2.722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4.07cm" svg:y="-2.722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4.42cm" svg:y="-2.722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onnector draw:style-name="gr21" draw:text-style-name="P4" draw:layer="layout" draw:type="curve" draw:line-skew="-0.234cm" svg:x1="-0.5cm" svg:y1="-0.713cm" svg:x2="-0.306cm" svg:y2="8.987cm" draw:start-shape="id38" draw:start-glue-point="3" draw:end-shape="id40" draw:end-glue-point="3" svg:d="M-500-713c-1141 0-1238 9700 194 9700" svg:viewBox="0 0 1063 9701">
          <text:p/>
        </draw:connector>
        <draw:custom-shape draw:style-name="gr39" draw:text-style-name="P10" xml:id="id40" draw:id="id40" draw:layer="layout" svg:width="13.006cm" svg:height="1.27cm" svg:x="-0.306cm" svg:y="8.3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7: $PMSI =p , P_{new} = p'', p'' \neq null$§svg§600§TRUE§</svg:desc>
          <draw:polygon draw:style-name="gr2" draw:text-style-name="P2" draw:layer="layout" svg:width="10.436cm" svg:height="0.632cm" svg:x="-0.04cm" svg:y="8.663cm" svg:viewBox="0 0 10437 633" draw:points="5218,633 0,633 0,0 10437,0 10437,633">
            <text:p/>
          </draw:polygon>
          <draw:path draw:style-name="gr3" draw:text-style-name="P3" draw:layer="layout" svg:width="0.288cm" svg:height="0.467cm" svg:x="-0.002cm" svg:y="8.712cm" svg:viewBox="0 0 289 468" svg:d="M283 46c6-10 6-10 6-25h-164c-81 0-83-8-85-21h-17l-23 139h17c2-12 8-53 17-61 4-6 57-6 65-6h140c-7 12-60 86-76 107-60 91-83 184-83 252 0 6 0 37 32 37 31 0 31-31 31-37v-34c0-36 1-74 7-110 2-15 12-72 42-114z">
            <text:p/>
          </draw:path>
          <draw:path draw:style-name="gr3" draw:text-style-name="P3" draw:layer="layout" svg:width="0.071cm" svg:height="0.288cm" svg:x="0.35cm" svg:y="8.876cm" svg:viewBox="0 0 72 289" svg:d="M72 36c0-21-15-36-36-36-19 0-36 15-36 36 0 19 17 36 36 36 21 0 36-17 36-36zM72 255c0-21-15-36-36-36-19 0-36 15-36 36 0 19 17 34 36 34 21 0 36-15 36-34z">
            <text:p/>
          </draw:path>
          <draw:path draw:style-name="gr3" draw:text-style-name="P3" draw:layer="layout" svg:width="0.478cm" svg:height="0.457cm" svg:x="0.802cm" svg:y="8.709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.322cm" svg:y="8.709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.046cm" svg:y="8.693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.481cm" svg:y="8.709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446cm" svg:height="0.157cm" svg:x="3.027cm" svg:y="8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3.671cm" svg:y="8.868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079cm" svg:height="0.2cm" svg:x="4.085cm" svg:y="9.0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57cm" svg:x="4.349cm" svg:y="8.709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4.773cm" svg:y="9.05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5.111cm" svg:y="9.05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5.354cm" svg:y="9.05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446cm" svg:height="0.157cm" svg:x="5.989cm" svg:y="8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49cm" svg:height="0.427cm" svg:x="6.633cm" svg:y="8.868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011cm" svg:y="8.661cm" svg:viewBox="0 0 120 243" svg:d="M116 42c4-10 4-13 4-15 0-16-14-27-29-27-19 0-23 15-26 23l-63 203c0 2-2 8-2 8 0 5 15 9 19 9s4 0 8-7z">
            <text:p/>
          </draw:path>
          <draw:path draw:style-name="gr3" draw:text-style-name="P3" draw:layer="layout" svg:width="0.119cm" svg:height="0.242cm" svg:x="7.165cm" svg:y="8.661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079cm" svg:height="0.2cm" svg:x="7.387cm" svg:y="9.09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49cm" svg:height="0.427cm" svg:x="7.606cm" svg:y="8.868cm" svg:viewBox="0 0 350 428" svg:d="M51 378c-5 23-5 29-36 29-7 0-15 0-15 11 0 6 4 10 10 10 17 0 36-4 55-4 22 0 45 4 66 4 4 0 13 0 13-16 0-5-7-5-17-5-34 0-34-6-34-12 0-7 29-118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7.984cm" svg:y="8.661cm" svg:viewBox="0 0 120 243" svg:d="M114 42c4-10 6-13 6-15 0-16-14-27-29-27-19 0-24 15-26 23l-63 203c0 2-2 8-2 8 0 5 15 9 19 9 2 0 4 0 6-7z">
            <text:p/>
          </draw:path>
          <draw:path draw:style-name="gr3" draw:text-style-name="P3" draw:layer="layout" svg:width="0.119cm" svg:height="0.242cm" svg:x="8.138cm" svg:y="8.661cm" svg:viewBox="0 0 120 243" svg:d="M116 42c2-10 4-13 4-15 0-16-14-27-29-27-19 0-24 15-26 23l-63 203c0 2-2 8-2 8 0 5 15 9 19 9s4 0 8-7z">
            <text:p/>
          </draw:path>
          <draw:path draw:style-name="gr3" draw:text-style-name="P3" draw:layer="layout" svg:width="0.333cm" svg:height="0.624cm" svg:x="8.581cm" svg:y="8.686cm" svg:viewBox="0 0 334 625" svg:d="M331 27c3-10 3-12 3-14 0-3-3-13-13-13-7 0-9 4-13 13l-302 586c-6 9-6 9-6 13s4 13 13 13c8 0 10-5 16-13z">
            <text:p/>
          </draw:path>
          <draw:path draw:style-name="gr3" draw:text-style-name="P3" draw:layer="layout" svg:width="0.446cm" svg:height="0.157cm" svg:x="8.525cm" svg:y="8.91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9.209cm" svg:y="8.868cm" svg:viewBox="0 0 363 304" svg:d="M40 257c-2 11-6 26-6 30 0 11 10 17 19 17 8 0 19-6 25-19 0 0 8-32 11-49l16-61c3-13 7-29 11-44 4-11 8-32 9-34 10-21 46-82 109-82 30 0 36 25 36 48 0 40-32 127-44 156-6 15-6 22-6 30 0 32 23 55 54 55 62 0 89-97 89-103 0-7-8-7-10-7-5 0-5 2-9 13-13 46-36 82-68 82-12 0-16-6-16-21 0-17 6-34 12-48 13-36 42-110 42-148 0-45-31-72-78-72-61 0-93 44-105 59-4-38-30-59-61-59-30 0-43 27-49 38-11 23-21 63-21 65 0 7 8 7 8 7 7 0 7 0 11-15 11-47 25-80 49-80 14 0 21 8 21 31 0 13-2 21-11 57z">
            <text:p/>
          </draw:path>
          <draw:path draw:style-name="gr3" draw:text-style-name="P3" draw:layer="layout" svg:width="0.345cm" svg:height="0.303cm" svg:x="9.61cm" svg:y="8.868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10cm" svg:y="8.701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  <draw:path draw:style-name="gr3" draw:text-style-name="P3" draw:layer="layout" svg:width="0.143cm" svg:height="0.472cm" svg:x="10.213cm" svg:y="8.701cm" svg:viewBox="0 0 144 473" svg:d="M144 8c0 0 0-8-7-8-17 0-67 6-84 8-5 0-13 0-13 13 0 8 8 8 17 8 32 0 34 5 34 11l-2 13-85 335c-2 7-4 13-4 23 0 38 30 62 61 62 23 0 40-13 51-38 13-24 21-64 21-66 0-6-6-6-8-6-7 0-7 2-9 11-13 44-25 84-53 84-19 0-19-21-19-30 0-17 0-19 4-33z">
            <text:p/>
          </draw:path>
        </draw:g>
        <draw:connector draw:style-name="gr21" draw:text-style-name="P4" draw:layer="layout" draw:type="curve" svg:x1="6.197cm" svg:y1="9.622cm" svg:x2="7.594cm" svg:y2="13.487cm" draw:start-shape="id40" draw:start-glue-point="2" draw:end-shape="id36" draw:end-glue-point="3" svg:d="M6197 9622c0 2577 465 3865 1397 3865" svg:viewBox="0 0 1398 3866">
          <text:p/>
        </draw:connector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6.535cm" svg:y="9.986cm" svg:viewBox="0 0 3969 692" draw:points="1985,692 0,692 0,0 3969,0 3969,692">
            <text:p/>
          </draw:polygon>
          <draw:path draw:style-name="gr3" draw:text-style-name="P3" draw:layer="layout" svg:width="0.305cm" svg:height="0.41cm" svg:x="6.556cm" svg:y="10.0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6.886cm" svg:y="10.0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7.236cm" svg:y="10.3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7.542cm" svg:y="10.2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7.762cm" svg:y="9.9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8.076cm" svg:y="10.077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8.444cm" svg:y="10.0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8.771cm" svg:y="10.0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9.13cm" svg:y="10.0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9.472cm" svg:y="10.077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9.822cm" svg:y="10.077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10.172cm" svg:y="10.0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6.537cm" svg:y="10.886cm" svg:viewBox="0 0 4117 692" draw:points="2058,692 0,692 0,0 4117,0 4117,692">
            <text:p/>
          </draw:polygon>
          <draw:path draw:style-name="gr3" draw:text-style-name="P3" draw:layer="layout" svg:width="0.305cm" svg:height="0.41cm" svg:x="6.558cm" svg:y="10.9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6.888cm" svg:y="10.9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7.238cm" svg:y="11.2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7.544cm" svg:y="11.1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7.69cm" svg:y="11.1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7.911cm" svg:y="10.8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8.226cm" svg:y="10.977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8.595cm" svg:y="10.9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8.921cm" svg:y="10.9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9.28cm" svg:y="10.9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9.622cm" svg:y="10.977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9.97cm" svg:y="10.977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10.32cm" svg:y="10.9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}/\texttt{FORGETP}$§svg§600§TRUE§</svg:desc>
          <draw:polygon draw:style-name="gr2" draw:text-style-name="P2" draw:layer="layout" svg:width="3.968cm" svg:height="0.691cm" svg:x="19.135cm" svg:y="5.286cm" svg:viewBox="0 0 3969 692" draw:points="1985,692 0,692 0,0 3969,0 3969,692">
            <text:p/>
          </draw:polygon>
          <draw:path draw:style-name="gr3" draw:text-style-name="P3" draw:layer="layout" svg:width="0.305cm" svg:height="0.41cm" svg:x="19.156cm" svg:y="5.3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9.486cm" svg:y="5.3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9.836cm" svg:y="5.6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0.142cm" svg:y="5.5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0.362cm" svg:y="5.2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0.676cm" svg:y="5.377cm" svg:viewBox="0 0 310 411" svg:d="M97 226h91c0 27 0 38 23 38s23-15 23-28v-63c0-11 0-27-23-27s-23 12-23 38h-91v-142h167v34c0 13 0 29 23 29s23-16 23-29v-49c0-19-4-27-27-27h-256c-10 0-27 0-27 21s17 21 27 21h22v327h-22c-10 0-27 0-27 21s17 21 27 21h104c10 0 27 0 27-21s-16-21-27-21h-34z">
            <text:p/>
          </draw:path>
          <draw:path draw:style-name="gr3" draw:text-style-name="P3" draw:layer="layout" svg:width="0.276cm" svg:height="0.423cm" svg:x="21.044cm" svg:y="5.3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1.371cm" svg:y="5.3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1.73cm" svg:y="5.3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2.072cm" svg:y="5.377cm" svg:viewBox="0 0 319 411" svg:d="M47 369h-20c-10 0-27 0-27 21s17 21 27 21h266c22 0 26-6 26-29v-59c0-13 0-28-23-28-22 0-22 15-22 28v46h-179v-150h87c0 26 0 38 23 38s23-16 23-29v-61c0-13 0-28-23-28s-23 11-23 38h-87v-135h163v34c0 13 0 29 23 29 25 0 25-16 25-29v-49c0-19-6-27-29-27h-250c-10 0-27 0-27 21s17 21 27 21h20z">
            <text:p/>
          </draw:path>
          <draw:path draw:style-name="gr3" draw:text-style-name="P3" draw:layer="layout" svg:width="0.316cm" svg:height="0.41cm" svg:x="22.422cm" svg:y="5.377cm" svg:viewBox="0 0 317 411" svg:d="M182 42h88v34c0 13 0 29 23 29 24 0 24-16 24-29v-49c0-19-4-27-26-27h-264c-21 0-27 6-27 27v49c0 13 0 29 23 29s23-16 23-29v-34h89v327h-34c-10 0-27 0-27 21s15 21 27 21h116c9 0 26 0 26-21s-15-21-26-21h-35z">
            <text:p/>
          </draw:path>
          <draw:path draw:style-name="gr3" draw:text-style-name="P3" draw:layer="layout" svg:width="0.305cm" svg:height="0.41cm" svg:x="22.772cm" svg:y="5.3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g>
          <svg:title>TexMaths</svg:title>
          <svg:desc>19§latex§$\texttt{LU}_{p''}/\texttt{FORGETP}$§svg§600§TRUE§</svg:desc>
          <draw:polygon draw:style-name="gr2" draw:text-style-name="P2" draw:layer="layout" svg:width="4.116cm" svg:height="0.691cm" svg:x="19.137cm" svg:y="6.186cm" svg:viewBox="0 0 4117 692" draw:points="2058,692 0,692 0,0 4117,0 4117,692">
            <text:p/>
          </draw:polygon>
          <draw:path draw:style-name="gr3" draw:text-style-name="P3" draw:layer="layout" svg:width="0.305cm" svg:height="0.41cm" svg:x="19.158cm" svg:y="6.277cm" svg:viewBox="0 0 306 411" svg:d="M99 42h36c9 0 28 0 28-21s-17-21-28-21h-108c-12 0-27 0-27 21s17 21 27 21h24v327h-24c-12 0-27 0-27 21s17 21 27 21h252c23 0 27-6 27-29v-59c0-13 0-28-23-28s-23 13-23 28v46h-161z">
            <text:p/>
          </draw:path>
          <draw:path draw:style-name="gr3" draw:text-style-name="P3" draw:layer="layout" svg:width="0.345cm" svg:height="0.417cm" svg:x="19.488cm" svg:y="6.277cm" svg:viewBox="0 0 346 418" svg:d="M298 42h21c12 0 27 0 27-21s-17-21-27-21h-87c-10 0-27 0-27 21s17 21 27 21h21v228c0 72-44 106-80 106s-80-34-80-106v-228h21c9 0 28 0 28-21s-19-21-28-21h-87c-10 0-27 0-27 21s17 21 27 21h20v232c0 82 59 144 126 144 68 0 125-62 125-144z">
            <text:p/>
          </draw:path>
          <draw:path draw:style-name="gr3" draw:text-style-name="P3" draw:layer="layout" svg:width="0.261cm" svg:height="0.298cm" svg:x="19.838cm" svg:y="6.579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20.144cm" svg:y="6.4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20.29cm" svg:y="6.465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261cm" svg:height="0.668cm" svg:x="20.511cm" svg:y="6.184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09cm" svg:height="0.41cm" svg:x="20.826cm" svg:y="6.277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21.195cm" svg:y="6.27cm" svg:viewBox="0 0 277 424" svg:d="M277 213c0-194-15-213-138-213-126 0-139 19-139 213s13 211 139 211c123 0 138-17 138-211zM139 384c-59 0-76-13-84-47-9-35-9-94-9-130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1.521cm" svg:y="6.277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21.88cm" svg:y="6.2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4 70 211 150 211 38 0 67-19 80-34 0 15 0 28 23 28 22 0 22-15 22-28z">
            <text:p/>
          </draw:path>
          <draw:path draw:style-name="gr3" draw:text-style-name="P3" draw:layer="layout" svg:width="0.318cm" svg:height="0.41cm" svg:x="22.222cm" svg:y="6.277cm" svg:viewBox="0 0 319 411" svg:d="M47 369h-19c-11 0-28 0-28 21s17 21 28 21h265c22 0 26-6 26-29v-59c0-13 0-28-23-28-22 0-22 15-22 28v46h-179v-150h87c0 26 0 38 23 38s23-16 23-29v-61c0-13 0-28-23-28s-23 11-23 38h-87v-135h163v34c0 13 0 29 23 29 25 0 25-16 25-29v-49c0-19-6-27-29-27h-249c-11 0-28 0-28 21s17 21 28 21h19z">
            <text:p/>
          </draw:path>
          <draw:path draw:style-name="gr3" draw:text-style-name="P3" draw:layer="layout" svg:width="0.316cm" svg:height="0.41cm" svg:x="22.57cm" svg:y="6.277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22.92cm" svg:y="6.277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</draw:g>
        <draw:connector draw:style-name="gr21" draw:text-style-name="P4" draw:layer="layout" draw:type="curve" svg:x1="28.427cm" svg:y1="8.977cm" svg:x2="28.266cm" svg:y2="3.857cm" draw:start-shape="id37" draw:start-glue-point="1" draw:end-shape="id33" draw:end-glue-point="1" svg:d="M28427 8977c789 0 869-5120-161-5120" svg:viewBox="0 0 764 5121">
          <text:p/>
        </draw:connector>
        <draw:connector draw:style-name="gr21" draw:text-style-name="P4" draw:layer="layout" draw:type="curve" svg:x1="21.86cm" svg:y1="8.342cm" svg:x2="6.147cm" svg:y2="4.522cm" draw:start-shape="id37" draw:start-glue-point="0" draw:end-shape="id35" draw:end-glue-point="2" svg:d="M21860 8342c0-2865-15713-955-15713-3820" svg:viewBox="0 0 15714 3821">
          <text:p/>
        </draw:connector>
        <draw:g>
          <svg:title>TexMaths</svg:title>
          <svg:desc>19§latex§$\texttt{AKA($P_{new},p''$)}/\texttt{FORGETPMSI}$§svg§600§TRUE§</svg:desc>
          <draw:polygon draw:style-name="gr2" draw:text-style-name="P2" draw:layer="layout" svg:width="7.998cm" svg:height="0.668cm" svg:x="-2.256cm" svg:y="0.21cm" svg:viewBox="0 0 7999 669" draw:points="4000,669 0,669 0,0 7999,0 7999,669">
            <text:p/>
          </draw:polygon>
          <draw:path draw:style-name="gr3" draw:text-style-name="P3" draw:layer="layout" svg:width="0.314cm" svg:height="0.417cm" svg:x="-2.239cm" svg:y="0.295cm" svg:viewBox="0 0 315 418" svg:d="M194 27c-6-27-15-27-36-27-19 0-31 0-36 25l-82 351c-10 0-25 0-29 2-7 4-11 12-11 19 0 21 17 21 29 21h68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-1.889cm" svg:y="0.303cm" svg:viewBox="0 0 315 411" svg:d="M167 169l103-127c24 0 38 0 38-21s-17-21-27-21h-59c-11 0-28 0-28 21s19 21 28 21l-142 177v-177h15c10 0 27 0 27-21s-16-21-27-21h-68c-10 0-27 0-27 21s17 21 27 21h15v327h-15c-10 0-27 0-27 21s17 21 27 21h68c10 0 27 0 27-21s-16-21-27-21h-15v-90l63-78 93 168c-8 0-27 0-27 21s17 21 29 21h49c11 0 28 0 28-21s-15-21-36-21c0-2-3-6-3-8z">
            <text:p/>
          </draw:path>
          <draw:path draw:style-name="gr3" draw:text-style-name="P3" draw:layer="layout" svg:width="0.314cm" svg:height="0.417cm" svg:x="-1.54cm" svg:y="0.295cm" svg:viewBox="0 0 315 418" svg:d="M194 27c-6-27-15-27-36-27-19 0-31 0-36 25l-82 351c-10 0-25 0-29 2-7 4-11 12-11 19 0 21 17 21 29 21h68c13 0 28 0 28-21s-13-21-38-21l16-68h110l15 68c-25 0-38 0-38 21s17 21 29 21h68c11 0 28 0 28-21 0-7-3-15-11-19-4-2-19-2-28-2zM158 55l43 211h-87z">
            <text:p/>
          </draw:path>
          <draw:path draw:style-name="gr3" draw:text-style-name="P3" draw:layer="layout" svg:width="0.178cm" svg:height="0.52cm" svg:x="-1.093cm" svg:y="0.248cm" svg:viewBox="0 0 179 521" svg:d="M179 502c0-10-6-13-17-21-84-57-114-146-114-221 0-66 24-159 115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-0.833cm" svg:y="0.256cm" svg:viewBox="0 0 479 458" svg:d="M177 247h114c95 0 188-70 188-146 0-52-44-101-133-101h-217c-13 0-19 0-19 13 0 8 6 8 19 8 8 0 21 0 29 2 11 0 15 2 15 9 0 4-2 6-4 14l-89 361c-8 24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-0.409cm" svg:y="0.605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-0.071cm" svg:y="0.605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text-style-name="P3" draw:layer="layout" svg:width="0.343cm" svg:height="0.212cm" svg:x="0.172cm" svg:y="0.605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0.642cm" svg:y="0.63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0.858cm" svg:y="0.415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.238cm" svg:y="0.208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19cm" svg:height="0.242cm" svg:x="1.39cm" svg:y="0.208cm" svg:viewBox="0 0 120 243" svg:d="M116 42c4-10 4-13 4-15 0-16-14-27-29-27-19 0-25 15-26 23l-63 203c0 2-2 8-2 8 0 6 15 9 19 9s4 0 8-7z">
            <text:p/>
          </draw:path>
          <draw:path draw:style-name="gr3" draw:text-style-name="P3" draw:layer="layout" svg:width="0.178cm" svg:height="0.52cm" svg:x="1.614cm" svg:y="0.248cm" svg:viewBox="0 0 179 521" svg:d="M179 260c0-79-33-140-55-173-37-49-86-87-103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1.953cm" svg:y="0.21cm" svg:viewBox="0 0 262 669" svg:d="M258 25c4-8 4-12 4-12 0-7-6-13-13-13-6 0-10 2-11 6l-234 638c-4 10-4 12-4 12 0 7 6 13 13 13 10 0 12-4 16-15z">
            <text:p/>
          </draw:path>
          <draw:path draw:style-name="gr3" draw:text-style-name="P3" draw:layer="layout" svg:width="0.309cm" svg:height="0.41cm" svg:x="2.266cm" svg:y="0.303cm" svg:viewBox="0 0 310 411" svg:d="M97 226h91c0 27 0 38 23 38s23-15 23-28v-63c0-11 0-27-23-27s-23 12-23 38h-91v-142h167v34c0 13 0 29 23 29s23-16 23-29v-49c0-19-4-27-27-27h-254c-12 0-29 0-29 21s17 21 29 21h20v327h-20c-12 0-29 0-29 21s17 21 29 21h102c10 0 27 0 27-21s-16-21-27-21h-34z">
            <text:p/>
          </draw:path>
          <draw:path draw:style-name="gr3" draw:text-style-name="P3" draw:layer="layout" svg:width="0.276cm" svg:height="0.423cm" svg:x="2.635cm" svg:y="0.295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2.961cm" svg:y="0.303cm" svg:viewBox="0 0 336 418" svg:d="M89 42h50c60 0 91 38 91 70 0 34-31 72-91 72h-50zM219 205c45-24 57-64 57-93 0-57-52-112-130-112h-119c-12 0-27 0-27 21s17 21 27 21h17v327h-17c-12 0-27 0-27 21s17 21 27 21h79c10 0 27 0 27-21s-15-21-27-21h-17v-143h54c13 0 32 0 55 19 13 14 13 29 13 57 0 42 0 63 13 84 12 21 31 32 53 32 42 0 59-45 59-70 0-21-17-21-24-21-6 0-21 0-23 19 0 6 0 30-12 30-19 0-19-30-19-66 0-42 0-48-5-63-10-19-25-34-34-42z">
            <text:p/>
          </draw:path>
          <draw:path draw:style-name="gr3" draw:text-style-name="P3" draw:layer="layout" svg:width="0.307cm" svg:height="0.423cm" svg:x="3.321cm" svg:y="0.295cm" svg:viewBox="0 0 308 424" svg:d="M276 278c17 0 32 0 32-21s-17-21-29-21h-79c-10 0-27 0-27 21s17 21 27 21h28c-8 74-40 106-76 106-55 0-106-72-106-171 0-103 55-171 106-171 25 0 66 15 78 87 2 12 6 19 23 19 22 0 23-13 23-26v-95c0-10 0-27-19-27-16 0-18 8-29 30-23-20-49-30-78-30-82 0-150 91-150 213 0 123 70 211 150 211 38 0 67-19 80-34 0 15 0 28 23 28 22 0 23-15 23-28z">
            <text:p/>
          </draw:path>
          <draw:path draw:style-name="gr3" draw:text-style-name="P3" draw:layer="layout" svg:width="0.318cm" svg:height="0.41cm" svg:x="3.663cm" svg:y="0.303cm" svg:viewBox="0 0 319 411" svg:d="M48 369h-19c-12 0-29 0-29 21s17 21 29 21h264c22 0 26-6 26-29v-59c0-13 0-28-23-28-22 0-22 15-22 28v46h-179v-150h87c0 26 0 38 23 38s23-16 23-29v-61c0-13 0-28-23-28s-23 11-23 38h-87v-135h163v34c0 13 0 29 23 29 25 0 25-16 25-29v-49c0-19-6-27-29-27h-248c-12 0-29 0-29 21s17 21 29 21h19z">
            <text:p/>
          </draw:path>
          <draw:path draw:style-name="gr3" draw:text-style-name="P3" draw:layer="layout" svg:width="0.316cm" svg:height="0.41cm" svg:x="4.012cm" svg:y="0.303cm" svg:viewBox="0 0 317 411" svg:d="M182 42h88v34c0 13 0 29 25 29 22 0 22-16 22-29v-49c0-19-4-27-26-27h-262c-23 0-29 6-29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4.362cm" svg:y="0.303cm" svg:viewBox="0 0 306 411" svg:d="M95 245h84c78 0 127-61 127-121 0-63-51-124-127-124h-150c-12 0-29 0-29 21s17 21 29 21h19v327h-19c-12 0-29 0-29 21s17 21 29 21h85c10 0 29 0 29-21s-19-21-29-21h-19zM95 42h70c65 0 93 45 93 82 0 34-28 81-93 81h-70z">
            <text:p/>
          </draw:path>
          <draw:path draw:style-name="gr3" draw:text-style-name="P3" draw:layer="layout" svg:width="0.328cm" svg:height="0.41cm" svg:x="4.704cm" svg:y="0.303cm" svg:viewBox="0 0 329 411" svg:d="M184 162c-9 24-15 43-19 64-7-32-66-205-68-211-6-15-23-15-32-15h-38c-10 0-27 0-27 21s13 21 36 21v327c-23 0-36 0-36 21s17 21 27 21h55c9 0 26 0 26-21s-13-21-34-21v-320c8 31 50 160 53 168 6 17 14 42 17 45 4 6 12 12 21 12 8 0 17-6 23-15 2-4 59-175 67-210h2v320c-23 0-37 0-37 21s18 21 27 21h55c10 0 27 0 27-21s-14-21-36-21v-327c22 0 36 0 36-21s-17-21-27-21h-38c-26 0-30 10-36 27z">
            <text:p/>
          </draw:path>
          <draw:path draw:style-name="gr3" draw:text-style-name="P3" draw:layer="layout" svg:width="0.282cm" svg:height="0.423cm" svg:x="5.076cm" svg:y="0.295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80-64 79 0 91 63 95 83 1 14 9 19 22 19 23 0 23-15 23-28v-89c0-10 0-27-21-27-15 0-19 11-24 32-27-24-63-32-94-32-74 0-125 53-125 110 0 46 30 90 87 105 2 2 67 17 76 19z">
            <text:p/>
          </draw:path>
          <draw:path draw:style-name="gr3" draw:text-style-name="P3" draw:layer="layout" svg:width="0.246cm" svg:height="0.41cm" svg:x="5.445cm" svg:y="0.303cm" svg:viewBox="0 0 247 411" svg:d="M146 42h73c11 0 28 0 28-21s-17-21-28-21h-190c-12 0-29 0-29 21s17 21 29 21h72v327h-72c-12 0-29 0-29 21s17 21 29 21h190c11 0 28 0 28-21s-17-21-28-21h-73z">
            <text:p/>
          </draw:path>
        </draw:g>
        <draw:custom-shape draw:style-name="gr40" draw:text-style-name="P4" draw:layer="layout" svg:width="6.096cm" svg:height="2.54cm" svg:x="13.716cm" svg:y="-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6.329cm" svg:height="2.54cm" svg:x="-0.483cm" svg:y="-4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5.775cm" svg:height="2.54cm" svg:x="18.1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xml:id="id41" draw:id="id41" draw:layer="layout" svg:width="15.612cm" svg:height="1.27cm" svg:x="6.994cm" svg:y="-10.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pmb{10: $PMSI \notin \left\lbrace p, p', p'' \right\rbrace , P_{new} \notin \left\lbrace p, p', p'' \right\rbrace, p'' \neq null$}§svg§600§TRUE§</svg:desc>
          <draw:polygon draw:style-name="gr2" draw:text-style-name="P2" draw:layer="layout" svg:width="15.484cm" svg:height="0.696cm" svg:x="7.058cm" svg:y="-10.188cm" svg:viewBox="0 0 15485 697" draw:points="7743,697 0,697 0,0 15485,0 15485,697">
            <text:p/>
          </draw:polygon>
          <draw:path draw:style-name="gr3" draw:text-style-name="P3" draw:layer="layout" svg:width="0.221cm" svg:height="0.445cm" svg:x="7.117cm" svg:y="-10.105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text-style-name="P3" draw:layer="layout" svg:width="0.282cm" svg:height="0.461cm" svg:x="7.417cm" svg:y="-10.105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1cm" svg:height="0.288cm" svg:x="7.784cm" svg:y="-9.947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text-style-name="P3" draw:layer="layout" svg:width="0.478cm" svg:height="0.457cm" svg:x="8.234cm" svg:y="-10.116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8.759cm" svg:y="-10.116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9.484cm" svg:y="-10.129cm" svg:viewBox="0 0 397 488" svg:d="M397 8c0-4 0-8-6-8-3 0-5 0-13 9l-32 38c-17-30-51-47-95-47-86 0-167 78-167 158 0 55 36 85 70 95l72 19c25 5 63 17 63 72 0 59-55 123-122 123-43 0-118-15-118-99 0-15 4-32 4-36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9.921cm" svg:y="-10.1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0.541cm" svg:y="-10.16cm" svg:viewBox="0 0 262 669" svg:d="M258 25c4-8 4-12 4-12 0-7-6-13-13-13-6 0-10 2-11 6l-234 638c-4 9-4 11-4 11 0 8 6 14 13 14 10 0 12-4 16-16z">
            <text:p/>
          </draw:path>
          <draw:path draw:style-name="gr3" draw:text-style-name="P3" draw:layer="layout" svg:width="0.335cm" svg:height="0.388cm" svg:x="10.486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1.109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349cm" svg:height="0.426cm" svg:x="11.37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1.787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00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38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2.60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2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205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3.3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3.573cm" svg:y="-10.1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4.027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14.293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14.717cm" svg:y="-9.765cm" svg:viewBox="0 0 287 213" svg:d="M36 179c-2 5-6 17-6 19 0 9 10 15 18 15 7 0 15-6 17-12 1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057cm" svg:y="-9.76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15.3cm" svg:y="-9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16.007cm" svg:y="-10.1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5.952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6.575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349cm" svg:height="0.426cm" svg:x="16.839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7.253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7.472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852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8.07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8.29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673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8.827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9.039cm" svg:y="-10.1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9.49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9.712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0.092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20.24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333cm" svg:height="0.624cm" svg:x="20.689cm" svg:y="-10.137cm" svg:viewBox="0 0 334 625" svg:d="M331 27c3-10 3-12 3-14 0-4-3-13-13-13-7 0-9 4-13 13l-302 585c-6 10-6 10-6 14 0 3 4 13 13 13 8 0 10-6 16-13z">
            <text:p/>
          </draw:path>
          <draw:path draw:style-name="gr3" draw:text-style-name="P3" draw:layer="layout" svg:width="0.446cm" svg:height="0.157cm" svg:x="20.634cm" svg:y="-9.9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1.319cm" svg:y="-9.954cm" svg:viewBox="0 0 363 304" svg:d="M40 256c-2 12-6 27-6 31 0 11 10 17 19 17 8 0 21-6 25-19 0 0 9-32 13-49l14-61c5-14 9-29 11-44 4-11 9-32 9-34 10-21 46-82 111-82 30 0 36 25 36 48 0 40-34 127-44 155-6 16-8 23-8 31 0 32 25 55 56 55 62 0 87-97 87-103 0-7-6-7-8-7-5 0-5 2-9 13-13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21.72cm" svg:y="-9.95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2.114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22.325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221cm" svg:height="0.445cm" svg:x="7.134cm" svg:y="-10.131cm" svg:viewBox="0 0 222 446" svg:d="M139 17c0-15 0-17-15-17-42 44-103 44-124 44v21c13 0 53 0 87-19v347c0 25-1 32-62 32h-21v21c24-2 82-2 110-2 27 0 85 0 108 2v-21h-21c-60 0-62-7-62-32z">
            <text:p/>
          </draw:path>
          <draw:path draw:style-name="gr3" draw:text-style-name="P3" draw:layer="layout" svg:width="0.282cm" svg:height="0.461cm" svg:x="7.434cm" svg:y="-10.131cm" svg:viewBox="0 0 283 462" svg:d="M283 232c0-53-4-107-26-156-31-65-86-76-114-76-42 0-90 17-118 80-21 45-25 99-25 152 0 51 2 110 30 161 29 55 78 69 111 69 36 0 87-16 117-78 21-46 25-99 25-152zM141 446c-25 0-65-17-78-81-8-40-8-101-8-141 0-44 0-87 6-123 13-80 62-86 80-86 22 0 66 12 79 78 8 38 8 89 8 131 0 50 0 95-8 139-11 62-49 83-79 83z">
            <text:p/>
          </draw:path>
          <draw:path draw:style-name="gr3" draw:text-style-name="P3" draw:layer="layout" svg:width="0.071cm" svg:height="0.288cm" svg:x="7.799cm" svg:y="-9.973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text-style-name="P3" draw:layer="layout" svg:width="0.478cm" svg:height="0.457cm" svg:x="8.251cm" svg:y="-10.143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8.774cm" svg:y="-10.143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3-43-29 0-5 0-9 2-17l91-364 59 416c0 7 2 15 9 15 8 0 12-8 15-12l270-425-95 385c-7 25-7 31-61 31-11 0-19 0-19 13 0 8 8 8 10 8 19 0 65-2 84-2 26 0 56 2 83 2 4 0 13 0 13-14 0-7-5-7-19-7-24 0-43 0-43-12 0-3 0-3 4-17z">
            <text:p/>
          </draw:path>
          <draw:path draw:style-name="gr3" draw:text-style-name="P3" draw:layer="layout" svg:width="0.396cm" svg:height="0.487cm" svg:x="9.501cm" svg:y="-10.158cm" svg:viewBox="0 0 397 488" svg:d="M397 8c0-4 0-8-6-8-3 0-5 0-13 9l-32 38c-17-30-51-47-95-47-86 0-167 78-167 158 0 55 36 85 70 95l72 19c25 5 63 17 63 72 0 59-55 123-122 123-43 0-118-15-118-99 0-15 4-32 4-36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9.938cm" svg:y="-10.143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3" draw:text-style-name="P3" draw:layer="layout" svg:width="0.261cm" svg:height="0.668cm" svg:x="10.558cm" svg:y="-10.18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0.501cm" svg:y="-10.048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1.126cm" svg:y="-10.18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text-style-name="P3" draw:layer="layout" svg:width="0.349cm" svg:height="0.426cm" svg:x="11.3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1.804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023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403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079cm" svg:height="0.2cm" svg:x="12.625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42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222cm" svg:y="-10.19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119cm" svg:height="0.242cm" svg:x="13.376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238cm" svg:height="0.668cm" svg:x="13.588cm" svg:y="-10.186cm" svg:viewBox="0 0 239 669" svg:d="M97 581c0 27-17 69-91 74-4 0-6 2-6 8s8 6 13 6c65 0 128-33 130-84v-152c0-27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4.044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14.31cm" svg:y="-10.143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14.734cm" svg:y="-9.793cm" svg:viewBox="0 0 287 213" svg:d="M36 179c-2 5-6 17-6 19 0 9 10 15 18 15 7 0 15-6 17-12 1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072cm" svg:y="-9.793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15.317cm" svg:y="-9.793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16.024cm" svg:y="-10.18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5.969cm" svg:y="-10.048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6.592cm" svg:y="-10.18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text-style-name="P3" draw:layer="layout" svg:width="0.349cm" svg:height="0.426cm" svg:x="16.856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7.27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7.48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869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079cm" svg:height="0.2cm" svg:x="18.09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8.31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688cm" svg:y="-10.19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119cm" svg:height="0.242cm" svg:x="18.842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238cm" svg:height="0.668cm" svg:x="19.057cm" svg:y="-10.186cm" svg:viewBox="0 0 239 669" svg:d="M97 581c0 27-17 69-91 74-4 0-6 2-6 8s8 6 13 6c65 0 128-33 130-84v-152c0-27-1-47 26-70 23-19 50-21 65-21 2 0 5-4 5-8 0-5-3-5-11-7-44-2-76-27-84-59-2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9.511cm" svg:y="-9.75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9.729cm" svg:y="-9.981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0.107cm" svg:y="-10.19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20.261cm" svg:y="-10.19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333cm" svg:height="0.624cm" svg:x="20.706cm" svg:y="-10.163cm" svg:viewBox="0 0 334 625" svg:d="M331 27c3-10 3-12 3-14 0-4-3-13-13-13-8 0-9 4-13 13l-302 585c-6 10-6 10-6 14 0 3 4 13 13 13 8 0 10-6 16-13z">
            <text:p/>
          </draw:path>
          <draw:path draw:style-name="gr3" draw:text-style-name="P3" draw:layer="layout" svg:width="0.446cm" svg:height="0.157cm" svg:x="20.651cm" svg:y="-9.93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1.337cm" svg:y="-9.981cm" svg:viewBox="0 0 363 304" svg:d="M40 256c-2 12-6 27-6 31 0 11 10 17 19 17 8 0 21-6 25-19 0 0 9-32 13-49l14-61c5-14 9-29 11-44 4-11 9-32 9-34 10-21 46-82 111-82 30 0 36 25 36 48 0 40-34 127-44 155-6 16-8 23-8 31 0 32 25 55 56 55 62 0 87-97 87-103 0-7-6-7-8-7-5 0-5 2-9 13-14 46-36 82-69 82-11 0-17-6-17-21 0-17 8-34 14-48 13-36 40-110 40-148 0-45-29-72-76-72-61 0-94 44-105 59-4-38-32-59-63-59-30 0-43 27-49 38-12 23-21 63-21 65 0 7 8 7 8 7 7 0 7 0 11-15 11-48 25-80 49-80 14 0 21 8 21 31 0 13-2 20-11 57z">
            <text:p/>
          </draw:path>
          <draw:path draw:style-name="gr3" draw:text-style-name="P3" draw:layer="layout" svg:width="0.345cm" svg:height="0.303cm" svg:x="21.737cm" svg:y="-9.98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text-style-name="P3" draw:layer="layout" svg:width="0.143cm" svg:height="0.472cm" svg:x="22.129cm" svg:y="-10.1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22.342cm" svg:y="-10.15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221cm" svg:height="0.445cm" svg:x="7.151cm" svg:y="-10.105cm" svg:viewBox="0 0 222 446" svg:d="M139 17c0-15 0-17-15-17-42 44-103 44-124 44v21c13 0 53 0 87-19v347c0 25-2 32-62 32h-21v21c24-2 82-2 110-2 27 0 85 0 108 2v-21h-21c-60 0-62-7-62-32z">
            <text:p/>
          </draw:path>
          <draw:path draw:style-name="gr3" draw:text-style-name="P3" draw:layer="layout" svg:width="0.282cm" svg:height="0.461cm" svg:x="7.451cm" svg:y="-10.105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1cm" svg:height="0.288cm" svg:x="7.816cm" svg:y="-9.947cm" svg:viewBox="0 0 72 289" svg:d="M72 36c0-21-15-36-36-36-19 0-36 15-36 36 0 19 17 36 36 36 21 0 36-17 36-36zM72 255c0-21-15-37-36-37-19 0-36 16-36 37 0 19 17 34 36 34 21 0 36-15 36-34z">
            <text:p/>
          </draw:path>
          <draw:path draw:style-name="gr3" draw:text-style-name="P3" draw:layer="layout" svg:width="0.478cm" svg:height="0.457cm" svg:x="8.268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67cm" svg:height="0.457cm" svg:x="8.791cm" svg:y="-10.1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9.519cm" svg:y="-10.129cm" svg:viewBox="0 0 397 488" svg:d="M397 8c0-4 0-8-6-8-3 0-5 0-13 9l-32 38c-17-30-52-47-95-47-86 0-167 78-167 158 0 55 36 85 70 95l72 19c25 5 63 17 63 72 0 59-55 123-122 123-43 0-118-15-118-99 0-15 4-32 4-36 2-1 2-3 2-3 0-8-6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9.954cm" svg:y="-10.116cm" svg:viewBox="0 0 312 458" svg:d="M228 51c6-24 8-30 61-30 17 0 23 0 23-13 0-8-8-8-12-8-19 0-68 2-87 2-21 0-71-2-90-2-5 0-13 0-13 13 0 8 6 8 19 8 27 0 46 0 46 13 0 2 0 4-2 10l-91 362c-6 25-8 31-61 31-15 0-21 0-21 13 0 8 8 8 10 8 20 0 68-2 89-2 19 0 68 2 89 2 6 0 13 0 13-14 0-7-5-7-21-7-11 0-15 0-28-2-13 0-17-4-17-11 0-4 2-10 4-16z">
            <text:p/>
          </draw:path>
          <draw:path draw:style-name="gr3" draw:text-style-name="P3" draw:layer="layout" svg:width="0.261cm" svg:height="0.668cm" svg:x="10.573cm" svg:y="-10.16cm" svg:viewBox="0 0 262 669" svg:d="M258 25c4-8 4-12 4-12 0-7-5-13-13-13-6 0-10 2-11 6l-234 638c-4 9-4 11-4 11 0 8 6 14 13 14 10 0 12-4 16-16z">
            <text:p/>
          </draw:path>
          <draw:path draw:style-name="gr3" draw:text-style-name="P3" draw:layer="layout" svg:width="0.335cm" svg:height="0.388cm" svg:x="10.518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1.141cm" svg:y="-10.16cm" svg:viewBox="0 0 239 669" svg:d="M143 89c0-26 17-70 91-74 2-2 5-4 5-7 0-8-5-8-13-8-66 0-129 34-129 84v152c0 26 0 47-27 70-24 19-49 21-64 21-4 2-6 4-6 7 0 8 4 8 11 8 44 4 76 26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349cm" svg:height="0.426cm" svg:x="11.405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1.821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04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2.418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079cm" svg:height="0.2cm" svg:x="12.64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2.859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3.239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3.393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3.605cm" svg:y="-10.16cm" svg:viewBox="0 0 239 669" svg:d="M97 581c0 27-17 69-91 74-4 0-6 2-6 8s8 6 13 6c65 0 128-33 130-84v-152c0-27-1-47 26-70 23-19 49-21 65-21 2 0 5-4 5-8 0-5-3-5-11-7-44-2-76-27-84-59-2-8-1-10-1-32v-133c0-29-1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4.06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78cm" svg:height="0.457cm" svg:x="14.326cm" svg:y="-10.1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text-style-name="P3" draw:layer="layout" svg:width="0.286cm" svg:height="0.212cm" svg:x="14.751cm" svg:y="-9.765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5.089cm" svg:y="-9.765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3" draw:text-style-name="P3" draw:layer="layout" svg:width="0.343cm" svg:height="0.212cm" svg:x="15.334cm" svg:y="-9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text-style-name="P3" draw:layer="layout" svg:width="0.261cm" svg:height="0.668cm" svg:x="16.041cm" svg:y="-10.16cm" svg:viewBox="0 0 262 669" svg:d="M258 25c4-8 4-12 4-12 0-7-6-13-13-13-6 0-10 2-11 6l-234 638c-4 9-4 11-4 11 0 8 6 14 13 14 10 0 12-4 16-16z">
            <text:p/>
          </draw:path>
          <draw:path draw:style-name="gr3" draw:text-style-name="P3" draw:layer="layout" svg:width="0.335cm" svg:height="0.388cm" svg:x="15.984cm" svg:y="-10.021cm" svg:viewBox="0 0 336 389" svg:d="M312 207c11 0 24 0 24-13 0-14-13-14-24-14h-285c9-89 85-153 180-153h105c11 0 24 0 24-14 0-13-13-13-24-13h-105c-116 0-207 87-207 194 0 108 91 195 207 195h105c11 0 24 0 24-13s-13-13-24-13h-105c-95 0-171-65-180-156z">
            <text:p/>
          </draw:path>
          <draw:path draw:style-name="gr3" draw:text-style-name="P3" draw:layer="layout" svg:width="0.238cm" svg:height="0.668cm" svg:x="16.607cm" svg:y="-10.16cm" svg:viewBox="0 0 239 669" svg:d="M143 89c0-26 17-70 91-74 2-2 5-4 5-7 0-8-5-8-13-8-66 0-129 34-129 84v152c0 26 0 47-27 70-24 19-49 21-64 21-4 2-6 4-6 7 0 8 4 8 11 8 44 4 76 26 84 59 2 7 2 9 2 34v133c0 27 0 49 32 74 27 21 70 27 97 27 8 0 13 0 13-6 0-8-3-8-11-8-42-3-76-24-84-59-2-5-1-7-1-32v-140c0-31-6-42-27-63-15-13-34-21-53-27 55-15 80-45 80-85z">
            <text:p/>
          </draw:path>
          <draw:path draw:style-name="gr3" draw:text-style-name="P3" draw:layer="layout" svg:width="0.349cm" svg:height="0.426cm" svg:x="16.873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079cm" svg:height="0.2cm" svg:x="17.28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7.506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7.886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079cm" svg:height="0.2cm" svg:x="18.10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8.325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18.705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18.859cm" svg:y="-10.163cm" svg:viewBox="0 0 120 243" svg:d="M114 42c4-10 6-14 6-15 0-16-14-27-29-27-19 0-24 15-26 23l-63 203c0 2-2 8-2 8 0 5 15 9 19 9 2 0 4 0 6-7z">
            <text:p/>
          </draw:path>
          <draw:path draw:style-name="gr3" draw:text-style-name="P3" draw:layer="layout" svg:width="0.238cm" svg:height="0.668cm" svg:x="19.072cm" svg:y="-10.16cm" svg:viewBox="0 0 239 669" svg:d="M97 581c0 27-17 69-91 74-4 0-6 2-6 8s8 6 13 6c65 0 128-33 130-84v-152c0-27-1-47 26-70 23-19 49-21 65-21 2 0 5-4 5-8 0-5-3-5-11-7-44-2-76-27-84-59-2-8-1-10-1-32v-133c0-29-1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079cm" svg:height="0.2cm" svg:x="19.528cm" svg:y="-9.7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349cm" svg:height="0.426cm" svg:x="19.744cm" svg:y="-9.954cm" svg:viewBox="0 0 350 427" svg:d="M51 378c-5 23-5 28-36 28-7 0-15 0-15 12 0 6 4 9 10 9 17 0 36-3 55-3 22 0 45 3 66 3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text-style-name="P3" draw:layer="layout" svg:width="0.119cm" svg:height="0.242cm" svg:x="20.124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119cm" svg:height="0.242cm" svg:x="20.278cm" svg:y="-10.163cm" svg:viewBox="0 0 120 243" svg:d="M114 42c4-10 6-14 6-15 0-16-14-27-29-27-19 0-25 15-26 23l-63 203c0 2-2 8-2 8 0 5 15 9 19 9 2 0 4 0 6-7z">
            <text:p/>
          </draw:path>
          <draw:path draw:style-name="gr3" draw:text-style-name="P3" draw:layer="layout" svg:width="0.333cm" svg:height="0.624cm" svg:x="20.721cm" svg:y="-10.137cm" svg:viewBox="0 0 334 625" svg:d="M331 27c3-10 3-12 3-14 0-4-3-13-13-13-7 0-9 4-13 13l-302 585c-6 10-6 10-6 14 0 3 4 13 13 13 8 0 10-6 16-13z">
            <text:p/>
          </draw:path>
          <draw:path draw:style-name="gr3" draw:text-style-name="P3" draw:layer="layout" svg:width="0.446cm" svg:height="0.157cm" svg:x="20.666cm" svg:y="-9.90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62cm" svg:height="0.303cm" svg:x="21.354cm" svg:y="-9.954cm" svg:viewBox="0 0 363 304" svg:d="M40 256c-2 12-6 27-6 31 0 11 10 17 19 17 8 0 21-6 25-19 0 0 9-32 13-49l14-61c5-14 9-29 11-44 4-11 9-32 9-34 10-21 46-82 111-82 30 0 36 25 36 48 0 40-34 127-44 155-6 16-8 23-8 31 0 32 25 55 56 55 62 0 87-97 87-103 0-7-6-7-8-7-5 0-5 2-9 13-14 46-36 82-69 82-11 0-17-6-17-21 0-17 8-34 14-48 13-36 40-110 40-148 0-45-29-72-76-72-61 0-94 44-105 59-4-38-32-59-63-59-30 0-43 27-49 38-11 23-21 63-21 65 0 7 8 7 8 7 7 0 7 0 11-15 11-48 25-80 49-80 14 0 21 8 21 31 0 13-2 20-11 57z">
            <text:p/>
          </draw:path>
          <draw:path draw:style-name="gr3" draw:text-style-name="P3" draw:layer="layout" svg:width="0.345cm" svg:height="0.303cm" svg:x="21.755cm" svg:y="-9.954cm" svg:viewBox="0 0 346 304" svg:d="M215 260c7 27 32 44 61 44 22 0 37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5 0 68-30 80-44z">
            <text:p/>
          </draw:path>
          <draw:path draw:style-name="gr3" draw:text-style-name="P3" draw:layer="layout" svg:width="0.143cm" svg:height="0.472cm" svg:x="22.146cm" svg:y="-10.124cm" svg:viewBox="0 0 144 473" svg:d="M144 8c0 0 0-8-7-8-17 0-67 6-84 8-5 0-13 0-13 13 0 7 8 7 17 7 32 0 34 6 34 12l-2 13-85 334c-2 8-4 14-4 23 0 38 30 63 61 63 23 0 40-13 51-38 13-25 21-65 21-67 0-5-6-5-8-5-7 0-7 2-9 11-13 44-25 84-53 84-19 0-19-21-19-31 0-17 0-19 4-32z">
            <text:p/>
          </draw:path>
          <draw:path draw:style-name="gr3" draw:text-style-name="P3" draw:layer="layout" svg:width="0.143cm" svg:height="0.472cm" svg:x="22.359cm" svg:y="-10.124cm" svg:viewBox="0 0 144 473" svg:d="M144 8c0 0 0-8-7-8-17 0-67 6-84 8-6 0-13 0-13 13 0 7 8 7 17 7 32 0 34 6 34 12l-2 13-85 334c-2 8-4 14-4 23 0 38 30 63 61 63 23 0 40-13 51-38 13-25 21-65 21-67 0-5-6-5-8-5-7 0-7 2-9 11-13 44-25 84-53 84-19 0-19-21-19-31 0-17 0-19 4-32z">
            <text:p/>
          </draw:path>
        </draw:g>
        <draw:connector draw:style-name="gr21" draw:text-style-name="P4" draw:layer="layout" draw:type="curve" svg:x1="4.955cm" svg:y1="-7.248cm" svg:x2="14.8cm" svg:y2="-9.23cm" draw:start-shape="id39" draw:start-glue-point="0" draw:end-shape="id41" svg:d="M4955-7248c0-1485 9845-494 9845-1982" svg:viewBox="0 0 9846 1983">
          <text:p/>
        </draw:connector>
        <draw:g>
          <svg:title>TexMaths</svg:title>
          <svg:desc>19§latex§$\texttt{AVR}/\texttt{AV}_{p''}$§svg§600§TRUE§</svg:desc>
          <draw:polygon draw:style-name="gr2" draw:text-style-name="P2" draw:layer="layout" svg:width="2.653cm" svg:height="0.691cm" svg:x="8.038cm" svg:y="-8.116cm" svg:viewBox="0 0 2654 692" draw:points="1328,692 0,692 0,0 2654,0 2654,692">
            <text:p/>
          </draw:polygon>
          <draw:path draw:style-name="gr3" draw:text-style-name="P3" draw:layer="layout" svg:width="0.314cm" svg:height="0.417cm" svg:x="8.055cm" svg:y="-8.03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8.399cm" svg:y="-8.025cm" svg:viewBox="0 0 329 416" svg:d="M289 42c24 0 40 0 40-21s-19-21-29-21h-68c-10 0-29 0-29 21s15 21 38 21l-51 205c-10 34-21 86-27 114-3-23-5-34-11-59l-67-260c25 0 38 0 38-21s-17-21-26-21h-70c-10 0-27 0-27 21s13 21 38 21l89 348c6 26 17 26 36 26s33 0 38-26z">
            <text:p/>
          </draw:path>
          <draw:path draw:style-name="gr3" draw:text-style-name="P3" draw:layer="layout" svg:width="0.335cm" svg:height="0.417cm" svg:x="8.75cm" svg:y="-8.025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261cm" svg:height="0.668cm" svg:x="9.127cm" svg:y="-8.118cm" svg:viewBox="0 0 262 669" svg:d="M258 25c4-8 4-12 4-12 0-7-6-13-13-13-6 0-10 2-12 6l-233 639c-4 9-4 11-4 11 0 8 6 13 13 13 10 0 12-4 15-15z">
            <text:p/>
          </draw:path>
          <draw:path draw:style-name="gr3" draw:text-style-name="P3" draw:layer="layout" svg:width="0.314cm" svg:height="0.417cm" svg:x="9.44cm" svg:y="-8.032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28cm" svg:height="0.415cm" svg:x="9.784cm" svg:y="-8.025cm" svg:viewBox="0 0 329 416" svg:d="M289 42c24 0 40 0 40-21s-19-21-29-21h-68c-10 0-29 0-29 21s15 21 38 21l-51 205c-10 34-21 86-27 114-3-23-5-34-11-59l-67-260c25 0 38 0 38-21s-17-21-26-21h-69c-11 0-28 0-28 21s13 21 38 21l89 348c6 26 17 26 36 26s33 0 38-26z">
            <text:p/>
          </draw:path>
          <draw:path draw:style-name="gr3" draw:text-style-name="P3" draw:layer="layout" svg:width="0.261cm" svg:height="0.298cm" svg:x="10.122cm" svg:y="-7.723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3" draw:text-style-name="P3" draw:layer="layout" svg:width="0.094cm" svg:height="0.176cm" svg:x="10.428cm" svg:y="-7.837cm" svg:viewBox="0 0 95 177" svg:d="M91 32c0 0 4-7 4-13 0-11-11-19-21-19-15 0-19 11-21 15l-51 147c-2 3-2 5-2 5 0 6 15 10 15 10 2 0 4-2 6-6z">
            <text:p/>
          </draw:path>
          <draw:path draw:style-name="gr3" draw:text-style-name="P3" draw:layer="layout" svg:width="0.094cm" svg:height="0.176cm" svg:x="10.576cm" svg:y="-7.837cm" svg:viewBox="0 0 95 177" svg:d="M91 32c0 0 4-7 4-13 0-11-11-19-21-19-15 0-19 11-21 15l-51 147c-2 3-2 5-2 5 0 6 15 10 15 10 2 0 4-2 6-6z">
            <text:p/>
          </draw:path>
        </draw:g>
        <draw:polyline draw:style-name="gr43" draw:text-style-name="P4" draw:layer="layout" svg:width="0.811cm" svg:height="0.835cm" draw:transform="rotate (-0.965690675128463) translate (22.6772334208367cm -7.58733081201957cm)" svg:viewBox="0 0 812 836" draw:points="0,836 812,836 578,0">
          <text:p/>
        </draw:polyline>
        <draw:connector draw:style-name="gr21" draw:text-style-name="P4" draw:layer="layout" draw:type="curve" svg:x1="12.835cm" svg:y1="4.178cm" svg:x2="17.018cm" svg:y2="-0.691cm" draw:end-shape="id34" svg:d="M12835 4178c2742 0 651-4869 4183-4869" svg:viewBox="0 0 4184 4870">
          <text:p/>
        </draw:connector>
        <draw:g>
          <svg:title>TexMaths</svg:title>
          <svg:desc>19§latex§$\texttt{AKA($P_{new},p'$)}/\texttt{FORGETPMSI}$§svg§600§TRUE§</svg:desc>
          <draw:polygon draw:style-name="gr2" draw:text-style-name="P2" draw:layer="layout" svg:width="7.844cm" svg:height="0.668cm" svg:x="14.345cm" svg:y="1.212cm" svg:viewBox="0 0 7845 669" draw:points="3922,669 0,669 0,0 7845,0 7845,669">
            <text:p/>
          </draw:polygon>
          <draw:path draw:style-name="gr3" draw:text-style-name="P3" draw:layer="layout" svg:width="0.314cm" svg:height="0.417cm" svg:x="14.362cm" svg:y="1.29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14.712cm" svg:y="1.305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3" draw:text-style-name="P3" draw:layer="layout" svg:width="0.314cm" svg:height="0.417cm" svg:x="15.061cm" svg:y="1.297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15.508cm" svg:y="1.25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15.768cm" svg:y="1.258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16.192cm" svg:y="1.607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16.53cm" svg:y="1.607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16.773cm" svg:y="1.607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17.242cm" svg:y="1.64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17.459cm" svg:y="1.41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17.839cm" svg:y="1.21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78cm" svg:height="0.52cm" svg:x="18.061cm" svg:y="1.25cm" svg:viewBox="0 0 179 521" svg:d="M179 260c0-79-33-140-56-173-36-49-85-87-102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18.4cm" svg:y="1.212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09cm" svg:height="0.41cm" svg:x="18.713cm" svg:y="1.305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19.082cm" svg:y="1.297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19.408cm" svg:y="1.305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19.768cm" svg:y="1.297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3" draw:text-style-name="P3" draw:layer="layout" svg:width="0.318cm" svg:height="0.41cm" svg:x="20.11cm" svg:y="1.305cm" svg:viewBox="0 0 319 411" svg:d="M47 369h-20c-10 0-27 0-27 21s17 21 27 21h266c22 0 26-6 26-29v-59c0-13 0-28-23-28-22 0-22 15-22 28v46h-181v-150h89c0 26 0 38 23 38s23-16 23-29v-61c0-13 0-28-23-28s-23 11-23 38h-89v-135h165v34c0 13 0 29 23 29 25 0 25-16 25-29v-49c0-19-6-27-29-27h-250c-10 0-27 0-27 21s17 21 27 21h20z">
            <text:p/>
          </draw:path>
          <draw:path draw:style-name="gr3" draw:text-style-name="P3" draw:layer="layout" svg:width="0.316cm" svg:height="0.41cm" svg:x="20.459cm" svg:y="1.305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20.809cm" svg:y="1.305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  <draw:path draw:style-name="gr3" draw:text-style-name="P3" draw:layer="layout" svg:width="0.328cm" svg:height="0.41cm" svg:x="21.151cm" svg:y="1.305cm" svg:viewBox="0 0 329 411" svg:d="M184 162c-9 24-15 43-19 64-7-32-66-205-68-211-6-15-23-15-32-15h-38c-10 0-27 0-27 21s13 21 36 21v327c-23 0-36 0-36 21s17 21 27 21h55c9 0 26 0 26-21s-13-21-34-21v-320c8 31 49 160 53 168 6 17 14 42 17 45 4 6 12 12 21 12 8 0 17-6 23-15 2-4 59-175 67-210h1v320c-22 0-36 0-36 21s17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21.523cm" svg:y="1.297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46cm" svg:height="0.41cm" svg:x="21.892cm" svg:y="1.305cm" svg:viewBox="0 0 247 411" svg:d="M146 42h72c12 0 29 0 29-21s-17-21-29-21h-190c-11 0-28 0-28 21s17 21 28 21h73v327h-73c-11 0-28 0-28 21s17 21 28 21h190c12 0 29 0 29-21s-17-21-29-21h-72z">
            <text:p/>
          </draw:path>
        </draw:g>
        <draw:connector draw:style-name="gr21" draw:text-style-name="P4" draw:layer="layout" draw:type="curve" svg:x1="6.1cm" svg:y1="-1.348cm" svg:x2="17.136cm" svg:y2="-5.763cm" draw:start-shape="id38" draw:start-glue-point="0" draw:end-shape="id42" draw:end-glue-point="3" svg:d="M6100-1348c0-2944 3678-4415 11036-4415" svg:viewBox="0 0 11037 4416">
          <text:p/>
        </draw:connector>
        <draw:g>
          <svg:title>TexMaths</svg:title>
          <svg:desc>19§latex§$\texttt{AKA($P_{new},p'$)}/\texttt{FORGETPMSI}$§svg§600§TRUE§</svg:desc>
          <draw:polygon draw:style-name="gr2" draw:text-style-name="P2" draw:layer="layout" svg:width="7.844cm" svg:height="0.668cm" svg:x="6.346cm" svg:y="-4.788cm" svg:viewBox="0 0 7845 669" draw:points="3922,669 0,669 0,0 7845,0 7845,669">
            <text:p/>
          </draw:polygon>
          <draw:path draw:style-name="gr3" draw:text-style-name="P3" draw:layer="layout" svg:width="0.314cm" svg:height="0.417cm" svg:x="6.363cm" svg:y="-4.70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314cm" svg:height="0.41cm" svg:x="6.713cm" svg:y="-4.695cm" svg:viewBox="0 0 315 411" svg:d="M167 169l103-127c24 0 38 0 38-21s-17-21-27-21h-59c-11 0-28 0-28 21s19 21 28 21l-142 177v-177h15c9 0 27 0 27-21s-16-21-27-21h-68c-10 0-27 0-27 21s17 21 27 21h15v327h-15c-10 0-27 0-27 21s17 21 27 21h68c9 0 27 0 27-21s-16-21-27-21h-15v-90l62-78 94 168c-8 0-27 0-27 21s17 21 28 21h50c11 0 28 0 28-21s-15-21-36-21c0-2-4-6-4-8z">
            <text:p/>
          </draw:path>
          <draw:path draw:style-name="gr3" draw:text-style-name="P3" draw:layer="layout" svg:width="0.314cm" svg:height="0.417cm" svg:x="7.062cm" svg:y="-4.703cm" svg:viewBox="0 0 315 418" svg:d="M194 27c-6-27-15-27-36-27-19 0-31 0-36 25l-82 351c-10 0-25 0-29 2-7 4-11 12-11 19 0 21 17 21 28 21h69c13 0 28 0 28-21s-13-21-38-21l16-68h110l15 68c-25 0-38 0-38 21s17 21 28 21h69c11 0 28 0 28-21 0-7-3-15-11-19-4-2-19-2-29-2zM158 55l43 211h-87z">
            <text:p/>
          </draw:path>
          <draw:path draw:style-name="gr3" draw:text-style-name="P3" draw:layer="layout" svg:width="0.178cm" svg:height="0.52cm" svg:x="7.509cm" svg:y="-4.75cm" svg:viewBox="0 0 179 521" svg:d="M179 502c0-10-6-13-18-21-83-57-114-146-114-221 0-66 25-159 116-222 10-6 16-9 16-19 0-6-4-19-21-19-21 0-158 89-158 260 0 80 30 141 55 173 36 50 86 88 103 88s21-13 21-19z">
            <text:p/>
          </draw:path>
          <draw:path draw:style-name="gr3" draw:text-style-name="P3" draw:layer="layout" svg:width="0.478cm" svg:height="0.457cm" svg:x="7.769cm" svg:y="-4.742cm" svg:viewBox="0 0 479 458" svg:d="M177 247h114c95 0 188-70 188-146 0-52-44-101-133-101h-217c-13 0-19 0-19 13 0 8 6 8 19 8 8 0 21 0 29 2 11 0 15 2 15 9 0 4-2 6-4 14l-89 361c-8 24-8 30-61 30-11 0-19 0-19 14 0 7 8 7 9 7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text-style-name="P3" draw:layer="layout" svg:width="0.286cm" svg:height="0.212cm" svg:x="8.193cm" svg:y="-4.393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text-style-name="P3" draw:layer="layout" svg:width="0.2cm" svg:height="0.212cm" svg:x="8.531cm" svg:y="-4.393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text-style-name="P3" draw:layer="layout" svg:width="0.343cm" svg:height="0.212cm" svg:x="8.774cm" svg:y="-4.393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text-style-name="P3" draw:layer="layout" svg:width="0.079cm" svg:height="0.2cm" svg:x="9.243cm" svg:y="-4.3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49cm" svg:height="0.427cm" svg:x="9.46cm" svg:y="-4.583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text-style-name="P3" draw:layer="layout" svg:width="0.119cm" svg:height="0.242cm" svg:x="9.84cm" svg:y="-4.79cm" svg:viewBox="0 0 120 243" svg:d="M114 42c4-10 6-13 6-15 0-16-14-27-29-27-19 0-25 15-26 23l-63 203c0 2-2 8-2 8 0 6 15 9 19 9s4 0 6-7z">
            <text:p/>
          </draw:path>
          <draw:path draw:style-name="gr3" draw:text-style-name="P3" draw:layer="layout" svg:width="0.178cm" svg:height="0.52cm" svg:x="10.062cm" svg:y="-4.75cm" svg:viewBox="0 0 179 521" svg:d="M179 260c0-79-33-140-56-173-36-49-85-87-102-87s-21 13-21 19c0 10 8 15 11 17 111 72 120 181 120 224 0 67-25 160-116 221-9 8-15 11-15 21 0 6 4 19 21 19 19 0 158-90 158-261z">
            <text:p/>
          </draw:path>
          <draw:path draw:style-name="gr3" draw:text-style-name="P3" draw:layer="layout" svg:width="0.261cm" svg:height="0.668cm" svg:x="10.401cm" svg:y="-4.788cm" svg:viewBox="0 0 262 669" svg:d="M258 25c4-8 4-12 4-12 0-7-6-13-13-13-6 0-10 2-12 6l-233 638c-4 10-4 12-4 12 0 7 6 13 13 13 10 0 12-4 15-15z">
            <text:p/>
          </draw:path>
          <draw:path draw:style-name="gr3" draw:text-style-name="P3" draw:layer="layout" svg:width="0.309cm" svg:height="0.41cm" svg:x="10.714cm" svg:y="-4.695cm" svg:viewBox="0 0 310 411" svg:d="M97 226h91c0 27 0 38 23 38s23-15 23-28v-63c0-11 0-27-23-27s-23 12-23 38h-91v-142h167v34c0 13 0 29 23 29s23-16 23-29v-49c0-19-4-27-27-27h-255c-11 0-28 0-28 21s17 21 28 21h21v327h-21c-11 0-28 0-28 21s17 21 28 21h103c10 0 27 0 27-21s-16-21-27-21h-34z">
            <text:p/>
          </draw:path>
          <draw:path draw:style-name="gr3" draw:text-style-name="P3" draw:layer="layout" svg:width="0.276cm" svg:height="0.423cm" svg:x="11.083cm" svg:y="-4.703cm" svg:viewBox="0 0 277 424" svg:d="M277 213c0-194-15-213-138-213-126 0-139 19-139 213s13 211 139 211c123 0 138-17 138-211zM139 384c-59 0-76-13-84-48-9-34-9-93-9-129 0-42 0-87 7-118 10-40 31-47 86-47 49 0 74 6 83 42 8 32 8 81 8 123s0 90-6 126c-7 38-26 51-85 51z">
            <text:p/>
          </draw:path>
          <draw:path draw:style-name="gr3" draw:text-style-name="P3" draw:layer="layout" svg:width="0.335cm" svg:height="0.417cm" svg:x="11.409cm" svg:y="-4.695cm" svg:viewBox="0 0 336 418" svg:d="M89 42h50c60 0 91 38 91 70 0 34-31 72-91 72h-50zM218 205c46-24 57-64 57-93 0-57-51-112-129-112h-119c-12 0-27 0-27 21s17 21 27 21h17v327h-17c-12 0-27 0-27 21s17 21 27 21h79c12 0 27 0 27-21s-15-21-27-21h-17v-143h53c14 0 33 0 56 19 13 14 13 29 13 57 0 42 0 63 13 84 12 21 31 32 53 32 42 0 59-45 59-70 0-21-17-21-24-21-6 0-21 0-23 19 0 6 0 30-12 30-19 0-19-30-19-66 0-42 0-48-5-63-10-19-25-34-35-42z">
            <text:p/>
          </draw:path>
          <draw:path draw:style-name="gr3" draw:text-style-name="P3" draw:layer="layout" svg:width="0.307cm" svg:height="0.423cm" svg:x="11.769cm" svg:y="-4.703cm" svg:viewBox="0 0 308 424" svg:d="M275 278c18 0 33 0 33-21s-17-21-29-21h-80c-9 0-26 0-26 21s17 21 26 21h29c-8 74-40 106-76 106-55 0-106-72-106-171 0-103 55-171 106-171 25 0 66 15 78 87 2 12 6 19 23 19 22 0 22-13 22-26v-95c0-10 0-27-19-27-15 0-17 8-28 30-23-20-49-30-78-30-82 0-150 91-150 213 0 123 70 211 150 211 38 0 67-19 80-34 0 15 0 28 23 28 22 0 22-15 22-28z">
            <text:p/>
          </draw:path>
          <draw:path draw:style-name="gr3" draw:text-style-name="P3" draw:layer="layout" svg:width="0.318cm" svg:height="0.41cm" svg:x="12.111cm" svg:y="-4.695cm" svg:viewBox="0 0 319 411" svg:d="M47 369h-20c-10 0-27 0-27 21s17 21 27 21h266c22 0 26-6 26-29v-59c0-13 0-28-23-28-22 0-22 15-22 28v46h-181v-150h89c0 26 0 38 23 38s23-16 23-29v-61c0-13 0-28-23-28s-23 11-23 38h-89v-135h165v34c0 13 0 29 23 29 25 0 25-16 25-29v-49c0-19-6-27-29-27h-250c-10 0-27 0-27 21s17 21 27 21h20z">
            <text:p/>
          </draw:path>
          <draw:path draw:style-name="gr3" draw:text-style-name="P3" draw:layer="layout" svg:width="0.316cm" svg:height="0.41cm" svg:x="12.46cm" svg:y="-4.695cm" svg:viewBox="0 0 317 411" svg:d="M182 42h88v34c0 13 0 29 24 29 23 0 23-16 23-29v-49c0-19-4-27-26-27h-263c-22 0-28 6-28 27v49c0 13 0 29 23 29s23-16 23-29v-34h89v327h-34c-10 0-27 0-27 21s15 21 27 21h116c11 0 26 0 26-21s-15-21-26-21h-35z">
            <text:p/>
          </draw:path>
          <draw:path draw:style-name="gr3" draw:text-style-name="P3" draw:layer="layout" svg:width="0.305cm" svg:height="0.41cm" svg:x="12.81cm" svg:y="-4.695cm" svg:viewBox="0 0 306 411" svg:d="M95 245h84c77 0 127-61 127-121 0-63-51-124-127-124h-151c-11 0-28 0-28 21s17 21 28 21h19v327h-19c-11 0-28 0-28 21s17 21 28 21h86c9 0 28 0 28-21s-19-21-28-21h-19zM95 42h70c65 0 93 45 93 82 0 34-28 81-93 81h-70z">
            <text:p/>
          </draw:path>
          <draw:path draw:style-name="gr3" draw:text-style-name="P3" draw:layer="layout" svg:width="0.328cm" svg:height="0.41cm" svg:x="13.152cm" svg:y="-4.695cm" svg:viewBox="0 0 329 411" svg:d="M184 162c-9 24-15 43-19 64-7-32-66-205-68-211-6-15-23-15-32-15h-38c-10 0-27 0-27 21s13 21 36 21v327c-23 0-36 0-36 21s17 21 27 21h55c9 0 26 0 26-21s-13-21-34-21v-320c8 31 49 160 53 168 6 17 14 42 17 45 4 6 12 12 21 12 8 0 17-6 23-15 2-4 59-175 67-210h1v320c-22 0-36 0-36 21s17 21 27 21h55c10 0 27 0 27-21s-14-21-36-21v-327c22 0 36 0 36-21s-17-21-27-21h-38c-27 0-30 10-36 27z">
            <text:p/>
          </draw:path>
          <draw:path draw:style-name="gr3" draw:text-style-name="P3" draw:layer="layout" svg:width="0.282cm" svg:height="0.423cm" svg:x="13.524cm" svg:y="-4.703cm" svg:viewBox="0 0 283 424" svg:d="M163 234c19 4 76 17 76 76 0 34-30 74-83 74-17 0-52-2-78-21-29-19-31-46-32-59 0-11 0-23-23-23s-23 14-23 27v89c0 12 0 27 21 27 13 0 19-8 25-31 26 21 66 31 110 31 78 0 127-59 127-118 0-44-25-70-32-80-29-26-46-32-99-44l-55-11c-29-9-53-32-53-65 0-34 32-64 79-64 80 0 92 63 95 83 2 14 10 19 23 19 23 0 23-15 23-28v-89c0-10 0-27-21-27-15 0-19 11-25 32-26-24-62-32-93-32-74 0-125 53-125 110 0 46 30 90 87 105 2 2 67 17 76 19z">
            <text:p/>
          </draw:path>
          <draw:path draw:style-name="gr3" draw:text-style-name="P3" draw:layer="layout" svg:width="0.246cm" svg:height="0.41cm" svg:x="13.893cm" svg:y="-4.695cm" svg:viewBox="0 0 247 411" svg:d="M146 42h72c12 0 29 0 29-21s-17-21-29-21h-190c-11 0-28 0-28 21s17 21 28 21h73v327h-73c-11 0-28 0-28 21s17 21 28 21h190c12 0 29 0 29-21s-17-21-29-21h-72z">
            <text:p/>
          </draw:path>
        </draw:g>
        <draw:line draw:style-name="gr44" draw:text-style-name="P4" draw:layer="layout" svg:x1="16.757cm" svg:y1="-5.291cm" svg:x2="16.93cm" svg:y2="-5.334cm">
          <text:p/>
        </draw:line>
        <draw:line draw:style-name="gr44" draw:text-style-name="P4" draw:layer="layout" svg:x1="12.7cm" svg:y1="4.318cm" svg:x2="12.835cm" svg:y2="4.178cm">
          <text:p/>
        </draw:lin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1:18:36.326445001</meta:creation-date>
    <dc:date>2017-08-07T22:41:10.841833456</dc:date>
    <meta:editing-duration>PT13H54M39S</meta:editing-duration>
    <meta:editing-cycles>37</meta:editing-cycles>
    <meta:generator>LibreOffice/5.1.6.2$Linux_X86_64 LibreOffice_project/10m0$Build-2</meta:generator>
    <meta:document-statistic meta:object-count="3018"/>
  </office:meta>
</office:document-meta>
</file>